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48"/>
    <style:style style:name="ce32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8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40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3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4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5" style:family="table-cell" style:parent-style-name="Default" style:data-style-name="N3">
      <style:table-cell-properties fo:background-color="transparent"/>
    </style:style>
    <style:style style:name="ce56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7" style:family="table-cell" style:parent-style-name="Default" style:data-style-name="N0"/>
    <style:style style:name="ce58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60" style:family="table-cell" style:parent-style-name="Default" style:data-style-name="N48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3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3" style:family="table-cell" style:parent-style-name="Default" style:data-style-name="N3"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style:vertical-align="middle"/>
    </style:style>
    <style:style style:name="ce91" style:family="table-cell" style:parent-style-name="Default" style:data-style-name="N0">
      <style:text-properties fo:color="#FF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7781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19.2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8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4" table:style-name="ce3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2">
            <text:p>人 <text:s text:c="7"/>口 <text:s text:c="7"/>數</text:p>
          </table:table-cell>
          <table:table-cell table:number-columns-repeated="2" table:style-name="ce3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4">
            <text:p>計</text:p>
          </table:table-cell>
          <table:table-cell office:value-type="string" table:style-name="ce35">
            <text:p>男</text:p>
          </table:table-cell>
          <table:table-cell office:value-type="string" table:style-name="ce36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總　 <text:s/>計</text:p>
          </table:table-cell>
          <table:table-cell office:value-type="float" office:value="8536883" table:style-name="ce58">
            <text:p>8,536,883</text:p>
          </table:table-cell>
          <table:table-cell office:value-type="float" office:value="23519518" table:style-name="ce59">
            <text:p>23,519,518</text:p>
          </table:table-cell>
          <table:table-cell office:value-type="float" office:value="11713562" table:style-name="ce59">
            <text:p>11,713,562</text:p>
          </table:table-cell>
          <table:table-cell office:value-type="float" office:value="11805956" table:style-name="ce60">
            <text:p>11,805,956</text:p>
          </table:table-cell>
          <table:table-cell table:number-columns-repeated="16379"/>
        </table:table-row>
        <table:table-row table:style-name="ro3">
          <table:table-cell office:value-type="string" table:style-name="ce61">
            <text:p>新 北 市</text:p>
          </table:table-cell>
          <table:table-cell office:value-type="float" office:value="1521700" table:style-name="ce58">
            <text:p>1,521,700</text:p>
          </table:table-cell>
          <table:table-cell office:value-type="float" office:value="3974911" table:style-name="ce63">
            <text:p>3,974,911</text:p>
          </table:table-cell>
          <table:table-cell office:value-type="float" office:value="1951006" table:style-name="ce63">
            <text:p>1,951,006</text:p>
          </table:table-cell>
          <table:table-cell office:value-type="float" office:value="2023905" table:style-name="ce60">
            <text:p>2,023,905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北 市</text:p>
          </table:table-cell>
          <table:table-cell office:value-type="float" office:value="1046849" table:style-name="ce58">
            <text:p>1,046,849</text:p>
          </table:table-cell>
          <table:table-cell office:value-type="float" office:value="2696316" table:style-name="ce63">
            <text:p>2,696,316</text:p>
          </table:table-cell>
          <table:table-cell office:value-type="float" office:value="1290311" table:style-name="ce63">
            <text:p>1,290,311</text:p>
          </table:table-cell>
          <table:table-cell office:value-type="float" office:value="1406005" table:style-name="ce60">
            <text:p>1,406,005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桃 園 市</text:p>
          </table:table-cell>
          <table:table-cell office:value-type="float" office:value="765688" table:style-name="ce58">
            <text:p>765,688</text:p>
          </table:table-cell>
          <table:table-cell office:value-type="float" office:value="2136702" table:style-name="ce63">
            <text:p>2,136,702</text:p>
          </table:table-cell>
          <table:table-cell office:value-type="float" office:value="1066819" table:style-name="ce63">
            <text:p>1,066,819</text:p>
          </table:table-cell>
          <table:table-cell office:value-type="float" office:value="1069883" table:style-name="ce60">
            <text:p>1,069,883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臺 中 市</text:p>
          </table:table-cell>
          <table:table-cell office:value-type="float" office:value="939545" table:style-name="ce58">
            <text:p>939,545</text:p>
          </table:table-cell>
          <table:table-cell office:value-type="float" office:value="2759887" table:style-name="ce63">
            <text:p>2,759,887</text:p>
          </table:table-cell>
          <table:table-cell office:value-type="float" office:value="1363129" table:style-name="ce63">
            <text:p>1,363,129</text:p>
          </table:table-cell>
          <table:table-cell office:value-type="float" office:value="1396758" table:style-name="ce60">
            <text:p>1,396,758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南 市</text:p>
          </table:table-cell>
          <table:table-cell office:value-type="float" office:value="676638" table:style-name="ce58">
            <text:p>676,638</text:p>
          </table:table-cell>
          <table:table-cell office:value-type="float" office:value="1885499" table:style-name="ce63">
            <text:p>1,885,499</text:p>
          </table:table-cell>
          <table:table-cell office:value-type="float" office:value="943148" table:style-name="ce63">
            <text:p>943,148</text:p>
          </table:table-cell>
          <table:table-cell office:value-type="float" office:value="942351" table:style-name="ce60">
            <text:p>942,35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高 雄 市</text:p>
          </table:table-cell>
          <table:table-cell office:value-type="float" office:value="1080508" table:style-name="ce58">
            <text:p>1,080,508</text:p>
          </table:table-cell>
          <table:table-cell office:value-type="float" office:value="2778332" table:style-name="ce62">
            <text:p>2,778,332</text:p>
          </table:table-cell>
          <table:table-cell office:value-type="float" office:value="1379143" table:style-name="ce63">
            <text:p>1,379,143</text:p>
          </table:table-cell>
          <table:table-cell office:value-type="float" office:value="1399189" table:style-name="ce60">
            <text:p>1,399,189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臺 灣 省</text:p>
          </table:table-cell>
          <table:table-cell office:value-type="float" office:value="2464206" table:style-name="ce58">
            <text:p>2,464,206</text:p>
          </table:table-cell>
          <table:table-cell office:value-type="float" office:value="7140866" table:style-name="ce62">
            <text:p>7,140,866</text:p>
          </table:table-cell>
          <table:table-cell office:value-type="float" office:value="3645590" table:style-name="ce63">
            <text:p>3,645,590</text:p>
          </table:table-cell>
          <table:table-cell office:value-type="float" office:value="3495276" table:style-name="ce60">
            <text:p>3,495,276</text:p>
          </table:table-cell>
          <table:table-cell table:number-columns-repeated="16379"/>
        </table:table-row>
        <table:table-row table:style-name="ro6">
          <table:table-cell office:value-type="string" table:style-name="ce28">
            <text:p>宜蘭縣</text:p>
          </table:table-cell>
          <table:table-cell office:value-type="float" office:value="166457" table:style-name="ce37">
            <text:p>166,457</text:p>
          </table:table-cell>
          <table:table-cell office:value-type="float" office:value="457671" table:style-name="ce38">
            <text:p>457,671</text:p>
          </table:table-cell>
          <table:table-cell office:value-type="float" office:value="231855" table:style-name="ce38">
            <text:p>231,855</text:p>
          </table:table-cell>
          <table:table-cell office:value-type="float" office:value="225816" table:style-name="ce38">
            <text:p>225,816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新竹縣</text:p>
          </table:table-cell>
          <table:table-cell office:value-type="float" office:value="186738" table:style-name="ce37">
            <text:p>186,738</text:p>
          </table:table-cell>
          <table:table-cell office:value-type="float" office:value="546272" table:style-name="ce38">
            <text:p>546,272</text:p>
          </table:table-cell>
          <table:table-cell office:value-type="float" office:value="279514" table:style-name="ce38">
            <text:p>279,514</text:p>
          </table:table-cell>
          <table:table-cell office:value-type="float" office:value="266758" table:style-name="ce38">
            <text:p>266,758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苗栗縣</text:p>
          </table:table-cell>
          <table:table-cell office:value-type="float" office:value="185450" table:style-name="ce37">
            <text:p>185,450</text:p>
          </table:table-cell>
          <table:table-cell office:value-type="float" office:value="560271" table:style-name="ce38">
            <text:p>560,271</text:p>
          </table:table-cell>
          <table:table-cell office:value-type="float" office:value="288890" table:style-name="ce38">
            <text:p>288,890</text:p>
          </table:table-cell>
          <table:table-cell office:value-type="float" office:value="271381" table:style-name="ce38">
            <text:p>271,381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彰化縣</text:p>
          </table:table-cell>
          <table:table-cell office:value-type="float" office:value="384130" table:style-name="ce37">
            <text:p>384,130</text:p>
          </table:table-cell>
          <table:table-cell office:value-type="float" office:value="1287665" table:style-name="ce38">
            <text:p>1,287,665</text:p>
          </table:table-cell>
          <table:table-cell office:value-type="float" office:value="657156" table:style-name="ce38">
            <text:p>657,156</text:p>
          </table:table-cell>
          <table:table-cell office:value-type="float" office:value="630509" table:style-name="ce38">
            <text:p>630,509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南投縣</text:p>
          </table:table-cell>
          <table:table-cell office:value-type="float" office:value="177274" table:style-name="ce37">
            <text:p>177,274</text:p>
          </table:table-cell>
          <table:table-cell office:value-type="float" office:value="506052" table:style-name="ce38">
            <text:p>506,052</text:p>
          </table:table-cell>
          <table:table-cell office:value-type="float" office:value="259449" table:style-name="ce38">
            <text:p>259,449</text:p>
          </table:table-cell>
          <table:table-cell office:value-type="float" office:value="246603" table:style-name="ce38">
            <text:p>246,603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39262" table:style-name="ce37">
            <text:p>239,262</text:p>
          </table:table-cell>
          <table:table-cell office:value-type="float" office:value="695925" table:style-name="ce38">
            <text:p>695,925</text:p>
          </table:table-cell>
          <table:table-cell office:value-type="float" office:value="361645" table:style-name="ce38">
            <text:p>361,645</text:p>
          </table:table-cell>
          <table:table-cell office:value-type="float" office:value="334280" table:style-name="ce38">
            <text:p>334,28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嘉義縣</text:p>
          </table:table-cell>
          <table:table-cell office:value-type="float" office:value="182500" table:style-name="ce37">
            <text:p>182,500</text:p>
          </table:table-cell>
          <table:table-cell office:value-type="float" office:value="516531" table:style-name="ce38">
            <text:p>516,531</text:p>
          </table:table-cell>
          <table:table-cell office:value-type="float" office:value="268761" table:style-name="ce38">
            <text:p>268,761</text:p>
          </table:table-cell>
          <table:table-cell office:value-type="float" office:value="247770" table:style-name="ce38">
            <text:p>247,77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5583" table:style-name="ce37">
            <text:p>285,583</text:p>
          </table:table-cell>
          <table:table-cell office:value-type="float" office:value="837048" table:style-name="ce38">
            <text:p>837,048</text:p>
          </table:table-cell>
          <table:table-cell office:value-type="float" office:value="428461" table:style-name="ce38">
            <text:p>428,461</text:p>
          </table:table-cell>
          <table:table-cell office:value-type="float" office:value="408587" table:style-name="ce38">
            <text:p>408,58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2531" table:style-name="ce37">
            <text:p>82,531</text:p>
          </table:table-cell>
          <table:table-cell office:value-type="float" office:value="221199" table:style-name="ce56">
            <text:p>221,199</text:p>
          </table:table-cell>
          <table:table-cell office:value-type="float" office:value="114445" table:style-name="ce38">
            <text:p>114,445</text:p>
          </table:table-cell>
          <table:table-cell office:value-type="float" office:value="106754" table:style-name="ce38">
            <text:p>106,75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5167" table:style-name="ce37">
            <text:p>125,167</text:p>
          </table:table-cell>
          <table:table-cell office:value-type="float" office:value="331223" table:style-name="ce38">
            <text:p>331,223</text:p>
          </table:table-cell>
          <table:table-cell office:value-type="float" office:value="168636" table:style-name="ce38">
            <text:p>168,636</text:p>
          </table:table-cell>
          <table:table-cell office:value-type="float" office:value="162587" table:style-name="ce38">
            <text:p>162,58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澎湖縣</text:p>
          </table:table-cell>
          <table:table-cell office:value-type="float" office:value="39040" table:style-name="ce37">
            <text:p>39,040</text:p>
          </table:table-cell>
          <table:table-cell office:value-type="float" office:value="102880" table:style-name="ce38">
            <text:p>102,880</text:p>
          </table:table-cell>
          <table:table-cell office:value-type="float" office:value="52960" table:style-name="ce38">
            <text:p>52,960</text:p>
          </table:table-cell>
          <table:table-cell office:value-type="float" office:value="49920" table:style-name="ce38">
            <text:p>49,92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9">
            <text:p>基隆市</text:p>
          </table:table-cell>
          <table:table-cell office:value-type="float" office:value="151636" table:style-name="ce37">
            <text:p>151,636</text:p>
          </table:table-cell>
          <table:table-cell office:value-type="float" office:value="372019" table:style-name="ce38">
            <text:p>372,019</text:p>
          </table:table-cell>
          <table:table-cell office:value-type="float" office:value="186560" table:style-name="ce38">
            <text:p>186,560</text:p>
          </table:table-cell>
          <table:table-cell office:value-type="float" office:value="185459" table:style-name="ce38">
            <text:p>185,45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新竹市</text:p>
          </table:table-cell>
          <table:table-cell office:value-type="float" office:value="159587" table:style-name="ce37">
            <text:p>159,587</text:p>
          </table:table-cell>
          <table:table-cell office:value-type="float" office:value="436220" table:style-name="ce38">
            <text:p>436,220</text:p>
          </table:table-cell>
          <table:table-cell office:value-type="float" office:value="215770" table:style-name="ce38">
            <text:p>215,770</text:p>
          </table:table-cell>
          <table:table-cell office:value-type="float" office:value="220450" table:style-name="ce38">
            <text:p>220,45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98851" table:style-name="ce37">
            <text:p>98,851</text:p>
          </table:table-cell>
          <table:table-cell office:value-type="float" office:value="269890" table:style-name="ce38">
            <text:p>269,890</text:p>
          </table:table-cell>
          <table:table-cell office:value-type="float" office:value="131488" table:style-name="ce38">
            <text:p>131,488</text:p>
          </table:table-cell>
          <table:table-cell office:value-type="float" office:value="138402" table:style-name="ce38">
            <text:p>138,402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1">
            <text:p>福 建 省</text:p>
          </table:table-cell>
          <table:table-cell office:value-type="float" office:value="41749" table:style-name="ce58">
            <text:p>41,749</text:p>
          </table:table-cell>
          <table:table-cell office:value-type="float" office:value="147005" table:style-name="ce62">
            <text:p>147,005</text:p>
          </table:table-cell>
          <table:table-cell office:value-type="float" office:value="74416" table:style-name="ce62">
            <text:p>74,416</text:p>
          </table:table-cell>
          <table:table-cell office:value-type="float" office:value="72589" table:style-name="ce62">
            <text:p>72,58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39106" table:style-name="ce37">
            <text:p>39,106</text:p>
          </table:table-cell>
          <table:table-cell office:value-type="float" office:value="134419" table:style-name="ce38">
            <text:p>134,419</text:p>
          </table:table-cell>
          <table:table-cell office:value-type="float" office:value="67225" table:style-name="ce38">
            <text:p>67,225</text:p>
          </table:table-cell>
          <table:table-cell office:value-type="float" office:value="67194" table:style-name="ce38">
            <text:p>67,194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30">
            <text:p>連江縣</text:p>
          </table:table-cell>
          <table:table-cell office:value-type="float" office:value="2643" table:style-name="ce39">
            <text:p>2,643</text:p>
          </table:table-cell>
          <table:table-cell office:value-type="float" office:value="12586" table:style-name="ce40">
            <text:p>12,586</text:p>
          </table:table-cell>
          <table:table-cell office:value-type="float" office:value="7191" table:style-name="ce40">
            <text:p>7,191</text:p>
          </table:table-cell>
          <table:table-cell office:value-type="float" office:value="5395" table:style-name="ce40">
            <text:p>5,395</text:p>
          </table:table-cell>
          <table:table-cell table:number-columns-repeated="16379" table:style-name="ce1"/>
        </table:table-row>
        <table:table-row table:style-name="ro7">
          <table:table-cell table:style-name="ce89"/>
          <table:table-cell table:number-columns-repeated="2" table:style-name="ce31"/>
          <table:table-cell table:style-name="ce85"/>
          <table:table-cell office:value-type="string" table:style-name="ce86">
            <text:p><text:s text:c="7"/>內<text:span text:style-name="T2">政部戶政司 民國</text:span>105<text:span text:style-name="T2">年</text:span>10<text:span text:style-name="T2">月</text:span>5日編製</text:p>
          </table:table-cell>
          <table:table-cell table:style-name="ce85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1"/>
          <table:table-cell table:style-name="ce86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新北市</text:p>
          </table:table-cell>
          <table:table-cell office:value-type="float" office:value="1521700" table:style-name="ce83">
            <text:p>1,521,700</text:p>
          </table:table-cell>
          <table:table-cell office:value-type="float" office:value="3974911" table:style-name="ce80">
            <text:p>3,974,911</text:p>
          </table:table-cell>
          <table:table-cell office:value-type="float" office:value="1951006" table:style-name="ce80">
            <text:p>1,951,006</text:p>
          </table:table-cell>
          <table:table-cell office:value-type="float" office:value="2023905" table:style-name="ce84">
            <text:p>2,023,90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板橋區</text:p>
          </table:table-cell>
          <table:table-cell office:value-type="float" office:value="206289" table:style-name="ce9">
            <text:p>206,289</text:p>
          </table:table-cell>
          <table:table-cell office:value-type="float" office:value="552317" table:style-name="ce11">
            <text:p>552,317</text:p>
          </table:table-cell>
          <table:table-cell office:value-type="float" office:value="269925" table:style-name="ce11">
            <text:p>269,925</text:p>
          </table:table-cell>
          <table:table-cell office:value-type="float" office:value="282392" table:style-name="ce23">
            <text:p>282,39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三重區</text:p>
          </table:table-cell>
          <table:table-cell office:value-type="float" office:value="149519" table:style-name="ce9">
            <text:p>149,519</text:p>
          </table:table-cell>
          <table:table-cell office:value-type="float" office:value="388216" table:style-name="ce11">
            <text:p>388,216</text:p>
          </table:table-cell>
          <table:table-cell office:value-type="float" office:value="191376" table:style-name="ce11">
            <text:p>191,376</text:p>
          </table:table-cell>
          <table:table-cell office:value-type="float" office:value="196840" table:style-name="ce23">
            <text:p>196,84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中和區</text:p>
          </table:table-cell>
          <table:table-cell office:value-type="float" office:value="163888" table:style-name="ce9">
            <text:p>163,888</text:p>
          </table:table-cell>
          <table:table-cell office:value-type="float" office:value="414220" table:style-name="ce11">
            <text:p>414,220</text:p>
          </table:table-cell>
          <table:table-cell office:value-type="float" office:value="201950" table:style-name="ce11">
            <text:p>201,950</text:p>
          </table:table-cell>
          <table:table-cell office:value-type="float" office:value="212270" table:style-name="ce23">
            <text:p>212,27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永和區</text:p>
          </table:table-cell>
          <table:table-cell office:value-type="float" office:value="90694" table:style-name="ce9">
            <text:p>90,694</text:p>
          </table:table-cell>
          <table:table-cell office:value-type="float" office:value="224269" table:style-name="ce11">
            <text:p>224,269</text:p>
          </table:table-cell>
          <table:table-cell office:value-type="float" office:value="106648" table:style-name="ce11">
            <text:p>106,648</text:p>
          </table:table-cell>
          <table:table-cell office:value-type="float" office:value="117621" table:style-name="ce23">
            <text:p>117,62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莊區</text:p>
          </table:table-cell>
          <table:table-cell office:value-type="float" office:value="150191" table:style-name="ce9">
            <text:p>150,191</text:p>
          </table:table-cell>
          <table:table-cell office:value-type="float" office:value="413762" table:style-name="ce11">
            <text:p>413,762</text:p>
          </table:table-cell>
          <table:table-cell office:value-type="float" office:value="202399" table:style-name="ce11">
            <text:p>202,399</text:p>
          </table:table-cell>
          <table:table-cell office:value-type="float" office:value="211363" table:style-name="ce23">
            <text:p>211,3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4810" table:style-name="ce9">
            <text:p>124,810</text:p>
          </table:table-cell>
          <table:table-cell office:value-type="float" office:value="300731" table:style-name="ce11">
            <text:p>300,731</text:p>
          </table:table-cell>
          <table:table-cell office:value-type="float" office:value="145048" table:style-name="ce11">
            <text:p>145,048</text:p>
          </table:table-cell>
          <table:table-cell office:value-type="float" office:value="155683" table:style-name="ce23">
            <text:p>155,6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5789" table:style-name="ce9">
            <text:p>65,789</text:p>
          </table:table-cell>
          <table:table-cell office:value-type="float" office:value="184243" table:style-name="ce11">
            <text:p>184,243</text:p>
          </table:table-cell>
          <table:table-cell office:value-type="float" office:value="92003" table:style-name="ce11">
            <text:p>92,003</text:p>
          </table:table-cell>
          <table:table-cell office:value-type="float" office:value="92240" table:style-name="ce23">
            <text:p>92,2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29505" table:style-name="ce9">
            <text:p>29,505</text:p>
          </table:table-cell>
          <table:table-cell office:value-type="float" office:value="87362" table:style-name="ce11">
            <text:p>87,362</text:p>
          </table:table-cell>
          <table:table-cell office:value-type="float" office:value="43785" table:style-name="ce11">
            <text:p>43,785</text:p>
          </table:table-cell>
          <table:table-cell office:value-type="float" office:value="43577" table:style-name="ce23">
            <text:p>43,5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1808" table:style-name="ce9">
            <text:p>41,808</text:p>
          </table:table-cell>
          <table:table-cell office:value-type="float" office:value="113941" table:style-name="ce11">
            <text:p>113,941</text:p>
          </table:table-cell>
          <table:table-cell office:value-type="float" office:value="57225" table:style-name="ce11">
            <text:p>57,225</text:p>
          </table:table-cell>
          <table:table-cell office:value-type="float" office:value="56716" table:style-name="ce23">
            <text:p>56,7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1873" table:style-name="ce9">
            <text:p>71,873</text:p>
          </table:table-cell>
          <table:table-cell office:value-type="float" office:value="164838" table:style-name="ce11">
            <text:p>164,838</text:p>
          </table:table-cell>
          <table:table-cell office:value-type="float" office:value="79273" table:style-name="ce11">
            <text:p>79,273</text:p>
          </table:table-cell>
          <table:table-cell office:value-type="float" office:value="85565" table:style-name="ce23">
            <text:p>85,5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5655" table:style-name="ce9">
            <text:p>85,655</text:p>
          </table:table-cell>
          <table:table-cell office:value-type="float" office:value="197110" table:style-name="ce11">
            <text:p>197,110</text:p>
          </table:table-cell>
          <table:table-cell office:value-type="float" office:value="96310" table:style-name="ce11">
            <text:p>96,310</text:p>
          </table:table-cell>
          <table:table-cell office:value-type="float" office:value="100800" table:style-name="ce23">
            <text:p>100,8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65" table:style-name="ce9">
            <text:p>16,165</text:p>
          </table:table-cell>
          <table:table-cell office:value-type="float" office:value="40677" table:style-name="ce11">
            <text:p>40,677</text:p>
          </table:table-cell>
          <table:table-cell office:value-type="float" office:value="20569" table:style-name="ce11">
            <text:p>20,569</text:p>
          </table:table-cell>
          <table:table-cell office:value-type="float" office:value="20108" table:style-name="ce23">
            <text:p>20,1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6270" table:style-name="ce9">
            <text:p>86,270</text:p>
          </table:table-cell>
          <table:table-cell office:value-type="float" office:value="238331" table:style-name="ce11">
            <text:p>238,331</text:p>
          </table:table-cell>
          <table:table-cell office:value-type="float" office:value="117799" table:style-name="ce11">
            <text:p>117,799</text:p>
          </table:table-cell>
          <table:table-cell office:value-type="float" office:value="120532" table:style-name="ce23">
            <text:p>120,5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0019" table:style-name="ce9">
            <text:p>70,019</text:p>
          </table:table-cell>
          <table:table-cell office:value-type="float" office:value="200393" table:style-name="ce11">
            <text:p>200,393</text:p>
          </table:table-cell>
          <table:table-cell office:value-type="float" office:value="98608" table:style-name="ce11">
            <text:p>98,608</text:p>
          </table:table-cell>
          <table:table-cell office:value-type="float" office:value="101785" table:style-name="ce23">
            <text:p>101,7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0586" table:style-name="ce9">
            <text:p>30,586</text:p>
          </table:table-cell>
          <table:table-cell office:value-type="float" office:value="83839" table:style-name="ce11">
            <text:p>83,839</text:p>
          </table:table-cell>
          <table:table-cell office:value-type="float" office:value="42320" table:style-name="ce11">
            <text:p>42,320</text:p>
          </table:table-cell>
          <table:table-cell office:value-type="float" office:value="41519" table:style-name="ce23">
            <text:p>41,5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168" table:style-name="ce9">
            <text:p>28,168</text:p>
          </table:table-cell>
          <table:table-cell office:value-type="float" office:value="78763" table:style-name="ce11">
            <text:p>78,763</text:p>
          </table:table-cell>
          <table:table-cell office:value-type="float" office:value="39121" table:style-name="ce11">
            <text:p>39,121</text:p>
          </table:table-cell>
          <table:table-cell office:value-type="float" office:value="39642" table:style-name="ce23">
            <text:p>39,6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0196" table:style-name="ce9">
            <text:p>40,196</text:p>
          </table:table-cell>
          <table:table-cell office:value-type="float" office:value="102545" table:style-name="ce11">
            <text:p>102,545</text:p>
          </table:table-cell>
          <table:table-cell office:value-type="float" office:value="50061" table:style-name="ce11">
            <text:p>50,061</text:p>
          </table:table-cell>
          <table:table-cell office:value-type="float" office:value="52484" table:style-name="ce23">
            <text:p>52,4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512" table:style-name="ce9">
            <text:p>9,512</text:p>
          </table:table-cell>
          <table:table-cell office:value-type="float" office:value="23644" table:style-name="ce11">
            <text:p>23,644</text:p>
          </table:table-cell>
          <table:table-cell office:value-type="float" office:value="11806" table:style-name="ce11">
            <text:p>11,806</text:p>
          </table:table-cell>
          <table:table-cell office:value-type="float" office:value="11838" table:style-name="ce23">
            <text:p>11,8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71" table:style-name="ce9">
            <text:p>3,371</text:p>
          </table:table-cell>
          <table:table-cell office:value-type="float" office:value="7761" table:style-name="ce11">
            <text:p>7,761</text:p>
          </table:table-cell>
          <table:table-cell office:value-type="float" office:value="4271" table:style-name="ce11">
            <text:p>4,271</text:p>
          </table:table-cell>
          <table:table-cell office:value-type="float" office:value="3490" table:style-name="ce23">
            <text:p>3,4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04" table:style-name="ce9">
            <text:p>2,504</text:p>
          </table:table-cell>
          <table:table-cell office:value-type="float" office:value="6511" table:style-name="ce11">
            <text:p>6,511</text:p>
          </table:table-cell>
          <table:table-cell office:value-type="float" office:value="3615" table:style-name="ce11">
            <text:p>3,615</text:p>
          </table:table-cell>
          <table:table-cell office:value-type="float" office:value="2896" table:style-name="ce23">
            <text:p>2,8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414" table:style-name="ce9">
            <text:p>9,414</text:p>
          </table:table-cell>
          <table:table-cell office:value-type="float" office:value="23356" table:style-name="ce11">
            <text:p>23,356</text:p>
          </table:table-cell>
          <table:table-cell office:value-type="float" office:value="12010" table:style-name="ce11">
            <text:p>12,010</text:p>
          </table:table-cell>
          <table:table-cell office:value-type="float" office:value="11346" table:style-name="ce23">
            <text:p>11,3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94" table:style-name="ce9">
            <text:p>4,294</text:p>
          </table:table-cell>
          <table:table-cell office:value-type="float" office:value="12491" table:style-name="ce11">
            <text:p>12,491</text:p>
          </table:table-cell>
          <table:table-cell office:value-type="float" office:value="6473" table:style-name="ce11">
            <text:p>6,473</text:p>
          </table:table-cell>
          <table:table-cell office:value-type="float" office:value="6018" table:style-name="ce23">
            <text:p>6,0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4239" table:style-name="ce9">
            <text:p>14,239</text:p>
          </table:table-cell>
          <table:table-cell office:value-type="float" office:value="38008" table:style-name="ce11">
            <text:p>38,008</text:p>
          </table:table-cell>
          <table:table-cell office:value-type="float" office:value="18945" table:style-name="ce11">
            <text:p>18,945</text:p>
          </table:table-cell>
          <table:table-cell office:value-type="float" office:value="19063" table:style-name="ce23">
            <text:p>19,0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338" table:style-name="ce9">
            <text:p>2,338</text:p>
          </table:table-cell>
          <table:table-cell office:value-type="float" office:value="4791" table:style-name="ce11">
            <text:p>4,791</text:p>
          </table:table-cell>
          <table:table-cell office:value-type="float" office:value="2648" table:style-name="ce11">
            <text:p>2,648</text:p>
          </table:table-cell>
          <table:table-cell office:value-type="float" office:value="2143" table:style-name="ce23">
            <text:p>2,1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821" table:style-name="ce9">
            <text:p>3,821</text:p>
          </table:table-cell>
          <table:table-cell office:value-type="float" office:value="9111" table:style-name="ce11">
            <text:p>9,111</text:p>
          </table:table-cell>
          <table:table-cell office:value-type="float" office:value="4916" table:style-name="ce11">
            <text:p>4,916</text:p>
          </table:table-cell>
          <table:table-cell office:value-type="float" office:value="4195" table:style-name="ce23">
            <text:p>4,1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405" table:style-name="ce9">
            <text:p>4,405</text:p>
          </table:table-cell>
          <table:table-cell office:value-type="float" office:value="12760" table:style-name="ce11">
            <text:p>12,760</text:p>
          </table:table-cell>
          <table:table-cell office:value-type="float" office:value="6518" table:style-name="ce11">
            <text:p>6,518</text:p>
          </table:table-cell>
          <table:table-cell office:value-type="float" office:value="6242" table:style-name="ce23">
            <text:p>6,2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071" table:style-name="ce9">
            <text:p>7,071</text:p>
          </table:table-cell>
          <table:table-cell office:value-type="float" office:value="22216" table:style-name="ce11">
            <text:p>22,216</text:p>
          </table:table-cell>
          <table:table-cell office:value-type="float" office:value="10968" table:style-name="ce11">
            <text:p>10,968</text:p>
          </table:table-cell>
          <table:table-cell office:value-type="float" office:value="11248" table:style-name="ce23">
            <text:p>11,2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54" table:style-name="ce9">
            <text:p>7,454</text:p>
          </table:table-cell>
          <table:table-cell office:value-type="float" office:value="22535" table:style-name="ce11">
            <text:p>22,535</text:p>
          </table:table-cell>
          <table:table-cell office:value-type="float" office:value="11344" table:style-name="ce11">
            <text:p>11,344</text:p>
          </table:table-cell>
          <table:table-cell office:value-type="float" office:value="11191" table:style-name="ce23">
            <text:p>11,19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來區</text:p>
          </table:table-cell>
          <table:table-cell office:value-type="float" office:value="1852" table:style-name="ce16">
            <text:p>1,852</text:p>
          </table:table-cell>
          <table:table-cell office:value-type="float" office:value="6170" table:style-name="ce18">
            <text:p>6,170</text:p>
          </table:table-cell>
          <table:table-cell office:value-type="float" office:value="3072" table:style-name="ce18">
            <text:p>3,072</text:p>
          </table:table-cell>
          <table:table-cell office:value-type="float" office:value="3098" table:style-name="ce19">
            <text:p>3,098</text:p>
          </table:table-cell>
          <table:table-cell table:number-columns-repeated="16379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北市</text:p>
          </table:table-cell>
          <table:table-cell office:value-type="float" office:value="1046849" table:style-name="ce72">
            <text:p>1,046,849</text:p>
          </table:table-cell>
          <table:table-cell office:value-type="float" office:value="2696316" table:style-name="ce80">
            <text:p>2,696,316</text:p>
          </table:table-cell>
          <table:table-cell office:value-type="float" office:value="1290311" table:style-name="ce80">
            <text:p>1,290,311</text:p>
          </table:table-cell>
          <table:table-cell office:value-type="float" office:value="1406005" table:style-name="ce74">
            <text:p>1,406,0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281" table:style-name="ce53">
            <text:p>80,281</text:p>
          </table:table-cell>
          <table:table-cell office:value-type="float" office:value="208387" table:style-name="ce11">
            <text:p>208,387</text:p>
          </table:table-cell>
          <table:table-cell office:value-type="float" office:value="98086" table:style-name="ce11">
            <text:p>98,086</text:p>
          </table:table-cell>
          <table:table-cell office:value-type="float" office:value="110301" table:style-name="ce10">
            <text:p>110,3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610" table:style-name="ce53">
            <text:p>89,610</text:p>
          </table:table-cell>
          <table:table-cell office:value-type="float" office:value="228059" table:style-name="ce11">
            <text:p>228,059</text:p>
          </table:table-cell>
          <table:table-cell office:value-type="float" office:value="109103" table:style-name="ce11">
            <text:p>109,103</text:p>
          </table:table-cell>
          <table:table-cell office:value-type="float" office:value="118956" table:style-name="ce10">
            <text:p>118,9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446" table:style-name="ce53">
            <text:p>120,446</text:p>
          </table:table-cell>
          <table:table-cell office:value-type="float" office:value="311479" table:style-name="ce11">
            <text:p>311,479</text:p>
          </table:table-cell>
          <table:table-cell office:value-type="float" office:value="145638" table:style-name="ce11">
            <text:p>145,638</text:p>
          </table:table-cell>
          <table:table-cell office:value-type="float" office:value="165841" table:style-name="ce10">
            <text:p>165,8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99536" table:style-name="ce53">
            <text:p>99,536</text:p>
          </table:table-cell>
          <table:table-cell office:value-type="float" office:value="231106" table:style-name="ce11">
            <text:p>231,106</text:p>
          </table:table-cell>
          <table:table-cell office:value-type="float" office:value="107839" table:style-name="ce11">
            <text:p>107,839</text:p>
          </table:table-cell>
          <table:table-cell office:value-type="float" office:value="123267" table:style-name="ce10">
            <text:p>123,2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062" table:style-name="ce53">
            <text:p>65,062</text:p>
          </table:table-cell>
          <table:table-cell office:value-type="float" office:value="160790" table:style-name="ce11">
            <text:p>160,790</text:p>
          </table:table-cell>
          <table:table-cell office:value-type="float" office:value="76761" table:style-name="ce11">
            <text:p>76,761</text:p>
          </table:table-cell>
          <table:table-cell office:value-type="float" office:value="84029" table:style-name="ce10">
            <text:p>84,0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556" table:style-name="ce53">
            <text:p>51,556</text:p>
          </table:table-cell>
          <table:table-cell office:value-type="float" office:value="130167" table:style-name="ce11">
            <text:p>130,167</text:p>
          </table:table-cell>
          <table:table-cell office:value-type="float" office:value="63543" table:style-name="ce11">
            <text:p>63,543</text:p>
          </table:table-cell>
          <table:table-cell office:value-type="float" office:value="66624" table:style-name="ce10">
            <text:p>66,6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536" table:style-name="ce53">
            <text:p>78,536</text:p>
          </table:table-cell>
          <table:table-cell office:value-type="float" office:value="193741" table:style-name="ce11">
            <text:p>193,741</text:p>
          </table:table-cell>
          <table:table-cell office:value-type="float" office:value="95395" table:style-name="ce11">
            <text:p>95,395</text:p>
          </table:table-cell>
          <table:table-cell office:value-type="float" office:value="98346" table:style-name="ce10">
            <text:p>98,3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4902" table:style-name="ce53">
            <text:p>104,902</text:p>
          </table:table-cell>
          <table:table-cell office:value-type="float" office:value="275214" table:style-name="ce11">
            <text:p>275,214</text:p>
          </table:table-cell>
          <table:table-cell office:value-type="float" office:value="132220" table:style-name="ce11">
            <text:p>132,220</text:p>
          </table:table-cell>
          <table:table-cell office:value-type="float" office:value="142994" table:style-name="ce10">
            <text:p>142,9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6809" table:style-name="ce53">
            <text:p>46,809</text:p>
          </table:table-cell>
          <table:table-cell office:value-type="float" office:value="122523" table:style-name="ce11">
            <text:p>122,523</text:p>
          </table:table-cell>
          <table:table-cell office:value-type="float" office:value="59898" table:style-name="ce11">
            <text:p>59,898</text:p>
          </table:table-cell>
          <table:table-cell office:value-type="float" office:value="62625" table:style-name="ce10">
            <text:p>62,6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7164" table:style-name="ce53">
            <text:p>107,164</text:p>
          </table:table-cell>
          <table:table-cell office:value-type="float" office:value="287453" table:style-name="ce11">
            <text:p>287,453</text:p>
          </table:table-cell>
          <table:table-cell office:value-type="float" office:value="137490" table:style-name="ce11">
            <text:p>137,490</text:p>
          </table:table-cell>
          <table:table-cell office:value-type="float" office:value="149963" table:style-name="ce10">
            <text:p>149,9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6629" table:style-name="ce53">
            <text:p>106,629</text:p>
          </table:table-cell>
          <table:table-cell office:value-type="float" office:value="290001" table:style-name="ce11">
            <text:p>290,001</text:p>
          </table:table-cell>
          <table:table-cell office:value-type="float" office:value="140124" table:style-name="ce11">
            <text:p>140,124</text:p>
          </table:table-cell>
          <table:table-cell office:value-type="float" office:value="149877" table:style-name="ce10">
            <text:p>149,87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6318" table:style-name="ce54">
            <text:p>96,318</text:p>
          </table:table-cell>
          <table:table-cell office:value-type="float" office:value="257396" table:style-name="ce18">
            <text:p>257,396</text:p>
          </table:table-cell>
          <table:table-cell office:value-type="float" office:value="124214" table:style-name="ce18">
            <text:p>124,214</text:p>
          </table:table-cell>
          <table:table-cell office:value-type="float" office:value="133182" table:style-name="ce17">
            <text:p>133,182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桃園市</text:p>
          </table:table-cell>
          <table:table-cell office:value-type="float" office:value="765688" table:style-name="ce83">
            <text:p>765,688</text:p>
          </table:table-cell>
          <table:table-cell office:value-type="float" office:value="2136702" table:style-name="ce84">
            <text:p>2,136,702</text:p>
          </table:table-cell>
          <table:table-cell office:value-type="float" office:value="1066819" table:style-name="ce84">
            <text:p>1,066,819</text:p>
          </table:table-cell>
          <table:table-cell office:value-type="float" office:value="1069883" table:style-name="ce84">
            <text:p>1,069,88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62027" table:style-name="ce9">
            <text:p>162,027</text:p>
          </table:table-cell>
          <table:table-cell office:value-type="float" office:value="432316" table:style-name="ce23">
            <text:p>432,316</text:p>
          </table:table-cell>
          <table:table-cell office:value-type="float" office:value="210368" table:style-name="ce23">
            <text:p>210,368</text:p>
          </table:table-cell>
          <table:table-cell office:value-type="float" office:value="221948" table:style-name="ce23">
            <text:p>221,948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43939" table:style-name="ce9">
            <text:p>143,939</text:p>
          </table:table-cell>
          <table:table-cell office:value-type="float" office:value="394421" table:style-name="ce23">
            <text:p>394,421</text:p>
          </table:table-cell>
          <table:table-cell office:value-type="float" office:value="194813" table:style-name="ce23">
            <text:p>194,813</text:p>
          </table:table-cell>
          <table:table-cell office:value-type="float" office:value="199608" table:style-name="ce23">
            <text:p>199,608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1751" table:style-name="ce9">
            <text:p>31,751</text:p>
          </table:table-cell>
          <table:table-cell office:value-type="float" office:value="93871" table:style-name="ce23">
            <text:p>93,871</text:p>
          </table:table-cell>
          <table:table-cell office:value-type="float" office:value="47986" table:style-name="ce23">
            <text:p>47,986</text:p>
          </table:table-cell>
          <table:table-cell office:value-type="float" office:value="45885" table:style-name="ce23">
            <text:p>45,885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56006" table:style-name="ce9">
            <text:p>56,006</text:p>
          </table:table-cell>
          <table:table-cell office:value-type="float" office:value="163107" table:style-name="ce23">
            <text:p>163,107</text:p>
          </table:table-cell>
          <table:table-cell office:value-type="float" office:value="82435" table:style-name="ce23">
            <text:p>82,435</text:p>
          </table:table-cell>
          <table:table-cell office:value-type="float" office:value="80672" table:style-name="ce23">
            <text:p>80,672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56422" table:style-name="ce9">
            <text:p>56,422</text:p>
          </table:table-cell>
          <table:table-cell office:value-type="float" office:value="157891" table:style-name="ce23">
            <text:p>157,891</text:p>
          </table:table-cell>
          <table:table-cell office:value-type="float" office:value="78598" table:style-name="ce23">
            <text:p>78,598</text:p>
          </table:table-cell>
          <table:table-cell office:value-type="float" office:value="79293" table:style-name="ce23">
            <text:p>79,29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1164" table:style-name="ce9">
            <text:p>31,164</text:p>
          </table:table-cell>
          <table:table-cell office:value-type="float" office:value="86609" table:style-name="ce23">
            <text:p>86,609</text:p>
          </table:table-cell>
          <table:table-cell office:value-type="float" office:value="44386" table:style-name="ce23">
            <text:p>44,386</text:p>
          </table:table-cell>
          <table:table-cell office:value-type="float" office:value="42223" table:style-name="ce23">
            <text:p>42,22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58668" table:style-name="ce9">
            <text:p>58,668</text:p>
          </table:table-cell>
          <table:table-cell office:value-type="float" office:value="151453" table:style-name="ce23">
            <text:p>151,453</text:p>
          </table:table-cell>
          <table:table-cell office:value-type="float" office:value="75790" table:style-name="ce23">
            <text:p>75,790</text:p>
          </table:table-cell>
          <table:table-cell office:value-type="float" office:value="75663" table:style-name="ce23">
            <text:p>75,66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67802" table:style-name="ce9">
            <text:p>67,802</text:p>
          </table:table-cell>
          <table:table-cell office:value-type="float" office:value="191536" table:style-name="ce23">
            <text:p>191,536</text:p>
          </table:table-cell>
          <table:table-cell office:value-type="float" office:value="96246" table:style-name="ce23">
            <text:p>96,246</text:p>
          </table:table-cell>
          <table:table-cell office:value-type="float" office:value="95290" table:style-name="ce23">
            <text:p>95,29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0750" table:style-name="ce9">
            <text:p>40,750</text:p>
          </table:table-cell>
          <table:table-cell office:value-type="float" office:value="119626" table:style-name="ce23">
            <text:p>119,626</text:p>
          </table:table-cell>
          <table:table-cell office:value-type="float" office:value="60148" table:style-name="ce23">
            <text:p>60,148</text:p>
          </table:table-cell>
          <table:table-cell office:value-type="float" office:value="59478" table:style-name="ce23">
            <text:p>59,478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5466" table:style-name="ce9">
            <text:p>75,466</text:p>
          </table:table-cell>
          <table:table-cell office:value-type="float" office:value="220665" table:style-name="ce23">
            <text:p>220,665</text:p>
          </table:table-cell>
          <table:table-cell office:value-type="float" office:value="109875" table:style-name="ce23">
            <text:p>109,875</text:p>
          </table:table-cell>
          <table:table-cell office:value-type="float" office:value="110790" table:style-name="ce23">
            <text:p>110,79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5951" table:style-name="ce9">
            <text:p>15,951</text:p>
          </table:table-cell>
          <table:table-cell office:value-type="float" office:value="48697" table:style-name="ce23">
            <text:p>48,697</text:p>
          </table:table-cell>
          <table:table-cell office:value-type="float" office:value="25970" table:style-name="ce23">
            <text:p>25,970</text:p>
          </table:table-cell>
          <table:table-cell office:value-type="float" office:value="22727" table:style-name="ce23">
            <text:p>22,727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1988" table:style-name="ce9">
            <text:p>21,988</text:p>
          </table:table-cell>
          <table:table-cell office:value-type="float" office:value="65390" table:style-name="ce23">
            <text:p>65,390</text:p>
          </table:table-cell>
          <table:table-cell office:value-type="float" office:value="34146" table:style-name="ce23">
            <text:p>34,146</text:p>
          </table:table-cell>
          <table:table-cell office:value-type="float" office:value="31244" table:style-name="ce23">
            <text:p>31,244</text:p>
          </table:table-cell>
          <table:table-cell table:style-name="ce14"/>
          <table:table-cell table:style-name="ce90"/>
          <table:table-cell table:number-columns-repeated="16377"/>
        </table:table-row>
        <table:table-row table:style-name="ro4">
          <table:table-cell office:value-type="string" table:style-name="ce24">
            <text:p>復興區</text:p>
          </table:table-cell>
          <table:table-cell office:value-type="float" office:value="3754" table:style-name="ce16">
            <text:p>3,754</text:p>
          </table:table-cell>
          <table:table-cell office:value-type="float" office:value="11120" table:style-name="ce19">
            <text:p>11,120</text:p>
          </table:table-cell>
          <table:table-cell office:value-type="float" office:value="6058" table:style-name="ce19">
            <text:p>6,058</text:p>
          </table:table-cell>
          <table:table-cell office:value-type="float" office:value="5062" table:style-name="ce19">
            <text:p>5,062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7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8">
            <text:p>105年9<text:span text:style-name="T2">月</text:span></text:p>
          </table:table-cell>
          <table:table-cell table:style-name="ce26"/>
          <table:table-cell table:style-name="ce27"/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2">
            <text:p>臺中市</text:p>
          </table:table-cell>
          <table:table-cell office:value-type="float" office:value="939545" table:style-name="ce72">
            <text:p>939,545</text:p>
          </table:table-cell>
          <table:table-cell office:value-type="float" office:value="2759887" table:style-name="ce80">
            <text:p>2,759,887</text:p>
          </table:table-cell>
          <table:table-cell office:value-type="float" office:value="1363129" table:style-name="ce80">
            <text:p>1,363,129</text:p>
          </table:table-cell>
          <table:table-cell office:value-type="float" office:value="1396758" table:style-name="ce74">
            <text:p>1,396,758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中　區</text:p>
          </table:table-cell>
          <table:table-cell office:value-type="float" office:value="7979" table:style-name="ce53">
            <text:p>7,979</text:p>
          </table:table-cell>
          <table:table-cell office:value-type="float" office:value="18764" table:style-name="ce11">
            <text:p>18,764</text:p>
          </table:table-cell>
          <table:table-cell office:value-type="float" office:value="9327" table:style-name="ce11">
            <text:p>9,327</text:p>
          </table:table-cell>
          <table:table-cell office:value-type="float" office:value="9437" table:style-name="ce10">
            <text:p>9,43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東　區</text:p>
          </table:table-cell>
          <table:table-cell office:value-type="float" office:value="27556" table:style-name="ce53">
            <text:p>27,556</text:p>
          </table:table-cell>
          <table:table-cell office:value-type="float" office:value="75288" table:style-name="ce11">
            <text:p>75,288</text:p>
          </table:table-cell>
          <table:table-cell office:value-type="float" office:value="37545" table:style-name="ce11">
            <text:p>37,545</text:p>
          </table:table-cell>
          <table:table-cell office:value-type="float" office:value="37743" table:style-name="ce10">
            <text:p>37,743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47277" table:style-name="ce53">
            <text:p>47,277</text:p>
          </table:table-cell>
          <table:table-cell office:value-type="float" office:value="122991" table:style-name="ce11">
            <text:p>122,991</text:p>
          </table:table-cell>
          <table:table-cell office:value-type="float" office:value="59166" table:style-name="ce11">
            <text:p>59,166</text:p>
          </table:table-cell>
          <table:table-cell office:value-type="float" office:value="63825" table:style-name="ce10">
            <text:p>63,825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5358" table:style-name="ce53">
            <text:p>45,358</text:p>
          </table:table-cell>
          <table:table-cell office:value-type="float" office:value="115522" table:style-name="ce11">
            <text:p>115,522</text:p>
          </table:table-cell>
          <table:table-cell office:value-type="float" office:value="54973" table:style-name="ce11">
            <text:p>54,973</text:p>
          </table:table-cell>
          <table:table-cell office:value-type="float" office:value="60549" table:style-name="ce10">
            <text:p>60,549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　區</text:p>
          </table:table-cell>
          <table:table-cell office:value-type="float" office:value="58892" table:style-name="ce53">
            <text:p>58,892</text:p>
          </table:table-cell>
          <table:table-cell office:value-type="float" office:value="147503" table:style-name="ce11">
            <text:p>147,503</text:p>
          </table:table-cell>
          <table:table-cell office:value-type="float" office:value="70661" table:style-name="ce11">
            <text:p>70,661</text:p>
          </table:table-cell>
          <table:table-cell office:value-type="float" office:value="76842" table:style-name="ce10">
            <text:p>76,842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西屯區</text:p>
          </table:table-cell>
          <table:table-cell office:value-type="float" office:value="83659" table:style-name="ce53">
            <text:p>83,659</text:p>
          </table:table-cell>
          <table:table-cell office:value-type="float" office:value="223636" table:style-name="ce11">
            <text:p>223,636</text:p>
          </table:table-cell>
          <table:table-cell office:value-type="float" office:value="107719" table:style-name="ce11">
            <text:p>107,719</text:p>
          </table:table-cell>
          <table:table-cell office:value-type="float" office:value="115917" table:style-name="ce10">
            <text:p>115,91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南屯區</text:p>
          </table:table-cell>
          <table:table-cell office:value-type="float" office:value="60540" table:style-name="ce53">
            <text:p>60,540</text:p>
          </table:table-cell>
          <table:table-cell office:value-type="float" office:value="166135" table:style-name="ce11">
            <text:p>166,135</text:p>
          </table:table-cell>
          <table:table-cell office:value-type="float" office:value="79525" table:style-name="ce11">
            <text:p>79,525</text:p>
          </table:table-cell>
          <table:table-cell office:value-type="float" office:value="86610" table:style-name="ce10">
            <text:p>86,610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屯區</text:p>
          </table:table-cell>
          <table:table-cell office:value-type="float" office:value="96874" table:style-name="ce53">
            <text:p>96,874</text:p>
          </table:table-cell>
          <table:table-cell office:value-type="float" office:value="269077" table:style-name="ce11">
            <text:p>269,077</text:p>
          </table:table-cell>
          <table:table-cell office:value-type="float" office:value="129332" table:style-name="ce11">
            <text:p>129,332</text:p>
          </table:table-cell>
          <table:table-cell office:value-type="float" office:value="139745" table:style-name="ce10">
            <text:p>139,74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豐原區</text:p>
          </table:table-cell>
          <table:table-cell office:value-type="float" office:value="53038" table:style-name="ce53">
            <text:p>53,038</text:p>
          </table:table-cell>
          <table:table-cell office:value-type="float" office:value="166718" table:style-name="ce11">
            <text:p>166,718</text:p>
          </table:table-cell>
          <table:table-cell office:value-type="float" office:value="82520" table:style-name="ce11">
            <text:p>82,520</text:p>
          </table:table-cell>
          <table:table-cell office:value-type="float" office:value="84198" table:style-name="ce10">
            <text:p>84,19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東勢區</text:p>
          </table:table-cell>
          <table:table-cell office:value-type="float" office:value="17337" table:style-name="ce53">
            <text:p>17,337</text:p>
          </table:table-cell>
          <table:table-cell office:value-type="float" office:value="51004" table:style-name="ce11">
            <text:p>51,004</text:p>
          </table:table-cell>
          <table:table-cell office:value-type="float" office:value="26265" table:style-name="ce11">
            <text:p>26,265</text:p>
          </table:table-cell>
          <table:table-cell office:value-type="float" office:value="24739" table:style-name="ce10">
            <text:p>24,73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甲區</text:p>
          </table:table-cell>
          <table:table-cell office:value-type="float" office:value="22854" table:style-name="ce53">
            <text:p>22,854</text:p>
          </table:table-cell>
          <table:table-cell office:value-type="float" office:value="77684" table:style-name="ce11">
            <text:p>77,684</text:p>
          </table:table-cell>
          <table:table-cell office:value-type="float" office:value="39122" table:style-name="ce11">
            <text:p>39,122</text:p>
          </table:table-cell>
          <table:table-cell office:value-type="float" office:value="38562" table:style-name="ce10">
            <text:p>38,56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清水區</text:p>
          </table:table-cell>
          <table:table-cell office:value-type="float" office:value="26725" table:style-name="ce53">
            <text:p>26,725</text:p>
          </table:table-cell>
          <table:table-cell office:value-type="float" office:value="86256" table:style-name="ce11">
            <text:p>86,256</text:p>
          </table:table-cell>
          <table:table-cell office:value-type="float" office:value="44273" table:style-name="ce11">
            <text:p>44,273</text:p>
          </table:table-cell>
          <table:table-cell office:value-type="float" office:value="41983" table:style-name="ce10">
            <text:p>41,98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沙鹿區</text:p>
          </table:table-cell>
          <table:table-cell office:value-type="float" office:value="28588" table:style-name="ce53">
            <text:p>28,588</text:p>
          </table:table-cell>
          <table:table-cell office:value-type="float" office:value="90840" table:style-name="ce11">
            <text:p>90,840</text:p>
          </table:table-cell>
          <table:table-cell office:value-type="float" office:value="45945" table:style-name="ce11">
            <text:p>45,945</text:p>
          </table:table-cell>
          <table:table-cell office:value-type="float" office:value="44895" table:style-name="ce10">
            <text:p>44,89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梧棲區</text:p>
          </table:table-cell>
          <table:table-cell office:value-type="float" office:value="17432" table:style-name="ce53">
            <text:p>17,432</text:p>
          </table:table-cell>
          <table:table-cell office:value-type="float" office:value="57492" table:style-name="ce11">
            <text:p>57,492</text:p>
          </table:table-cell>
          <table:table-cell office:value-type="float" office:value="28915" table:style-name="ce11">
            <text:p>28,915</text:p>
          </table:table-cell>
          <table:table-cell office:value-type="float" office:value="28577" table:style-name="ce10">
            <text:p>28,57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后里區</text:p>
          </table:table-cell>
          <table:table-cell office:value-type="float" office:value="15885" table:style-name="ce53">
            <text:p>15,885</text:p>
          </table:table-cell>
          <table:table-cell office:value-type="float" office:value="54244" table:style-name="ce11">
            <text:p>54,244</text:p>
          </table:table-cell>
          <table:table-cell office:value-type="float" office:value="27591" table:style-name="ce11">
            <text:p>27,591</text:p>
          </table:table-cell>
          <table:table-cell office:value-type="float" office:value="26653" table:style-name="ce10">
            <text:p>26,65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神岡區</text:p>
          </table:table-cell>
          <table:table-cell office:value-type="float" office:value="19171" table:style-name="ce53">
            <text:p>19,171</text:p>
          </table:table-cell>
          <table:table-cell office:value-type="float" office:value="65477" table:style-name="ce11">
            <text:p>65,477</text:p>
          </table:table-cell>
          <table:table-cell office:value-type="float" office:value="33441" table:style-name="ce11">
            <text:p>33,441</text:p>
          </table:table-cell>
          <table:table-cell office:value-type="float" office:value="32036" table:style-name="ce10">
            <text:p>32,03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潭子區</text:p>
          </table:table-cell>
          <table:table-cell office:value-type="float" office:value="35795" table:style-name="ce53">
            <text:p>35,795</text:p>
          </table:table-cell>
          <table:table-cell office:value-type="float" office:value="107190" table:style-name="ce11">
            <text:p>107,190</text:p>
          </table:table-cell>
          <table:table-cell office:value-type="float" office:value="53054" table:style-name="ce11">
            <text:p>53,054</text:p>
          </table:table-cell>
          <table:table-cell office:value-type="float" office:value="54136" table:style-name="ce10">
            <text:p>54,13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雅區</text:p>
          </table:table-cell>
          <table:table-cell office:value-type="float" office:value="28864" table:style-name="ce53">
            <text:p>28,864</text:p>
          </table:table-cell>
          <table:table-cell office:value-type="float" office:value="94195" table:style-name="ce11">
            <text:p>94,195</text:p>
          </table:table-cell>
          <table:table-cell office:value-type="float" office:value="47051" table:style-name="ce11">
            <text:p>47,051</text:p>
          </table:table-cell>
          <table:table-cell office:value-type="float" office:value="47144" table:style-name="ce10">
            <text:p>47,14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社區</text:p>
          </table:table-cell>
          <table:table-cell office:value-type="float" office:value="7537" table:style-name="ce53">
            <text:p>7,537</text:p>
          </table:table-cell>
          <table:table-cell office:value-type="float" office:value="24950" table:style-name="ce11">
            <text:p>24,950</text:p>
          </table:table-cell>
          <table:table-cell office:value-type="float" office:value="12960" table:style-name="ce11">
            <text:p>12,960</text:p>
          </table:table-cell>
          <table:table-cell office:value-type="float" office:value="11990" table:style-name="ce10">
            <text:p>11,99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石岡區</text:p>
          </table:table-cell>
          <table:table-cell office:value-type="float" office:value="4909" table:style-name="ce53">
            <text:p>4,909</text:p>
          </table:table-cell>
          <table:table-cell office:value-type="float" office:value="15225" table:style-name="ce11">
            <text:p>15,225</text:p>
          </table:table-cell>
          <table:table-cell office:value-type="float" office:value="7907" table:style-name="ce11">
            <text:p>7,907</text:p>
          </table:table-cell>
          <table:table-cell office:value-type="float" office:value="7318" table:style-name="ce10">
            <text:p>7,31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外埔區</text:p>
          </table:table-cell>
          <table:table-cell office:value-type="float" office:value="9581" table:style-name="ce53">
            <text:p>9,581</text:p>
          </table:table-cell>
          <table:table-cell office:value-type="float" office:value="32007" table:style-name="ce11">
            <text:p>32,007</text:p>
          </table:table-cell>
          <table:table-cell office:value-type="float" office:value="16410" table:style-name="ce11">
            <text:p>16,410</text:p>
          </table:table-cell>
          <table:table-cell office:value-type="float" office:value="15597" table:style-name="ce10">
            <text:p>15,59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安區</text:p>
          </table:table-cell>
          <table:table-cell office:value-type="float" office:value="5448" table:style-name="ce53">
            <text:p>5,448</text:p>
          </table:table-cell>
          <table:table-cell office:value-type="float" office:value="19476" table:style-name="ce11">
            <text:p>19,476</text:p>
          </table:table-cell>
          <table:table-cell office:value-type="float" office:value="10282" table:style-name="ce11">
            <text:p>10,282</text:p>
          </table:table-cell>
          <table:table-cell office:value-type="float" office:value="9194" table:style-name="ce10">
            <text:p>9,19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烏日區</text:p>
          </table:table-cell>
          <table:table-cell office:value-type="float" office:value="23678" table:style-name="ce53">
            <text:p>23,678</text:p>
          </table:table-cell>
          <table:table-cell office:value-type="float" office:value="73235" table:style-name="ce11">
            <text:p>73,235</text:p>
          </table:table-cell>
          <table:table-cell office:value-type="float" office:value="36854" table:style-name="ce11">
            <text:p>36,854</text:p>
          </table:table-cell>
          <table:table-cell office:value-type="float" office:value="36381" table:style-name="ce10">
            <text:p>36,38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肚區</text:p>
          </table:table-cell>
          <table:table-cell office:value-type="float" office:value="17352" table:style-name="ce53">
            <text:p>17,352</text:p>
          </table:table-cell>
          <table:table-cell office:value-type="float" office:value="57106" table:style-name="ce11">
            <text:p>57,106</text:p>
          </table:table-cell>
          <table:table-cell office:value-type="float" office:value="29178" table:style-name="ce11">
            <text:p>29,178</text:p>
          </table:table-cell>
          <table:table-cell office:value-type="float" office:value="27928" table:style-name="ce10">
            <text:p>27,92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龍井區</text:p>
          </table:table-cell>
          <table:table-cell office:value-type="float" office:value="22565" table:style-name="ce53">
            <text:p>22,565</text:p>
          </table:table-cell>
          <table:table-cell office:value-type="float" office:value="76886" table:style-name="ce11">
            <text:p>76,886</text:p>
          </table:table-cell>
          <table:table-cell office:value-type="float" office:value="38843" table:style-name="ce11">
            <text:p>38,843</text:p>
          </table:table-cell>
          <table:table-cell office:value-type="float" office:value="38043" table:style-name="ce10">
            <text:p>38,04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霧峰區</text:p>
          </table:table-cell>
          <table:table-cell office:value-type="float" office:value="19883" table:style-name="ce53">
            <text:p>19,883</text:p>
          </table:table-cell>
          <table:table-cell office:value-type="float" office:value="64867" table:style-name="ce11">
            <text:p>64,867</text:p>
          </table:table-cell>
          <table:table-cell office:value-type="float" office:value="33006" table:style-name="ce11">
            <text:p>33,006</text:p>
          </table:table-cell>
          <table:table-cell office:value-type="float" office:value="31861" table:style-name="ce10">
            <text:p>31,86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太平區</text:p>
          </table:table-cell>
          <table:table-cell office:value-type="float" office:value="61899" table:style-name="ce53">
            <text:p>61,899</text:p>
          </table:table-cell>
          <table:table-cell office:value-type="float" office:value="185721" table:style-name="ce11">
            <text:p>185,721</text:p>
          </table:table-cell>
          <table:table-cell office:value-type="float" office:value="92269" table:style-name="ce11">
            <text:p>92,269</text:p>
          </table:table-cell>
          <table:table-cell office:value-type="float" office:value="93452" table:style-name="ce10">
            <text:p>93,45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里區</text:p>
          </table:table-cell>
          <table:table-cell office:value-type="float" office:value="68369" table:style-name="ce53">
            <text:p>68,369</text:p>
          </table:table-cell>
          <table:table-cell office:value-type="float" office:value="209613" table:style-name="ce11">
            <text:p>209,613</text:p>
          </table:table-cell>
          <table:table-cell office:value-type="float" office:value="103203" table:style-name="ce11">
            <text:p>103,203</text:p>
          </table:table-cell>
          <table:table-cell office:value-type="float" office:value="106410" table:style-name="ce10">
            <text:p>106,410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和平區</text:p>
          </table:table-cell>
          <table:table-cell office:value-type="float" office:value="4500" table:style-name="ce54">
            <text:p>4,500</text:p>
          </table:table-cell>
          <table:table-cell office:value-type="float" office:value="10785" table:style-name="ce18">
            <text:p>10,785</text:p>
          </table:table-cell>
          <table:table-cell office:value-type="float" office:value="5792" table:style-name="ce18">
            <text:p>5,792</text:p>
          </table:table-cell>
          <table:table-cell office:value-type="float" office:value="4993" table:style-name="ce17">
            <text:p>4,993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南市</text:p>
          </table:table-cell>
          <table:table-cell office:value-type="float" office:value="676638" table:style-name="ce72">
            <text:p>676,638</text:p>
          </table:table-cell>
          <table:table-cell office:value-type="float" office:value="1885499" table:style-name="ce80">
            <text:p>1,885,499</text:p>
          </table:table-cell>
          <table:table-cell office:value-type="float" office:value="943148" table:style-name="ce80">
            <text:p>943,148</text:p>
          </table:table-cell>
          <table:table-cell office:value-type="float" office:value="942351" table:style-name="ce74">
            <text:p>942,3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8862" table:style-name="ce53">
            <text:p>28,862</text:p>
          </table:table-cell>
          <table:table-cell office:value-type="float" office:value="78147" table:style-name="ce11">
            <text:p>78,147</text:p>
          </table:table-cell>
          <table:table-cell office:value-type="float" office:value="38649" table:style-name="ce11">
            <text:p>38,649</text:p>
          </table:table-cell>
          <table:table-cell office:value-type="float" office:value="39498" table:style-name="ce10">
            <text:p>39,4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85" table:style-name="ce53">
            <text:p>10,085</text:p>
          </table:table-cell>
          <table:table-cell office:value-type="float" office:value="25941" table:style-name="ce11">
            <text:p>25,941</text:p>
          </table:table-cell>
          <table:table-cell office:value-type="float" office:value="13547" table:style-name="ce11">
            <text:p>13,547</text:p>
          </table:table-cell>
          <table:table-cell office:value-type="float" office:value="12394" table:style-name="ce10">
            <text:p>12,39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857" table:style-name="ce53">
            <text:p>10,857</text:p>
          </table:table-cell>
          <table:table-cell office:value-type="float" office:value="28924" table:style-name="ce11">
            <text:p>28,924</text:p>
          </table:table-cell>
          <table:table-cell office:value-type="float" office:value="15116" table:style-name="ce11">
            <text:p>15,116</text:p>
          </table:table-cell>
          <table:table-cell office:value-type="float" office:value="13808" table:style-name="ce10">
            <text:p>13,8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869" table:style-name="ce53">
            <text:p>7,869</text:p>
          </table:table-cell>
          <table:table-cell office:value-type="float" office:value="21552" table:style-name="ce11">
            <text:p>21,552</text:p>
          </table:table-cell>
          <table:table-cell office:value-type="float" office:value="11265" table:style-name="ce11">
            <text:p>11,265</text:p>
          </table:table-cell>
          <table:table-cell office:value-type="float" office:value="10287" table:style-name="ce10">
            <text:p>10,2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880" table:style-name="ce53">
            <text:p>8,880</text:p>
          </table:table-cell>
          <table:table-cell office:value-type="float" office:value="24135" table:style-name="ce11">
            <text:p>24,135</text:p>
          </table:table-cell>
          <table:table-cell office:value-type="float" office:value="12538" table:style-name="ce11">
            <text:p>12,538</text:p>
          </table:table-cell>
          <table:table-cell office:value-type="float" office:value="11597" table:style-name="ce10">
            <text:p>11,5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425" table:style-name="ce53">
            <text:p>8,425</text:p>
          </table:table-cell>
          <table:table-cell office:value-type="float" office:value="21401" table:style-name="ce11">
            <text:p>21,401</text:p>
          </table:table-cell>
          <table:table-cell office:value-type="float" office:value="11357" table:style-name="ce11">
            <text:p>11,357</text:p>
          </table:table-cell>
          <table:table-cell office:value-type="float" office:value="10044" table:style-name="ce10">
            <text:p>10,0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683" table:style-name="ce53">
            <text:p>15,683</text:p>
          </table:table-cell>
          <table:table-cell office:value-type="float" office:value="44808" table:style-name="ce11">
            <text:p>44,808</text:p>
          </table:table-cell>
          <table:table-cell office:value-type="float" office:value="22765" table:style-name="ce11">
            <text:p>22,765</text:p>
          </table:table-cell>
          <table:table-cell office:value-type="float" office:value="22043" table:style-name="ce10">
            <text:p>22,0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14" table:style-name="ce53">
            <text:p>9,114</text:p>
          </table:table-cell>
          <table:table-cell office:value-type="float" office:value="24585" table:style-name="ce11">
            <text:p>24,585</text:p>
          </table:table-cell>
          <table:table-cell office:value-type="float" office:value="12665" table:style-name="ce11">
            <text:p>12,665</text:p>
          </table:table-cell>
          <table:table-cell office:value-type="float" office:value="11920" table:style-name="ce10">
            <text:p>11,9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715" table:style-name="ce53">
            <text:p>7,715</text:p>
          </table:table-cell>
          <table:table-cell office:value-type="float" office:value="22464" table:style-name="ce11">
            <text:p>22,464</text:p>
          </table:table-cell>
          <table:table-cell office:value-type="float" office:value="11600" table:style-name="ce11">
            <text:p>11,600</text:p>
          </table:table-cell>
          <table:table-cell office:value-type="float" office:value="10864" table:style-name="ce10">
            <text:p>10,8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7868" table:style-name="ce53">
            <text:p>7,868</text:p>
          </table:table-cell>
          <table:table-cell office:value-type="float" office:value="21537" table:style-name="ce11">
            <text:p>21,537</text:p>
          </table:table-cell>
          <table:table-cell office:value-type="float" office:value="10998" table:style-name="ce11">
            <text:p>10,998</text:p>
          </table:table-cell>
          <table:table-cell office:value-type="float" office:value="10539" table:style-name="ce10">
            <text:p>10,5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899" table:style-name="ce53">
            <text:p>3,899</text:p>
          </table:table-cell>
          <table:table-cell office:value-type="float" office:value="9978" table:style-name="ce11">
            <text:p>9,978</text:p>
          </table:table-cell>
          <table:table-cell office:value-type="float" office:value="5341" table:style-name="ce11">
            <text:p>5,341</text:p>
          </table:table-cell>
          <table:table-cell office:value-type="float" office:value="4637" table:style-name="ce10">
            <text:p>4,6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0517" table:style-name="ce53">
            <text:p>20,517</text:p>
          </table:table-cell>
          <table:table-cell office:value-type="float" office:value="59514" table:style-name="ce11">
            <text:p>59,514</text:p>
          </table:table-cell>
          <table:table-cell office:value-type="float" office:value="29523" table:style-name="ce11">
            <text:p>29,523</text:p>
          </table:table-cell>
          <table:table-cell office:value-type="float" office:value="29991" table:style-name="ce10">
            <text:p>29,9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74" table:style-name="ce53">
            <text:p>9,674</text:p>
          </table:table-cell>
          <table:table-cell office:value-type="float" office:value="26457" table:style-name="ce11">
            <text:p>26,457</text:p>
          </table:table-cell>
          <table:table-cell office:value-type="float" office:value="13525" table:style-name="ce11">
            <text:p>13,525</text:p>
          </table:table-cell>
          <table:table-cell office:value-type="float" office:value="12932" table:style-name="ce10">
            <text:p>12,9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154" table:style-name="ce53">
            <text:p>8,154</text:p>
          </table:table-cell>
          <table:table-cell office:value-type="float" office:value="24914" table:style-name="ce11">
            <text:p>24,914</text:p>
          </table:table-cell>
          <table:table-cell office:value-type="float" office:value="12622" table:style-name="ce11">
            <text:p>12,622</text:p>
          </table:table-cell>
          <table:table-cell office:value-type="float" office:value="12292" table:style-name="ce10">
            <text:p>12,2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58" table:style-name="ce53">
            <text:p>8,058</text:p>
          </table:table-cell>
          <table:table-cell office:value-type="float" office:value="23165" table:style-name="ce11">
            <text:p>23,165</text:p>
          </table:table-cell>
          <table:table-cell office:value-type="float" office:value="11990" table:style-name="ce11">
            <text:p>11,990</text:p>
          </table:table-cell>
          <table:table-cell office:value-type="float" office:value="11175" table:style-name="ce10">
            <text:p>11,1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300" table:style-name="ce53">
            <text:p>7,300</text:p>
          </table:table-cell>
          <table:table-cell office:value-type="float" office:value="20103" table:style-name="ce11">
            <text:p>20,103</text:p>
          </table:table-cell>
          <table:table-cell office:value-type="float" office:value="10236" table:style-name="ce11">
            <text:p>10,236</text:p>
          </table:table-cell>
          <table:table-cell office:value-type="float" office:value="9867" table:style-name="ce10">
            <text:p>9,8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86" table:style-name="ce53">
            <text:p>4,286</text:p>
          </table:table-cell>
          <table:table-cell office:value-type="float" office:value="11373" table:style-name="ce11">
            <text:p>11,373</text:p>
          </table:table-cell>
          <table:table-cell office:value-type="float" office:value="5773" table:style-name="ce11">
            <text:p>5,773</text:p>
          </table:table-cell>
          <table:table-cell office:value-type="float" office:value="5600" table:style-name="ce10">
            <text:p>5,6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327" table:style-name="ce53">
            <text:p>14,327</text:p>
          </table:table-cell>
          <table:table-cell office:value-type="float" office:value="43762" table:style-name="ce11">
            <text:p>43,762</text:p>
          </table:table-cell>
          <table:table-cell office:value-type="float" office:value="22312" table:style-name="ce11">
            <text:p>22,312</text:p>
          </table:table-cell>
          <table:table-cell office:value-type="float" office:value="21450" table:style-name="ce10">
            <text:p>21,4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7163" table:style-name="ce53">
            <text:p>17,163</text:p>
          </table:table-cell>
          <table:table-cell office:value-type="float" office:value="47476" table:style-name="ce11">
            <text:p>47,476</text:p>
          </table:table-cell>
          <table:table-cell office:value-type="float" office:value="23947" table:style-name="ce11">
            <text:p>23,947</text:p>
          </table:table-cell>
          <table:table-cell office:value-type="float" office:value="23529" table:style-name="ce10">
            <text:p>23,52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1932" table:style-name="ce53">
            <text:p>11,932</text:p>
          </table:table-cell>
          <table:table-cell office:value-type="float" office:value="36133" table:style-name="ce11">
            <text:p>36,133</text:p>
          </table:table-cell>
          <table:table-cell office:value-type="float" office:value="18169" table:style-name="ce11">
            <text:p>18,169</text:p>
          </table:table-cell>
          <table:table-cell office:value-type="float" office:value="17964" table:style-name="ce10">
            <text:p>17,9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9965" table:style-name="ce53">
            <text:p>9,965</text:p>
          </table:table-cell>
          <table:table-cell office:value-type="float" office:value="30462" table:style-name="ce11">
            <text:p>30,462</text:p>
          </table:table-cell>
          <table:table-cell office:value-type="float" office:value="15625" table:style-name="ce11">
            <text:p>15,625</text:p>
          </table:table-cell>
          <table:table-cell office:value-type="float" office:value="14837" table:style-name="ce10">
            <text:p>14,8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697" table:style-name="ce53">
            <text:p>2,697</text:p>
          </table:table-cell>
          <table:table-cell office:value-type="float" office:value="7390" table:style-name="ce11">
            <text:p>7,390</text:p>
          </table:table-cell>
          <table:table-cell office:value-type="float" office:value="3876" table:style-name="ce11">
            <text:p>3,876</text:p>
          </table:table-cell>
          <table:table-cell office:value-type="float" office:value="3514" table:style-name="ce10">
            <text:p>3,5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23" table:style-name="ce53">
            <text:p>5,123</text:p>
          </table:table-cell>
          <table:table-cell office:value-type="float" office:value="14287" table:style-name="ce11">
            <text:p>14,287</text:p>
          </table:table-cell>
          <table:table-cell office:value-type="float" office:value="7410" table:style-name="ce11">
            <text:p>7,410</text:p>
          </table:table-cell>
          <table:table-cell office:value-type="float" office:value="6877" table:style-name="ce10">
            <text:p>6,8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37" table:style-name="ce53">
            <text:p>3,537</text:p>
          </table:table-cell>
          <table:table-cell office:value-type="float" office:value="9947" table:style-name="ce11">
            <text:p>9,947</text:p>
          </table:table-cell>
          <table:table-cell office:value-type="float" office:value="5274" table:style-name="ce11">
            <text:p>5,274</text:p>
          </table:table-cell>
          <table:table-cell office:value-type="float" office:value="4673" table:style-name="ce10">
            <text:p>4,6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63" table:style-name="ce53">
            <text:p>2,863</text:p>
          </table:table-cell>
          <table:table-cell office:value-type="float" office:value="8822" table:style-name="ce11">
            <text:p>8,822</text:p>
          </table:table-cell>
          <table:table-cell office:value-type="float" office:value="4773" table:style-name="ce11">
            <text:p>4,773</text:p>
          </table:table-cell>
          <table:table-cell office:value-type="float" office:value="4049" table:style-name="ce10">
            <text:p>4,0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82" table:style-name="ce53">
            <text:p>1,982</text:p>
          </table:table-cell>
          <table:table-cell office:value-type="float" office:value="5005" table:style-name="ce11">
            <text:p>5,005</text:p>
          </table:table-cell>
          <table:table-cell office:value-type="float" office:value="2801" table:style-name="ce11">
            <text:p>2,801</text:p>
          </table:table-cell>
          <table:table-cell office:value-type="float" office:value="2204" table:style-name="ce10">
            <text:p>2,2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7215" table:style-name="ce53">
            <text:p>27,215</text:p>
          </table:table-cell>
          <table:table-cell office:value-type="float" office:value="74589" table:style-name="ce11">
            <text:p>74,589</text:p>
          </table:table-cell>
          <table:table-cell office:value-type="float" office:value="37900" table:style-name="ce11">
            <text:p>37,900</text:p>
          </table:table-cell>
          <table:table-cell office:value-type="float" office:value="36689" table:style-name="ce10">
            <text:p>36,6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454" table:style-name="ce53">
            <text:p>22,454</text:p>
          </table:table-cell>
          <table:table-cell office:value-type="float" office:value="68098" table:style-name="ce11">
            <text:p>68,098</text:p>
          </table:table-cell>
          <table:table-cell office:value-type="float" office:value="34617" table:style-name="ce11">
            <text:p>34,617</text:p>
          </table:table-cell>
          <table:table-cell office:value-type="float" office:value="33481" table:style-name="ce10">
            <text:p>33,4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061" table:style-name="ce53">
            <text:p>11,061</text:p>
          </table:table-cell>
          <table:table-cell office:value-type="float" office:value="34679" table:style-name="ce11">
            <text:p>34,679</text:p>
          </table:table-cell>
          <table:table-cell office:value-type="float" office:value="17895" table:style-name="ce11">
            <text:p>17,895</text:p>
          </table:table-cell>
          <table:table-cell office:value-type="float" office:value="16784" table:style-name="ce10">
            <text:p>16,7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59" table:style-name="ce53">
            <text:p>1,559</text:p>
          </table:table-cell>
          <table:table-cell office:value-type="float" office:value="4136" table:style-name="ce11">
            <text:p>4,136</text:p>
          </table:table-cell>
          <table:table-cell office:value-type="float" office:value="2231" table:style-name="ce11">
            <text:p>2,231</text:p>
          </table:table-cell>
          <table:table-cell office:value-type="float" office:value="1905" table:style-name="ce10">
            <text:p>1,9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2480" table:style-name="ce53">
            <text:p>82,480</text:p>
          </table:table-cell>
          <table:table-cell office:value-type="float" office:value="231785" table:style-name="ce11">
            <text:p>231,785</text:p>
          </table:table-cell>
          <table:table-cell office:value-type="float" office:value="114450" table:style-name="ce11">
            <text:p>114,450</text:p>
          </table:table-cell>
          <table:table-cell office:value-type="float" office:value="117335" table:style-name="ce10">
            <text:p>117,3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1799" table:style-name="ce53">
            <text:p>71,799</text:p>
          </table:table-cell>
          <table:table-cell office:value-type="float" office:value="187872" table:style-name="ce11">
            <text:p>187,872</text:p>
          </table:table-cell>
          <table:table-cell office:value-type="float" office:value="90238" table:style-name="ce11">
            <text:p>90,238</text:p>
          </table:table-cell>
          <table:table-cell office:value-type="float" office:value="97634" table:style-name="ce10">
            <text:p>97,6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5278" table:style-name="ce53">
            <text:p>45,278</text:p>
          </table:table-cell>
          <table:table-cell office:value-type="float" office:value="125752" table:style-name="ce11">
            <text:p>125,752</text:p>
          </table:table-cell>
          <table:table-cell office:value-type="float" office:value="62405" table:style-name="ce11">
            <text:p>62,405</text:p>
          </table:table-cell>
          <table:table-cell office:value-type="float" office:value="63347" table:style-name="ce10">
            <text:p>63,3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0396" table:style-name="ce53">
            <text:p>50,396</text:p>
          </table:table-cell>
          <table:table-cell office:value-type="float" office:value="132951" table:style-name="ce11">
            <text:p>132,951</text:p>
          </table:table-cell>
          <table:table-cell office:value-type="float" office:value="64781" table:style-name="ce11">
            <text:p>64,781</text:p>
          </table:table-cell>
          <table:table-cell office:value-type="float" office:value="68170" table:style-name="ce10">
            <text:p>68,1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1846" table:style-name="ce53">
            <text:p>61,846</text:p>
          </table:table-cell>
          <table:table-cell office:value-type="float" office:value="190851" table:style-name="ce11">
            <text:p>190,851</text:p>
          </table:table-cell>
          <table:table-cell office:value-type="float" office:value="96362" table:style-name="ce11">
            <text:p>96,362</text:p>
          </table:table-cell>
          <table:table-cell office:value-type="float" office:value="94489" table:style-name="ce10">
            <text:p>94,4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5084" table:style-name="ce53">
            <text:p>25,084</text:p>
          </table:table-cell>
          <table:table-cell office:value-type="float" office:value="65677" table:style-name="ce11">
            <text:p>65,677</text:p>
          </table:table-cell>
          <table:table-cell office:value-type="float" office:value="31173" table:style-name="ce11">
            <text:p>31,173</text:p>
          </table:table-cell>
          <table:table-cell office:value-type="float" office:value="34504" table:style-name="ce10">
            <text:p>34,50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西區</text:p>
          </table:table-cell>
          <table:table-cell office:value-type="float" office:value="30631" table:style-name="ce54">
            <text:p>30,631</text:p>
          </table:table-cell>
          <table:table-cell office:value-type="float" office:value="76827" table:style-name="ce18">
            <text:p>76,827</text:p>
          </table:table-cell>
          <table:table-cell office:value-type="float" office:value="37399" table:style-name="ce18">
            <text:p>37,399</text:p>
          </table:table-cell>
          <table:table-cell office:value-type="float" office:value="39428" table:style-name="ce17">
            <text:p>39,428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高雄市</text:p>
          </table:table-cell>
          <table:table-cell office:value-type="float" office:value="1080508" table:style-name="ce76">
            <text:p>1,080,508</text:p>
          </table:table-cell>
          <table:table-cell office:value-type="float" office:value="2778332" table:style-name="ce80">
            <text:p>2,778,332</text:p>
          </table:table-cell>
          <table:table-cell office:value-type="float" office:value="1379143" table:style-name="ce81">
            <text:p>1,379,143</text:p>
          </table:table-cell>
          <table:table-cell office:value-type="float" office:value="1399189" table:style-name="ce73">
            <text:p>1,399,1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00" table:style-name="ce9">
            <text:p>10,800</text:p>
          </table:table-cell>
          <table:table-cell office:value-type="float" office:value="24680" table:style-name="ce11">
            <text:p>24,680</text:p>
          </table:table-cell>
          <table:table-cell office:value-type="float" office:value="12237" table:style-name="ce9">
            <text:p>12,237</text:p>
          </table:table-cell>
          <table:table-cell office:value-type="float" office:value="12443" table:style-name="ce9">
            <text:p>12,4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7059" table:style-name="ce9">
            <text:p>57,059</text:p>
          </table:table-cell>
          <table:table-cell office:value-type="float" office:value="137710" table:style-name="ce11">
            <text:p>137,710</text:p>
          </table:table-cell>
          <table:table-cell office:value-type="float" office:value="66695" table:style-name="ce9">
            <text:p>66,695</text:p>
          </table:table-cell>
          <table:table-cell office:value-type="float" office:value="71015" table:style-name="ce9">
            <text:p>71,0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78261" table:style-name="ce9">
            <text:p>78,261</text:p>
          </table:table-cell>
          <table:table-cell office:value-type="float" office:value="196765" table:style-name="ce11">
            <text:p>196,765</text:p>
          </table:table-cell>
          <table:table-cell office:value-type="float" office:value="94914" table:style-name="ce9">
            <text:p>94,914</text:p>
          </table:table-cell>
          <table:table-cell office:value-type="float" office:value="101851" table:style-name="ce9">
            <text:p>101,8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68743" table:style-name="ce9">
            <text:p>68,743</text:p>
          </table:table-cell>
          <table:table-cell office:value-type="float" office:value="181426" table:style-name="ce11">
            <text:p>181,426</text:p>
          </table:table-cell>
          <table:table-cell office:value-type="float" office:value="89348" table:style-name="ce9">
            <text:p>89,348</text:p>
          </table:table-cell>
          <table:table-cell office:value-type="float" office:value="92078" table:style-name="ce9">
            <text:p>92,0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5798" table:style-name="ce9">
            <text:p>135,798</text:p>
          </table:table-cell>
          <table:table-cell office:value-type="float" office:value="344963" table:style-name="ce11">
            <text:p>344,963</text:p>
          </table:table-cell>
          <table:table-cell office:value-type="float" office:value="167289" table:style-name="ce9">
            <text:p>167,289</text:p>
          </table:table-cell>
          <table:table-cell office:value-type="float" office:value="177674" table:style-name="ce9">
            <text:p>177,6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2709" table:style-name="ce9">
            <text:p>22,709</text:p>
          </table:table-cell>
          <table:table-cell office:value-type="float" office:value="51501" table:style-name="ce11">
            <text:p>51,501</text:p>
          </table:table-cell>
          <table:table-cell office:value-type="float" office:value="24794" table:style-name="ce9">
            <text:p>24,794</text:p>
          </table:table-cell>
          <table:table-cell office:value-type="float" office:value="26707" table:style-name="ce9">
            <text:p>26,7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513" table:style-name="ce9">
            <text:p>12,513</text:p>
          </table:table-cell>
          <table:table-cell office:value-type="float" office:value="27138" table:style-name="ce11">
            <text:p>27,138</text:p>
          </table:table-cell>
          <table:table-cell office:value-type="float" office:value="13037" table:style-name="ce9">
            <text:p>13,037</text:p>
          </table:table-cell>
          <table:table-cell office:value-type="float" office:value="14101" table:style-name="ce9">
            <text:p>14,1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253" table:style-name="ce9">
            <text:p>72,253</text:p>
          </table:table-cell>
          <table:table-cell office:value-type="float" office:value="173184" table:style-name="ce11">
            <text:p>173,184</text:p>
          </table:table-cell>
          <table:table-cell office:value-type="float" office:value="83631" table:style-name="ce9">
            <text:p>83,631</text:p>
          </table:table-cell>
          <table:table-cell office:value-type="float" office:value="89553" table:style-name="ce9">
            <text:p>89,5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8486" table:style-name="ce9">
            <text:p>78,486</text:p>
          </table:table-cell>
          <table:table-cell office:value-type="float" office:value="191526" table:style-name="ce11">
            <text:p>191,526</text:p>
          </table:table-cell>
          <table:table-cell office:value-type="float" office:value="94239" table:style-name="ce9">
            <text:p>94,239</text:p>
          </table:table-cell>
          <table:table-cell office:value-type="float" office:value="97287" table:style-name="ce9">
            <text:p>97,2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105" table:style-name="ce9">
            <text:p>11,105</text:p>
          </table:table-cell>
          <table:table-cell office:value-type="float" office:value="28924" table:style-name="ce11">
            <text:p>28,924</text:p>
          </table:table-cell>
          <table:table-cell office:value-type="float" office:value="14951" table:style-name="ce9">
            <text:p>14,951</text:p>
          </table:table-cell>
          <table:table-cell office:value-type="float" office:value="13973" table:style-name="ce9">
            <text:p>13,973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小港區</text:p>
          </table:table-cell>
          <table:table-cell office:value-type="float" office:value="67089" table:style-name="ce9">
            <text:p>67,089</text:p>
          </table:table-cell>
          <table:table-cell office:value-type="float" office:value="156626" table:style-name="ce11">
            <text:p>156,626</text:p>
          </table:table-cell>
          <table:table-cell office:value-type="float" office:value="77916" table:style-name="ce9">
            <text:p>77,916</text:p>
          </table:table-cell>
          <table:table-cell office:value-type="float" office:value="78710" table:style-name="ce9">
            <text:p>78,7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38380" table:style-name="ce9">
            <text:p>138,380</text:p>
          </table:table-cell>
          <table:table-cell office:value-type="float" office:value="357504" table:style-name="ce11">
            <text:p>357,504</text:p>
          </table:table-cell>
          <table:table-cell office:value-type="float" office:value="175605" table:style-name="ce9">
            <text:p>175,605</text:p>
          </table:table-cell>
          <table:table-cell office:value-type="float" office:value="181899" table:style-name="ce9">
            <text:p>181,8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5702" table:style-name="ce9">
            <text:p>25,702</text:p>
          </table:table-cell>
          <table:table-cell office:value-type="float" office:value="70219" table:style-name="ce11">
            <text:p>70,219</text:p>
          </table:table-cell>
          <table:table-cell office:value-type="float" office:value="35628" table:style-name="ce9">
            <text:p>35,628</text:p>
          </table:table-cell>
          <table:table-cell office:value-type="float" office:value="34591" table:style-name="ce9">
            <text:p>34,5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1738" table:style-name="ce9">
            <text:p>41,738</text:p>
          </table:table-cell>
          <table:table-cell office:value-type="float" office:value="112029" table:style-name="ce11">
            <text:p>112,029</text:p>
          </table:table-cell>
          <table:table-cell office:value-type="float" office:value="57472" table:style-name="ce9">
            <text:p>57,472</text:p>
          </table:table-cell>
          <table:table-cell office:value-type="float" office:value="54557" table:style-name="ce9">
            <text:p>54,5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517" table:style-name="ce9">
            <text:p>13,517</text:p>
          </table:table-cell>
          <table:table-cell office:value-type="float" office:value="43082" table:style-name="ce11">
            <text:p>43,082</text:p>
          </table:table-cell>
          <table:table-cell office:value-type="float" office:value="22125" table:style-name="ce9">
            <text:p>22,125</text:p>
          </table:table-cell>
          <table:table-cell office:value-type="float" office:value="20957" table:style-name="ce9">
            <text:p>20,9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2802" table:style-name="ce9">
            <text:p>12,802</text:p>
          </table:table-cell>
          <table:table-cell office:value-type="float" office:value="34609" table:style-name="ce11">
            <text:p>34,609</text:p>
          </table:table-cell>
          <table:table-cell office:value-type="float" office:value="17558" table:style-name="ce9">
            <text:p>17,558</text:p>
          </table:table-cell>
          <table:table-cell office:value-type="float" office:value="17051" table:style-name="ce9">
            <text:p>17,0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1909" table:style-name="ce9">
            <text:p>31,909</text:p>
          </table:table-cell>
          <table:table-cell office:value-type="float" office:value="83879" table:style-name="ce11">
            <text:p>83,879</text:p>
          </table:table-cell>
          <table:table-cell office:value-type="float" office:value="42654" table:style-name="ce9">
            <text:p>42,654</text:p>
          </table:table-cell>
          <table:table-cell office:value-type="float" office:value="41225" table:style-name="ce9">
            <text:p>41,2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8014" table:style-name="ce9">
            <text:p>18,014</text:p>
          </table:table-cell>
          <table:table-cell office:value-type="float" office:value="44225" table:style-name="ce11">
            <text:p>44,225</text:p>
          </table:table-cell>
          <table:table-cell office:value-type="float" office:value="22516" table:style-name="ce9">
            <text:p>22,516</text:p>
          </table:table-cell>
          <table:table-cell office:value-type="float" office:value="21709" table:style-name="ce9">
            <text:p>21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4836" table:style-name="ce9">
            <text:p>34,836</text:p>
          </table:table-cell>
          <table:table-cell office:value-type="float" office:value="97608" table:style-name="ce11">
            <text:p>97,608</text:p>
          </table:table-cell>
          <table:table-cell office:value-type="float" office:value="48490" table:style-name="ce9">
            <text:p>48,490</text:p>
          </table:table-cell>
          <table:table-cell office:value-type="float" office:value="49118" table:style-name="ce9">
            <text:p>49,1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3420" table:style-name="ce9">
            <text:p>13,420</text:p>
          </table:table-cell>
          <table:table-cell office:value-type="float" office:value="37432" table:style-name="ce11">
            <text:p>37,432</text:p>
          </table:table-cell>
          <table:table-cell office:value-type="float" office:value="19042" table:style-name="ce9">
            <text:p>19,042</text:p>
          </table:table-cell>
          <table:table-cell office:value-type="float" office:value="18390" table:style-name="ce9">
            <text:p>18,3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440" table:style-name="ce9">
            <text:p>10,440</text:p>
          </table:table-cell>
          <table:table-cell office:value-type="float" office:value="30006" table:style-name="ce11">
            <text:p>30,006</text:p>
          </table:table-cell>
          <table:table-cell office:value-type="float" office:value="15877" table:style-name="ce9">
            <text:p>15,877</text:p>
          </table:table-cell>
          <table:table-cell office:value-type="float" office:value="14129" table:style-name="ce9">
            <text:p>14,1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324" table:style-name="ce9">
            <text:p>3,324</text:p>
          </table:table-cell>
          <table:table-cell office:value-type="float" office:value="7364" table:style-name="ce11">
            <text:p>7,364</text:p>
          </table:table-cell>
          <table:table-cell office:value-type="float" office:value="4083" table:style-name="ce9">
            <text:p>4,083</text:p>
          </table:table-cell>
          <table:table-cell office:value-type="float" office:value="3281" table:style-name="ce9">
            <text:p>3,2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398" table:style-name="ce9">
            <text:p>9,398</text:p>
          </table:table-cell>
          <table:table-cell office:value-type="float" office:value="29145" table:style-name="ce11">
            <text:p>29,145</text:p>
          </table:table-cell>
          <table:table-cell office:value-type="float" office:value="14702" table:style-name="ce9">
            <text:p>14,702</text:p>
          </table:table-cell>
          <table:table-cell office:value-type="float" office:value="14443" table:style-name="ce9">
            <text:p>14,4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6912" table:style-name="ce9">
            <text:p>16,912</text:p>
          </table:table-cell>
          <table:table-cell office:value-type="float" office:value="53037" table:style-name="ce11">
            <text:p>53,037</text:p>
          </table:table-cell>
          <table:table-cell office:value-type="float" office:value="27075" table:style-name="ce9">
            <text:p>27,075</text:p>
          </table:table-cell>
          <table:table-cell office:value-type="float" office:value="25962" table:style-name="ce9">
            <text:p>25,9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701" table:style-name="ce9">
            <text:p>10,701</text:p>
          </table:table-cell>
          <table:table-cell office:value-type="float" office:value="29737" table:style-name="ce11">
            <text:p>29,737</text:p>
          </table:table-cell>
          <table:table-cell office:value-type="float" office:value="15140" table:style-name="ce9">
            <text:p>15,140</text:p>
          </table:table-cell>
          <table:table-cell office:value-type="float" office:value="14597" table:style-name="ce9">
            <text:p>14,5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481" table:style-name="ce9">
            <text:p>10,481</text:p>
          </table:table-cell>
          <table:table-cell office:value-type="float" office:value="30447" table:style-name="ce11">
            <text:p>30,447</text:p>
          </table:table-cell>
          <table:table-cell office:value-type="float" office:value="15720" table:style-name="ce9">
            <text:p>15,720</text:p>
          </table:table-cell>
          <table:table-cell office:value-type="float" office:value="14727" table:style-name="ce9">
            <text:p>14,7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28" table:style-name="ce9">
            <text:p>5,728</text:p>
          </table:table-cell>
          <table:table-cell office:value-type="float" office:value="14032" table:style-name="ce11">
            <text:p>14,032</text:p>
          </table:table-cell>
          <table:table-cell office:value-type="float" office:value="7062" table:style-name="ce9">
            <text:p>7,062</text:p>
          </table:table-cell>
          <table:table-cell office:value-type="float" office:value="6970" table:style-name="ce9">
            <text:p>6,9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70" table:style-name="ce9">
            <text:p>6,770</text:p>
          </table:table-cell>
          <table:table-cell office:value-type="float" office:value="19600" table:style-name="ce11">
            <text:p>19,600</text:p>
          </table:table-cell>
          <table:table-cell office:value-type="float" office:value="10101" table:style-name="ce9">
            <text:p>10,101</text:p>
          </table:table-cell>
          <table:table-cell office:value-type="float" office:value="9499" table:style-name="ce9">
            <text:p>9,4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572" table:style-name="ce9">
            <text:p>12,572</text:p>
          </table:table-cell>
          <table:table-cell office:value-type="float" office:value="36237" table:style-name="ce11">
            <text:p>36,237</text:p>
          </table:table-cell>
          <table:table-cell office:value-type="float" office:value="18700" table:style-name="ce9">
            <text:p>18,700</text:p>
          </table:table-cell>
          <table:table-cell office:value-type="float" office:value="17537" table:style-name="ce9">
            <text:p>17,5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821" table:style-name="ce9">
            <text:p>13,821</text:p>
          </table:table-cell>
          <table:table-cell office:value-type="float" office:value="37444" table:style-name="ce11">
            <text:p>37,444</text:p>
          </table:table-cell>
          <table:table-cell office:value-type="float" office:value="19390" table:style-name="ce9">
            <text:p>19,390</text:p>
          </table:table-cell>
          <table:table-cell office:value-type="float" office:value="18054" table:style-name="ce9">
            <text:p>18,0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649" table:style-name="ce9">
            <text:p>14,649</text:p>
          </table:table-cell>
          <table:table-cell office:value-type="float" office:value="40469" table:style-name="ce11">
            <text:p>40,469</text:p>
          </table:table-cell>
          <table:table-cell office:value-type="float" office:value="21229" table:style-name="ce9">
            <text:p>21,229</text:p>
          </table:table-cell>
          <table:table-cell office:value-type="float" office:value="19240" table:style-name="ce9">
            <text:p>19,2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67" table:style-name="ce9">
            <text:p>5,567</text:p>
          </table:table-cell>
          <table:table-cell office:value-type="float" office:value="13266" table:style-name="ce11">
            <text:p>13,266</text:p>
          </table:table-cell>
          <table:table-cell office:value-type="float" office:value="7130" table:style-name="ce9">
            <text:p>7,130</text:p>
          </table:table-cell>
          <table:table-cell office:value-type="float" office:value="6136" table:style-name="ce9">
            <text:p>6,1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350" table:style-name="ce9">
            <text:p>2,350</text:p>
          </table:table-cell>
          <table:table-cell office:value-type="float" office:value="6225" table:style-name="ce11">
            <text:p>6,225</text:p>
          </table:table-cell>
          <table:table-cell office:value-type="float" office:value="3313" table:style-name="ce9">
            <text:p>3,313</text:p>
          </table:table-cell>
          <table:table-cell office:value-type="float" office:value="2912" table:style-name="ce9">
            <text:p>2,91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812" table:style-name="ce9">
            <text:p>4,812</text:p>
          </table:table-cell>
          <table:table-cell office:value-type="float" office:value="12274" table:style-name="ce11">
            <text:p>12,274</text:p>
          </table:table-cell>
          <table:table-cell office:value-type="float" office:value="6717" table:style-name="ce9">
            <text:p>6,717</text:p>
          </table:table-cell>
          <table:table-cell office:value-type="float" office:value="5557" table:style-name="ce9">
            <text:p>5,55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091" table:style-name="ce9">
            <text:p>5,091</text:p>
          </table:table-cell>
          <table:table-cell office:value-type="float" office:value="14776" table:style-name="ce11">
            <text:p>14,776</text:p>
          </table:table-cell>
          <table:table-cell office:value-type="float" office:value="8002" table:style-name="ce9">
            <text:p>8,002</text:p>
          </table:table-cell>
          <table:table-cell office:value-type="float" office:value="6774" table:style-name="ce9">
            <text:p>6,77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茂林區</text:p>
          </table:table-cell>
          <table:table-cell office:value-type="float" office:value="582" table:style-name="ce9">
            <text:p>582</text:p>
          </table:table-cell>
          <table:table-cell office:value-type="float" office:value="1897" table:style-name="ce11">
            <text:p>1,897</text:p>
          </table:table-cell>
          <table:table-cell office:value-type="float" office:value="936" table:style-name="ce9">
            <text:p>936</text:p>
          </table:table-cell>
          <table:table-cell office:value-type="float" office:value="961" table:style-name="ce9">
            <text:p>96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桃源區</text:p>
          </table:table-cell>
          <table:table-cell office:value-type="float" office:value="1323" table:style-name="ce9">
            <text:p>1,323</text:p>
          </table:table-cell>
          <table:table-cell office:value-type="float" office:value="4218" table:style-name="ce11">
            <text:p>4,218</text:p>
          </table:table-cell>
          <table:table-cell office:value-type="float" office:value="2208" table:style-name="ce9">
            <text:p>2,208</text:p>
          </table:table-cell>
          <table:table-cell office:value-type="float" office:value="2010" table:style-name="ce9">
            <text:p>2,010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那瑪夏區</text:p>
          </table:table-cell>
          <table:table-cell office:value-type="float" office:value="853" table:style-name="ce16">
            <text:p>853</text:p>
          </table:table-cell>
          <table:table-cell office:value-type="float" office:value="3128" table:style-name="ce18">
            <text:p>3,128</text:p>
          </table:table-cell>
          <table:table-cell office:value-type="float" office:value="1617" table:style-name="ce16">
            <text:p>1,617</text:p>
          </table:table-cell>
          <table:table-cell office:value-type="float" office:value="1511" table:style-name="ce16">
            <text:p>1,511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8">
            <text:p>宜蘭縣</text:p>
          </table:table-cell>
          <table:table-cell office:value-type="float" office:value="166457" table:style-name="ce72">
            <text:p>166,457</text:p>
          </table:table-cell>
          <table:table-cell office:value-type="float" office:value="457671" table:style-name="ce80">
            <text:p>457,671</text:p>
          </table:table-cell>
          <table:table-cell office:value-type="float" office:value="231855" table:style-name="ce80">
            <text:p>231,855</text:p>
          </table:table-cell>
          <table:table-cell office:value-type="float" office:value="225816" table:style-name="ce74">
            <text:p>225,8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5906" table:style-name="ce53">
            <text:p>35,906</text:p>
          </table:table-cell>
          <table:table-cell office:value-type="float" office:value="95975" table:style-name="ce11">
            <text:p>95,975</text:p>
          </table:table-cell>
          <table:table-cell office:value-type="float" office:value="46902" table:style-name="ce11">
            <text:p>46,902</text:p>
          </table:table-cell>
          <table:table-cell office:value-type="float" office:value="49073" table:style-name="ce10">
            <text:p>49,0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256" table:style-name="ce53">
            <text:p>26,256</text:p>
          </table:table-cell>
          <table:table-cell office:value-type="float" office:value="72479" table:style-name="ce11">
            <text:p>72,479</text:p>
          </table:table-cell>
          <table:table-cell office:value-type="float" office:value="34388" table:style-name="ce11">
            <text:p>34,388</text:p>
          </table:table-cell>
          <table:table-cell office:value-type="float" office:value="38091" table:style-name="ce10">
            <text:p>38,0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135" table:style-name="ce53">
            <text:p>14,135</text:p>
          </table:table-cell>
          <table:table-cell office:value-type="float" office:value="40516" table:style-name="ce11">
            <text:p>40,516</text:p>
          </table:table-cell>
          <table:table-cell office:value-type="float" office:value="20655" table:style-name="ce11">
            <text:p>20,655</text:p>
          </table:table-cell>
          <table:table-cell office:value-type="float" office:value="19861" table:style-name="ce10">
            <text:p>19,8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201" table:style-name="ce53">
            <text:p>10,201</text:p>
          </table:table-cell>
          <table:table-cell office:value-type="float" office:value="29744" table:style-name="ce11">
            <text:p>29,744</text:p>
          </table:table-cell>
          <table:table-cell office:value-type="float" office:value="15332" table:style-name="ce11">
            <text:p>15,332</text:p>
          </table:table-cell>
          <table:table-cell office:value-type="float" office:value="14412" table:style-name="ce10">
            <text:p>14,4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3802" table:style-name="ce53">
            <text:p>13,802</text:p>
          </table:table-cell>
          <table:table-cell office:value-type="float" office:value="35934" table:style-name="ce11">
            <text:p>35,934</text:p>
          </table:table-cell>
          <table:table-cell office:value-type="float" office:value="18725" table:style-name="ce11">
            <text:p>18,725</text:p>
          </table:table-cell>
          <table:table-cell office:value-type="float" office:value="17209" table:style-name="ce10">
            <text:p>17,2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8657" table:style-name="ce53">
            <text:p>8,657</text:p>
          </table:table-cell>
          <table:table-cell office:value-type="float" office:value="24286" table:style-name="ce11">
            <text:p>24,286</text:p>
          </table:table-cell>
          <table:table-cell office:value-type="float" office:value="12846" table:style-name="ce11">
            <text:p>12,846</text:p>
          </table:table-cell>
          <table:table-cell office:value-type="float" office:value="11440" table:style-name="ce10">
            <text:p>11,4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595" table:style-name="ce53">
            <text:p>11,595</text:p>
          </table:table-cell>
          <table:table-cell office:value-type="float" office:value="32314" table:style-name="ce11">
            <text:p>32,314</text:p>
          </table:table-cell>
          <table:table-cell office:value-type="float" office:value="17136" table:style-name="ce11">
            <text:p>17,136</text:p>
          </table:table-cell>
          <table:table-cell office:value-type="float" office:value="15178" table:style-name="ce10">
            <text:p>15,1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020" table:style-name="ce53">
            <text:p>19,020</text:p>
          </table:table-cell>
          <table:table-cell office:value-type="float" office:value="53319" table:style-name="ce11">
            <text:p>53,319</text:p>
          </table:table-cell>
          <table:table-cell office:value-type="float" office:value="27403" table:style-name="ce11">
            <text:p>27,403</text:p>
          </table:table-cell>
          <table:table-cell office:value-type="float" office:value="25916" table:style-name="ce10">
            <text:p>25,9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4660" table:style-name="ce53">
            <text:p>14,660</text:p>
          </table:table-cell>
          <table:table-cell office:value-type="float" office:value="39672" table:style-name="ce11">
            <text:p>39,672</text:p>
          </table:table-cell>
          <table:table-cell office:value-type="float" office:value="20531" table:style-name="ce11">
            <text:p>20,531</text:p>
          </table:table-cell>
          <table:table-cell office:value-type="float" office:value="19141" table:style-name="ce10">
            <text:p>19,1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409" table:style-name="ce53">
            <text:p>8,409</text:p>
          </table:table-cell>
          <table:table-cell office:value-type="float" office:value="21411" table:style-name="ce11">
            <text:p>21,411</text:p>
          </table:table-cell>
          <table:table-cell office:value-type="float" office:value="11538" table:style-name="ce11">
            <text:p>11,538</text:p>
          </table:table-cell>
          <table:table-cell office:value-type="float" office:value="9873" table:style-name="ce10">
            <text:p>9,8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同鄉</text:p>
          </table:table-cell>
          <table:table-cell office:value-type="float" office:value="1890" table:style-name="ce53">
            <text:p>1,890</text:p>
          </table:table-cell>
          <table:table-cell office:value-type="float" office:value="6079" table:style-name="ce11">
            <text:p>6,079</text:p>
          </table:table-cell>
          <table:table-cell office:value-type="float" office:value="3292" table:style-name="ce11">
            <text:p>3,292</text:p>
          </table:table-cell>
          <table:table-cell office:value-type="float" office:value="2787" table:style-name="ce10">
            <text:p>2,78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南澳鄉</text:p>
          </table:table-cell>
          <table:table-cell office:value-type="float" office:value="1926" table:style-name="ce54">
            <text:p>1,926</text:p>
          </table:table-cell>
          <table:table-cell office:value-type="float" office:value="5942" table:style-name="ce18">
            <text:p>5,942</text:p>
          </table:table-cell>
          <table:table-cell office:value-type="float" office:value="3107" table:style-name="ce18">
            <text:p>3,107</text:p>
          </table:table-cell>
          <table:table-cell office:value-type="float" office:value="2835" table:style-name="ce17">
            <text:p>2,835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7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4" table:style-name="ce4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48">
            <text:p>男</text:p>
          </table:table-cell>
          <table:table-cell office:value-type="string" table:style-name="ce4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新竹縣</text:p>
          </table:table-cell>
          <table:table-cell office:value-type="float" office:value="186738" table:style-name="ce72">
            <text:p>186,738</text:p>
          </table:table-cell>
          <table:table-cell office:value-type="float" office:value="546272" table:style-name="ce80">
            <text:p>546,272</text:p>
          </table:table-cell>
          <table:table-cell office:value-type="float" office:value="279514" table:style-name="ce80">
            <text:p>279,514</text:p>
          </table:table-cell>
          <table:table-cell office:value-type="float" office:value="266758" table:style-name="ce74">
            <text:p>266,75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北市</text:p>
          </table:table-cell>
          <table:table-cell office:value-type="float" office:value="62767" table:style-name="ce53">
            <text:p>62,767</text:p>
          </table:table-cell>
          <table:table-cell office:value-type="float" office:value="175242" table:style-name="ce11">
            <text:p>175,242</text:p>
          </table:table-cell>
          <table:table-cell office:value-type="float" office:value="87303" table:style-name="ce11">
            <text:p>87,303</text:p>
          </table:table-cell>
          <table:table-cell office:value-type="float" office:value="87939" table:style-name="ce10">
            <text:p>87,939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關西鎮</text:p>
          </table:table-cell>
          <table:table-cell office:value-type="float" office:value="9529" table:style-name="ce53">
            <text:p>9,529</text:p>
          </table:table-cell>
          <table:table-cell office:value-type="float" office:value="29527" table:style-name="ce50">
            <text:p>29,527</text:p>
          </table:table-cell>
          <table:table-cell office:value-type="float" office:value="15807" table:style-name="ce11">
            <text:p>15,807</text:p>
          </table:table-cell>
          <table:table-cell office:value-type="float" office:value="13720" table:style-name="ce10">
            <text:p>13,720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埔鎮</text:p>
          </table:table-cell>
          <table:table-cell office:value-type="float" office:value="10697" table:style-name="ce53">
            <text:p>10,697</text:p>
          </table:table-cell>
          <table:table-cell office:value-type="float" office:value="33833" table:style-name="ce50">
            <text:p>33,833</text:p>
          </table:table-cell>
          <table:table-cell office:value-type="float" office:value="18048" table:style-name="ce11">
            <text:p>18,048</text:p>
          </table:table-cell>
          <table:table-cell office:value-type="float" office:value="15785" table:style-name="ce10">
            <text:p>15,785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東鎮</text:p>
          </table:table-cell>
          <table:table-cell office:value-type="float" office:value="33433" table:style-name="ce53">
            <text:p>33,433</text:p>
          </table:table-cell>
          <table:table-cell office:value-type="float" office:value="96831" table:style-name="ce50">
            <text:p>96,831</text:p>
          </table:table-cell>
          <table:table-cell office:value-type="float" office:value="48686" table:style-name="ce11">
            <text:p>48,686</text:p>
          </table:table-cell>
          <table:table-cell office:value-type="float" office:value="48145" table:style-name="ce10">
            <text:p>48,145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湖口鄉</text:p>
          </table:table-cell>
          <table:table-cell office:value-type="float" office:value="26099" table:style-name="ce53">
            <text:p>26,099</text:p>
          </table:table-cell>
          <table:table-cell office:value-type="float" office:value="77511" table:style-name="ce50">
            <text:p>77,511</text:p>
          </table:table-cell>
          <table:table-cell office:value-type="float" office:value="39304" table:style-name="ce11">
            <text:p>39,304</text:p>
          </table:table-cell>
          <table:table-cell office:value-type="float" office:value="38207" table:style-name="ce10">
            <text:p>38,207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橫山鄉</text:p>
          </table:table-cell>
          <table:table-cell office:value-type="float" office:value="4489" table:style-name="ce53">
            <text:p>4,489</text:p>
          </table:table-cell>
          <table:table-cell office:value-type="float" office:value="13357" table:style-name="ce50">
            <text:p>13,357</text:p>
          </table:table-cell>
          <table:table-cell office:value-type="float" office:value="7242" table:style-name="ce11">
            <text:p>7,242</text:p>
          </table:table-cell>
          <table:table-cell office:value-type="float" office:value="6115" table:style-name="ce10">
            <text:p>6,115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豐鄉</text:p>
          </table:table-cell>
          <table:table-cell office:value-type="float" office:value="18098" table:style-name="ce53">
            <text:p>18,098</text:p>
          </table:table-cell>
          <table:table-cell office:value-type="float" office:value="56383" table:style-name="ce50">
            <text:p>56,383</text:p>
          </table:table-cell>
          <table:table-cell office:value-type="float" office:value="28944" table:style-name="ce11">
            <text:p>28,944</text:p>
          </table:table-cell>
          <table:table-cell office:value-type="float" office:value="27439" table:style-name="ce10">
            <text:p>27,439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芎林鄉</text:p>
          </table:table-cell>
          <table:table-cell office:value-type="float" office:value="6504" table:style-name="ce53">
            <text:p>6,504</text:p>
          </table:table-cell>
          <table:table-cell office:value-type="float" office:value="20180" table:style-name="ce50">
            <text:p>20,180</text:p>
          </table:table-cell>
          <table:table-cell office:value-type="float" office:value="10696" table:style-name="ce11">
            <text:p>10,696</text:p>
          </table:table-cell>
          <table:table-cell office:value-type="float" office:value="9484" table:style-name="ce10">
            <text:p>9,484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寶山鄉</text:p>
          </table:table-cell>
          <table:table-cell office:value-type="float" office:value="5336" table:style-name="ce53">
            <text:p>5,336</text:p>
          </table:table-cell>
          <table:table-cell office:value-type="float" office:value="14322" table:style-name="ce50">
            <text:p>14,322</text:p>
          </table:table-cell>
          <table:table-cell office:value-type="float" office:value="7753" table:style-name="ce11">
            <text:p>7,753</text:p>
          </table:table-cell>
          <table:table-cell office:value-type="float" office:value="6569" table:style-name="ce10">
            <text:p>6,569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北埔鄉</text:p>
          </table:table-cell>
          <table:table-cell office:value-type="float" office:value="3129" table:style-name="ce53">
            <text:p>3,129</text:p>
          </table:table-cell>
          <table:table-cell office:value-type="float" office:value="9569" table:style-name="ce50">
            <text:p>9,569</text:p>
          </table:table-cell>
          <table:table-cell office:value-type="float" office:value="5190" table:style-name="ce11">
            <text:p>5,190</text:p>
          </table:table-cell>
          <table:table-cell office:value-type="float" office:value="4379" table:style-name="ce10">
            <text:p>4,379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峨眉鄉</text:p>
          </table:table-cell>
          <table:table-cell office:value-type="float" office:value="2078" table:style-name="ce53">
            <text:p>2,078</text:p>
          </table:table-cell>
          <table:table-cell office:value-type="float" office:value="5592" table:style-name="ce50">
            <text:p>5,592</text:p>
          </table:table-cell>
          <table:table-cell office:value-type="float" office:value="3098" table:style-name="ce11">
            <text:p>3,098</text:p>
          </table:table-cell>
          <table:table-cell office:value-type="float" office:value="2494" table:style-name="ce10">
            <text:p>2,494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尖石鄉</text:p>
          </table:table-cell>
          <table:table-cell office:value-type="float" office:value="2844" table:style-name="ce53">
            <text:p>2,844</text:p>
          </table:table-cell>
          <table:table-cell office:value-type="float" office:value="9367" table:style-name="ce50">
            <text:p>9,367</text:p>
          </table:table-cell>
          <table:table-cell office:value-type="float" office:value="4973" table:style-name="ce11">
            <text:p>4,973</text:p>
          </table:table-cell>
          <table:table-cell office:value-type="float" office:value="4394" table:style-name="ce10">
            <text:p>4,394</text:p>
          </table:table-cell>
          <table:table-cell table:number-columns-repeated="16379"/>
        </table:table-row>
        <table:table-row table:style-name="ro4">
          <table:table-cell office:value-type="string" table:style-name="ce94">
            <text:p>五峰鄉</text:p>
          </table:table-cell>
          <table:table-cell office:value-type="float" office:value="1735" table:style-name="ce54">
            <text:p>1,735</text:p>
          </table:table-cell>
          <table:table-cell office:value-type="float" office:value="4558" table:style-name="ce52">
            <text:p>4,558</text:p>
          </table:table-cell>
          <table:table-cell office:value-type="float" office:value="2470" table:style-name="ce18">
            <text:p>2,470</text:p>
          </table:table-cell>
          <table:table-cell office:value-type="float" office:value="2088" table:style-name="ce17">
            <text:p>2,088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苗栗縣</text:p>
          </table:table-cell>
          <table:table-cell office:value-type="float" office:value="185450" table:style-name="ce72">
            <text:p>185,450</text:p>
          </table:table-cell>
          <table:table-cell office:value-type="float" office:value="560271" table:style-name="ce80">
            <text:p>560,271</text:p>
          </table:table-cell>
          <table:table-cell office:value-type="float" office:value="288890" table:style-name="ce80">
            <text:p>288,890</text:p>
          </table:table-cell>
          <table:table-cell office:value-type="float" office:value="271381" table:style-name="ce74">
            <text:p>271,3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0952" table:style-name="ce53">
            <text:p>30,952</text:p>
          </table:table-cell>
          <table:table-cell office:value-type="float" office:value="90013" table:style-name="ce11">
            <text:p>90,013</text:p>
          </table:table-cell>
          <table:table-cell office:value-type="float" office:value="44967" table:style-name="ce11">
            <text:p>44,967</text:p>
          </table:table-cell>
          <table:table-cell office:value-type="float" office:value="45046" table:style-name="ce10">
            <text:p>45,046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頭份市</text:p>
          </table:table-cell>
          <table:table-cell office:value-type="float" office:value="33804" table:style-name="ce53">
            <text:p>33,804</text:p>
          </table:table-cell>
          <table:table-cell office:value-type="float" office:value="103121" table:style-name="ce11">
            <text:p>103,121</text:p>
          </table:table-cell>
          <table:table-cell office:value-type="float" office:value="52028" table:style-name="ce11">
            <text:p>52,028</text:p>
          </table:table-cell>
          <table:table-cell office:value-type="float" office:value="51093" table:style-name="ce10">
            <text:p>51,093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苑裡鎮</text:p>
          </table:table-cell>
          <table:table-cell office:value-type="float" office:value="14530" table:style-name="ce53">
            <text:p>14,530</text:p>
          </table:table-cell>
          <table:table-cell office:value-type="float" office:value="47252" table:style-name="ce11">
            <text:p>47,252</text:p>
          </table:table-cell>
          <table:table-cell office:value-type="float" office:value="24574" table:style-name="ce11">
            <text:p>24,574</text:p>
          </table:table-cell>
          <table:table-cell office:value-type="float" office:value="22678" table:style-name="ce10">
            <text:p>22,6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48" table:style-name="ce53">
            <text:p>11,548</text:p>
          </table:table-cell>
          <table:table-cell office:value-type="float" office:value="35578" table:style-name="ce11">
            <text:p>35,578</text:p>
          </table:table-cell>
          <table:table-cell office:value-type="float" office:value="18778" table:style-name="ce11">
            <text:p>18,778</text:p>
          </table:table-cell>
          <table:table-cell office:value-type="float" office:value="16800" table:style-name="ce10">
            <text:p>16,8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28387" table:style-name="ce53">
            <text:p>28,387</text:p>
          </table:table-cell>
          <table:table-cell office:value-type="float" office:value="84953" table:style-name="ce11">
            <text:p>84,953</text:p>
          </table:table-cell>
          <table:table-cell office:value-type="float" office:value="42870" table:style-name="ce11">
            <text:p>42,870</text:p>
          </table:table-cell>
          <table:table-cell office:value-type="float" office:value="42083" table:style-name="ce10">
            <text:p>42,0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1867" table:style-name="ce53">
            <text:p>11,867</text:p>
          </table:table-cell>
          <table:table-cell office:value-type="float" office:value="37372" table:style-name="ce11">
            <text:p>37,372</text:p>
          </table:table-cell>
          <table:table-cell office:value-type="float" office:value="19713" table:style-name="ce11">
            <text:p>19,713</text:p>
          </table:table-cell>
          <table:table-cell office:value-type="float" office:value="17659" table:style-name="ce10">
            <text:p>17,6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6089" table:style-name="ce53">
            <text:p>6,089</text:p>
          </table:table-cell>
          <table:table-cell office:value-type="float" office:value="17715" table:style-name="ce11">
            <text:p>17,715</text:p>
          </table:table-cell>
          <table:table-cell office:value-type="float" office:value="9243" table:style-name="ce11">
            <text:p>9,243</text:p>
          </table:table-cell>
          <table:table-cell office:value-type="float" office:value="8472" table:style-name="ce10">
            <text:p>8,4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409" table:style-name="ce53">
            <text:p>5,409</text:p>
          </table:table-cell>
          <table:table-cell office:value-type="float" office:value="15135" table:style-name="ce11">
            <text:p>15,135</text:p>
          </table:table-cell>
          <table:table-cell office:value-type="float" office:value="8029" table:style-name="ce11">
            <text:p>8,029</text:p>
          </table:table-cell>
          <table:table-cell office:value-type="float" office:value="7106" table:style-name="ce10">
            <text:p>7,1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661" table:style-name="ce53">
            <text:p>10,661</text:p>
          </table:table-cell>
          <table:table-cell office:value-type="float" office:value="34289" table:style-name="ce11">
            <text:p>34,289</text:p>
          </table:table-cell>
          <table:table-cell office:value-type="float" office:value="17880" table:style-name="ce11">
            <text:p>17,880</text:p>
          </table:table-cell>
          <table:table-cell office:value-type="float" office:value="16409" table:style-name="ce10">
            <text:p>16,4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59" table:style-name="ce53">
            <text:p>6,159</text:p>
          </table:table-cell>
          <table:table-cell office:value-type="float" office:value="18541" table:style-name="ce11">
            <text:p>18,541</text:p>
          </table:table-cell>
          <table:table-cell office:value-type="float" office:value="9819" table:style-name="ce11">
            <text:p>9,819</text:p>
          </table:table-cell>
          <table:table-cell office:value-type="float" office:value="8722" table:style-name="ce10">
            <text:p>8,7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54" table:style-name="ce53">
            <text:p>3,954</text:p>
          </table:table-cell>
          <table:table-cell office:value-type="float" office:value="10407" table:style-name="ce11">
            <text:p>10,407</text:p>
          </table:table-cell>
          <table:table-cell office:value-type="float" office:value="5737" table:style-name="ce11">
            <text:p>5,737</text:p>
          </table:table-cell>
          <table:table-cell office:value-type="float" office:value="4670" table:style-name="ce10">
            <text:p>4,6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53" table:style-name="ce53">
            <text:p>3,653</text:p>
          </table:table-cell>
          <table:table-cell office:value-type="float" office:value="11118" table:style-name="ce11">
            <text:p>11,118</text:p>
          </table:table-cell>
          <table:table-cell office:value-type="float" office:value="5879" table:style-name="ce11">
            <text:p>5,879</text:p>
          </table:table-cell>
          <table:table-cell office:value-type="float" office:value="5239" table:style-name="ce10">
            <text:p>5,2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70" table:style-name="ce53">
            <text:p>5,570</text:p>
          </table:table-cell>
          <table:table-cell office:value-type="float" office:value="16875" table:style-name="ce11">
            <text:p>16,875</text:p>
          </table:table-cell>
          <table:table-cell office:value-type="float" office:value="8874" table:style-name="ce11">
            <text:p>8,874</text:p>
          </table:table-cell>
          <table:table-cell office:value-type="float" office:value="8001" table:style-name="ce10">
            <text:p>8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64" table:style-name="ce53">
            <text:p>2,664</text:p>
          </table:table-cell>
          <table:table-cell office:value-type="float" office:value="7322" table:style-name="ce11">
            <text:p>7,322</text:p>
          </table:table-cell>
          <table:table-cell office:value-type="float" office:value="4062" table:style-name="ce11">
            <text:p>4,062</text:p>
          </table:table-cell>
          <table:table-cell office:value-type="float" office:value="3260" table:style-name="ce10">
            <text:p>3,2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16" table:style-name="ce53">
            <text:p>4,116</text:p>
          </table:table-cell>
          <table:table-cell office:value-type="float" office:value="13205" table:style-name="ce11">
            <text:p>13,205</text:p>
          </table:table-cell>
          <table:table-cell office:value-type="float" office:value="6949" table:style-name="ce11">
            <text:p>6,949</text:p>
          </table:table-cell>
          <table:table-cell office:value-type="float" office:value="6256" table:style-name="ce10">
            <text:p>6,2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409" table:style-name="ce53">
            <text:p>2,409</text:p>
          </table:table-cell>
          <table:table-cell office:value-type="float" office:value="6921" table:style-name="ce11">
            <text:p>6,921</text:p>
          </table:table-cell>
          <table:table-cell office:value-type="float" office:value="3788" table:style-name="ce11">
            <text:p>3,788</text:p>
          </table:table-cell>
          <table:table-cell office:value-type="float" office:value="3133" table:style-name="ce10">
            <text:p>3,1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18" table:style-name="ce53">
            <text:p>1,718</text:p>
          </table:table-cell>
          <table:table-cell office:value-type="float" office:value="4499" table:style-name="ce11">
            <text:p>4,499</text:p>
          </table:table-cell>
          <table:table-cell office:value-type="float" office:value="2518" table:style-name="ce11">
            <text:p>2,518</text:p>
          </table:table-cell>
          <table:table-cell office:value-type="float" office:value="1981" table:style-name="ce10">
            <text:p>1,98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泰安鄉</text:p>
          </table:table-cell>
          <table:table-cell office:value-type="float" office:value="1960" table:style-name="ce54">
            <text:p>1,960</text:p>
          </table:table-cell>
          <table:table-cell office:value-type="float" office:value="5955" table:style-name="ce18">
            <text:p>5,955</text:p>
          </table:table-cell>
          <table:table-cell office:value-type="float" office:value="3182" table:style-name="ce18">
            <text:p>3,182</text:p>
          </table:table-cell>
          <table:table-cell office:value-type="float" office:value="2773" table:style-name="ce17">
            <text:p>2,773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彰化縣</text:p>
          </table:table-cell>
          <table:table-cell office:value-type="float" office:value="384130" table:style-name="ce72">
            <text:p>384,130</text:p>
          </table:table-cell>
          <table:table-cell office:value-type="float" office:value="1287665" table:style-name="ce80">
            <text:p>1,287,665</text:p>
          </table:table-cell>
          <table:table-cell office:value-type="float" office:value="657156" table:style-name="ce80">
            <text:p>657,156</text:p>
          </table:table-cell>
          <table:table-cell office:value-type="float" office:value="630509" table:style-name="ce74">
            <text:p>630,50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5893" table:style-name="ce53">
            <text:p>75,893</text:p>
          </table:table-cell>
          <table:table-cell office:value-type="float" office:value="234721" table:style-name="ce11">
            <text:p>234,721</text:p>
          </table:table-cell>
          <table:table-cell office:value-type="float" office:value="116095" table:style-name="ce11">
            <text:p>116,095</text:p>
          </table:table-cell>
          <table:table-cell office:value-type="float" office:value="118626" table:style-name="ce10">
            <text:p>118,62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2">
            <text:p>員林市</text:p>
          </table:table-cell>
          <table:table-cell office:value-type="float" office:value="38922" table:style-name="ce53">
            <text:p>38,922</text:p>
          </table:table-cell>
          <table:table-cell office:value-type="float" office:value="124923" table:style-name="ce11">
            <text:p>124,923</text:p>
          </table:table-cell>
          <table:table-cell office:value-type="float" office:value="62149" table:style-name="ce11">
            <text:p>62,149</text:p>
          </table:table-cell>
          <table:table-cell office:value-type="float" office:value="62774" table:style-name="ce10">
            <text:p>62,774</text:p>
          </table:table-cell>
          <table:table-cell table:style-name="ce1"/>
          <table:table-cell table:style-name="ce91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300" table:style-name="ce53">
            <text:p>24,300</text:p>
          </table:table-cell>
          <table:table-cell office:value-type="float" office:value="86697" table:style-name="ce11">
            <text:p>86,697</text:p>
          </table:table-cell>
          <table:table-cell office:value-type="float" office:value="44107" table:style-name="ce11">
            <text:p>44,107</text:p>
          </table:table-cell>
          <table:table-cell office:value-type="float" office:value="42590" table:style-name="ce10">
            <text:p>42,59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6495" table:style-name="ce53">
            <text:p>26,495</text:p>
          </table:table-cell>
          <table:table-cell office:value-type="float" office:value="91229" table:style-name="ce11">
            <text:p>91,229</text:p>
          </table:table-cell>
          <table:table-cell office:value-type="float" office:value="46504" table:style-name="ce11">
            <text:p>46,504</text:p>
          </table:table-cell>
          <table:table-cell office:value-type="float" office:value="44725" table:style-name="ce10">
            <text:p>44,7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566" table:style-name="ce53">
            <text:p>10,566</text:p>
          </table:table-cell>
          <table:table-cell office:value-type="float" office:value="33274" table:style-name="ce11">
            <text:p>33,274</text:p>
          </table:table-cell>
          <table:table-cell office:value-type="float" office:value="16781" table:style-name="ce11">
            <text:p>16,781</text:p>
          </table:table-cell>
          <table:table-cell office:value-type="float" office:value="16493" table:style-name="ce10">
            <text:p>16,4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191" table:style-name="ce53">
            <text:p>16,191</text:p>
          </table:table-cell>
          <table:table-cell office:value-type="float" office:value="55683" table:style-name="ce11">
            <text:p>55,683</text:p>
          </table:table-cell>
          <table:table-cell office:value-type="float" office:value="28307" table:style-name="ce11">
            <text:p>28,307</text:p>
          </table:table-cell>
          <table:table-cell office:value-type="float" office:value="27376" table:style-name="ce10">
            <text:p>27,37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080" table:style-name="ce53">
            <text:p>13,080</text:p>
          </table:table-cell>
          <table:table-cell office:value-type="float" office:value="42250" table:style-name="ce11">
            <text:p>42,250</text:p>
          </table:table-cell>
          <table:table-cell office:value-type="float" office:value="21822" table:style-name="ce11">
            <text:p>21,822</text:p>
          </table:table-cell>
          <table:table-cell office:value-type="float" office:value="20428" table:style-name="ce10">
            <text:p>20,42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4974" table:style-name="ce53">
            <text:p>14,974</text:p>
          </table:table-cell>
          <table:table-cell office:value-type="float" office:value="51598" table:style-name="ce11">
            <text:p>51,598</text:p>
          </table:table-cell>
          <table:table-cell office:value-type="float" office:value="26588" table:style-name="ce11">
            <text:p>26,588</text:p>
          </table:table-cell>
          <table:table-cell office:value-type="float" office:value="25010" table:style-name="ce10">
            <text:p>25,01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372" table:style-name="ce53">
            <text:p>4,372</text:p>
          </table:table-cell>
          <table:table-cell office:value-type="float" office:value="16990" table:style-name="ce11">
            <text:p>16,990</text:p>
          </table:table-cell>
          <table:table-cell office:value-type="float" office:value="8782" table:style-name="ce11">
            <text:p>8,782</text:p>
          </table:table-cell>
          <table:table-cell office:value-type="float" office:value="8208" table:style-name="ce10">
            <text:p>8,20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9799" table:style-name="ce53">
            <text:p>9,799</text:p>
          </table:table-cell>
          <table:table-cell office:value-type="float" office:value="36632" table:style-name="ce11">
            <text:p>36,632</text:p>
          </table:table-cell>
          <table:table-cell office:value-type="float" office:value="18704" table:style-name="ce11">
            <text:p>18,704</text:p>
          </table:table-cell>
          <table:table-cell office:value-type="float" office:value="17928" table:style-name="ce10">
            <text:p>17,92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2611" table:style-name="ce53">
            <text:p>12,611</text:p>
          </table:table-cell>
          <table:table-cell office:value-type="float" office:value="47413" table:style-name="ce11">
            <text:p>47,413</text:p>
          </table:table-cell>
          <table:table-cell office:value-type="float" office:value="24691" table:style-name="ce11">
            <text:p>24,691</text:p>
          </table:table-cell>
          <table:table-cell office:value-type="float" office:value="22722" table:style-name="ce10">
            <text:p>22,72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603" table:style-name="ce53">
            <text:p>10,603</text:p>
          </table:table-cell>
          <table:table-cell office:value-type="float" office:value="39352" table:style-name="ce11">
            <text:p>39,352</text:p>
          </table:table-cell>
          <table:table-cell office:value-type="float" office:value="20310" table:style-name="ce11">
            <text:p>20,310</text:p>
          </table:table-cell>
          <table:table-cell office:value-type="float" office:value="19042" table:style-name="ce10">
            <text:p>19,04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3980" table:style-name="ce53">
            <text:p>13,980</text:p>
          </table:table-cell>
          <table:table-cell office:value-type="float" office:value="46163" table:style-name="ce11">
            <text:p>46,163</text:p>
          </table:table-cell>
          <table:table-cell office:value-type="float" office:value="23738" table:style-name="ce11">
            <text:p>23,738</text:p>
          </table:table-cell>
          <table:table-cell office:value-type="float" office:value="22425" table:style-name="ce10">
            <text:p>22,4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52" table:style-name="ce53">
            <text:p>6,852</text:p>
          </table:table-cell>
          <table:table-cell office:value-type="float" office:value="23911" table:style-name="ce11">
            <text:p>23,911</text:p>
          </table:table-cell>
          <table:table-cell office:value-type="float" office:value="12576" table:style-name="ce11">
            <text:p>12,576</text:p>
          </table:table-cell>
          <table:table-cell office:value-type="float" office:value="11335" table:style-name="ce10">
            <text:p>11,3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015" table:style-name="ce53">
            <text:p>11,015</text:p>
          </table:table-cell>
          <table:table-cell office:value-type="float" office:value="36723" table:style-name="ce11">
            <text:p>36,723</text:p>
          </table:table-cell>
          <table:table-cell office:value-type="float" office:value="19021" table:style-name="ce11">
            <text:p>19,021</text:p>
          </table:table-cell>
          <table:table-cell office:value-type="float" office:value="17702" table:style-name="ce10">
            <text:p>17,7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033" table:style-name="ce53">
            <text:p>9,033</text:p>
          </table:table-cell>
          <table:table-cell office:value-type="float" office:value="32829" table:style-name="ce11">
            <text:p>32,829</text:p>
          </table:table-cell>
          <table:table-cell office:value-type="float" office:value="17239" table:style-name="ce11">
            <text:p>17,239</text:p>
          </table:table-cell>
          <table:table-cell office:value-type="float" office:value="15590" table:style-name="ce10">
            <text:p>15,5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451" table:style-name="ce53">
            <text:p>10,451</text:p>
          </table:table-cell>
          <table:table-cell office:value-type="float" office:value="34786" table:style-name="ce11">
            <text:p>34,786</text:p>
          </table:table-cell>
          <table:table-cell office:value-type="float" office:value="17938" table:style-name="ce11">
            <text:p>17,938</text:p>
          </table:table-cell>
          <table:table-cell office:value-type="float" office:value="16848" table:style-name="ce10">
            <text:p>16,8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08" table:style-name="ce53">
            <text:p>10,908</text:p>
          </table:table-cell>
          <table:table-cell office:value-type="float" office:value="37800" table:style-name="ce11">
            <text:p>37,800</text:p>
          </table:table-cell>
          <table:table-cell office:value-type="float" office:value="19590" table:style-name="ce11">
            <text:p>19,590</text:p>
          </table:table-cell>
          <table:table-cell office:value-type="float" office:value="18210" table:style-name="ce10">
            <text:p>18,2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2839" table:style-name="ce53">
            <text:p>12,839</text:p>
          </table:table-cell>
          <table:table-cell office:value-type="float" office:value="43349" table:style-name="ce11">
            <text:p>43,349</text:p>
          </table:table-cell>
          <table:table-cell office:value-type="float" office:value="22257" table:style-name="ce11">
            <text:p>22,257</text:p>
          </table:table-cell>
          <table:table-cell office:value-type="float" office:value="21092" table:style-name="ce10">
            <text:p>21,0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26" table:style-name="ce53">
            <text:p>5,326</text:p>
          </table:table-cell>
          <table:table-cell office:value-type="float" office:value="15550" table:style-name="ce11">
            <text:p>15,550</text:p>
          </table:table-cell>
          <table:table-cell office:value-type="float" office:value="8155" table:style-name="ce11">
            <text:p>8,155</text:p>
          </table:table-cell>
          <table:table-cell office:value-type="float" office:value="7395" table:style-name="ce10">
            <text:p>7,3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7914" table:style-name="ce53">
            <text:p>7,914</text:p>
          </table:table-cell>
          <table:table-cell office:value-type="float" office:value="27611" table:style-name="ce11">
            <text:p>27,611</text:p>
          </table:table-cell>
          <table:table-cell office:value-type="float" office:value="14270" table:style-name="ce11">
            <text:p>14,270</text:p>
          </table:table-cell>
          <table:table-cell office:value-type="float" office:value="13341" table:style-name="ce10">
            <text:p>13,3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8988" table:style-name="ce53">
            <text:p>8,988</text:p>
          </table:table-cell>
          <table:table-cell office:value-type="float" office:value="30783" table:style-name="ce11">
            <text:p>30,783</text:p>
          </table:table-cell>
          <table:table-cell office:value-type="float" office:value="16006" table:style-name="ce11">
            <text:p>16,006</text:p>
          </table:table-cell>
          <table:table-cell office:value-type="float" office:value="14777" table:style-name="ce10">
            <text:p>14,7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29" table:style-name="ce53">
            <text:p>10,129</text:p>
          </table:table-cell>
          <table:table-cell office:value-type="float" office:value="34100" table:style-name="ce11">
            <text:p>34,100</text:p>
          </table:table-cell>
          <table:table-cell office:value-type="float" office:value="18023" table:style-name="ce11">
            <text:p>18,023</text:p>
          </table:table-cell>
          <table:table-cell office:value-type="float" office:value="16077" table:style-name="ce10">
            <text:p>16,0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97" table:style-name="ce53">
            <text:p>5,297</text:p>
          </table:table-cell>
          <table:table-cell office:value-type="float" office:value="17335" table:style-name="ce11">
            <text:p>17,335</text:p>
          </table:table-cell>
          <table:table-cell office:value-type="float" office:value="9392" table:style-name="ce11">
            <text:p>9,392</text:p>
          </table:table-cell>
          <table:table-cell office:value-type="float" office:value="7943" table:style-name="ce10">
            <text:p>7,9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630" table:style-name="ce53">
            <text:p>4,630</text:p>
          </table:table-cell>
          <table:table-cell office:value-type="float" office:value="15520" table:style-name="ce11">
            <text:p>15,520</text:p>
          </table:table-cell>
          <table:table-cell office:value-type="float" office:value="8175" table:style-name="ce11">
            <text:p>8,175</text:p>
          </table:table-cell>
          <table:table-cell office:value-type="float" office:value="7345" table:style-name="ce10">
            <text:p>7,34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62" table:style-name="ce54">
            <text:p>8,962</text:p>
          </table:table-cell>
          <table:table-cell office:value-type="float" office:value="30443" table:style-name="ce18">
            <text:p>30,443</text:p>
          </table:table-cell>
          <table:table-cell office:value-type="float" office:value="15936" table:style-name="ce18">
            <text:p>15,936</text:p>
          </table:table-cell>
          <table:table-cell office:value-type="float" office:value="14507" table:style-name="ce17">
            <text:p>14,507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南投縣</text:p>
          </table:table-cell>
          <table:table-cell office:value-type="float" office:value="177274" table:style-name="ce72">
            <text:p>177,274</text:p>
          </table:table-cell>
          <table:table-cell office:value-type="float" office:value="506052" table:style-name="ce80">
            <text:p>506,052</text:p>
          </table:table-cell>
          <table:table-cell office:value-type="float" office:value="259449" table:style-name="ce80">
            <text:p>259,449</text:p>
          </table:table-cell>
          <table:table-cell office:value-type="float" office:value="246603" table:style-name="ce74">
            <text:p>246,6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4585" table:style-name="ce53">
            <text:p>34,585</text:p>
          </table:table-cell>
          <table:table-cell office:value-type="float" office:value="101091" table:style-name="ce11">
            <text:p>101,091</text:p>
          </table:table-cell>
          <table:table-cell office:value-type="float" office:value="50670" table:style-name="ce11">
            <text:p>50,670</text:p>
          </table:table-cell>
          <table:table-cell office:value-type="float" office:value="50421" table:style-name="ce10">
            <text:p>50,4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8962" table:style-name="ce53">
            <text:p>28,962</text:p>
          </table:table-cell>
          <table:table-cell office:value-type="float" office:value="81709" table:style-name="ce11">
            <text:p>81,709</text:p>
          </table:table-cell>
          <table:table-cell office:value-type="float" office:value="40897" table:style-name="ce11">
            <text:p>40,897</text:p>
          </table:table-cell>
          <table:table-cell office:value-type="float" office:value="40812" table:style-name="ce10">
            <text:p>40,8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2947" table:style-name="ce53">
            <text:p>32,947</text:p>
          </table:table-cell>
          <table:table-cell office:value-type="float" office:value="98519" table:style-name="ce11">
            <text:p>98,519</text:p>
          </table:table-cell>
          <table:table-cell office:value-type="float" office:value="49795" table:style-name="ce11">
            <text:p>49,795</text:p>
          </table:table-cell>
          <table:table-cell office:value-type="float" office:value="48724" table:style-name="ce10">
            <text:p>48,7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026" table:style-name="ce53">
            <text:p>20,026</text:p>
          </table:table-cell>
          <table:table-cell office:value-type="float" office:value="55656" table:style-name="ce11">
            <text:p>55,656</text:p>
          </table:table-cell>
          <table:table-cell office:value-type="float" office:value="28577" table:style-name="ce11">
            <text:p>28,577</text:p>
          </table:table-cell>
          <table:table-cell office:value-type="float" office:value="27079" table:style-name="ce10">
            <text:p>27,0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317" table:style-name="ce53">
            <text:p>4,317</text:p>
          </table:table-cell>
          <table:table-cell office:value-type="float" office:value="11079" table:style-name="ce11">
            <text:p>11,079</text:p>
          </table:table-cell>
          <table:table-cell office:value-type="float" office:value="5758" table:style-name="ce11">
            <text:p>5,758</text:p>
          </table:table-cell>
          <table:table-cell office:value-type="float" office:value="5321" table:style-name="ce10">
            <text:p>5,3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07" table:style-name="ce53">
            <text:p>12,607</text:p>
          </table:table-cell>
          <table:table-cell office:value-type="float" office:value="39287" table:style-name="ce11">
            <text:p>39,287</text:p>
          </table:table-cell>
          <table:table-cell office:value-type="float" office:value="20652" table:style-name="ce11">
            <text:p>20,652</text:p>
          </table:table-cell>
          <table:table-cell office:value-type="float" office:value="18635" table:style-name="ce10">
            <text:p>18,6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788" table:style-name="ce53">
            <text:p>7,788</text:p>
          </table:table-cell>
          <table:table-cell office:value-type="float" office:value="18035" table:style-name="ce11">
            <text:p>18,035</text:p>
          </table:table-cell>
          <table:table-cell office:value-type="float" office:value="9612" table:style-name="ce11">
            <text:p>9,612</text:p>
          </table:table-cell>
          <table:table-cell office:value-type="float" office:value="8423" table:style-name="ce10">
            <text:p>8,4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51" table:style-name="ce53">
            <text:p>5,651</text:p>
          </table:table-cell>
          <table:table-cell office:value-type="float" office:value="15164" table:style-name="ce11">
            <text:p>15,164</text:p>
          </table:table-cell>
          <table:table-cell office:value-type="float" office:value="8236" table:style-name="ce11">
            <text:p>8,236</text:p>
          </table:table-cell>
          <table:table-cell office:value-type="float" office:value="6928" table:style-name="ce10">
            <text:p>6,9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47" table:style-name="ce53">
            <text:p>5,747</text:p>
          </table:table-cell>
          <table:table-cell office:value-type="float" office:value="16179" table:style-name="ce11">
            <text:p>16,179</text:p>
          </table:table-cell>
          <table:table-cell office:value-type="float" office:value="8507" table:style-name="ce11">
            <text:p>8,507</text:p>
          </table:table-cell>
          <table:table-cell office:value-type="float" office:value="7672" table:style-name="ce10">
            <text:p>7,6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306" table:style-name="ce53">
            <text:p>7,306</text:p>
          </table:table-cell>
          <table:table-cell office:value-type="float" office:value="19154" table:style-name="ce11">
            <text:p>19,154</text:p>
          </table:table-cell>
          <table:table-cell office:value-type="float" office:value="10352" table:style-name="ce11">
            <text:p>10,352</text:p>
          </table:table-cell>
          <table:table-cell office:value-type="float" office:value="8802" table:style-name="ce10">
            <text:p>8,8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77" table:style-name="ce53">
            <text:p>7,177</text:p>
          </table:table-cell>
          <table:table-cell office:value-type="float" office:value="18081" table:style-name="ce11">
            <text:p>18,081</text:p>
          </table:table-cell>
          <table:table-cell office:value-type="float" office:value="9486" table:style-name="ce11">
            <text:p>9,486</text:p>
          </table:table-cell>
          <table:table-cell office:value-type="float" office:value="8595" table:style-name="ce10">
            <text:p>8,5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信義鄉</text:p>
          </table:table-cell>
          <table:table-cell office:value-type="float" office:value="5229" table:style-name="ce53">
            <text:p>5,229</text:p>
          </table:table-cell>
          <table:table-cell office:value-type="float" office:value="16406" table:style-name="ce11">
            <text:p>16,406</text:p>
          </table:table-cell>
          <table:table-cell office:value-type="float" office:value="8782" table:style-name="ce11">
            <text:p>8,782</text:p>
          </table:table-cell>
          <table:table-cell office:value-type="float" office:value="7624" table:style-name="ce10">
            <text:p>7,62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仁愛鄉</text:p>
          </table:table-cell>
          <table:table-cell office:value-type="float" office:value="4932" table:style-name="ce54">
            <text:p>4,932</text:p>
          </table:table-cell>
          <table:table-cell office:value-type="float" office:value="15692" table:style-name="ce18">
            <text:p>15,692</text:p>
          </table:table-cell>
          <table:table-cell office:value-type="float" office:value="8125" table:style-name="ce18">
            <text:p>8,125</text:p>
          </table:table-cell>
          <table:table-cell office:value-type="float" office:value="7567" table:style-name="ce17">
            <text:p>7,56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雲林縣</text:p>
          </table:table-cell>
          <table:table-cell office:value-type="float" office:value="239262" table:style-name="ce72">
            <text:p>239,262</text:p>
          </table:table-cell>
          <table:table-cell office:value-type="float" office:value="695925" table:style-name="ce80">
            <text:p>695,925</text:p>
          </table:table-cell>
          <table:table-cell office:value-type="float" office:value="361645" table:style-name="ce80">
            <text:p>361,645</text:p>
          </table:table-cell>
          <table:table-cell office:value-type="float" office:value="334280" table:style-name="ce74">
            <text:p>334,2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7805" table:style-name="ce53">
            <text:p>37,805</text:p>
          </table:table-cell>
          <table:table-cell office:value-type="float" office:value="108415" table:style-name="ce11">
            <text:p>108,415</text:p>
          </table:table-cell>
          <table:table-cell office:value-type="float" office:value="54090" table:style-name="ce11">
            <text:p>54,090</text:p>
          </table:table-cell>
          <table:table-cell office:value-type="float" office:value="54325" table:style-name="ce10">
            <text:p>54,3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821" table:style-name="ce53">
            <text:p>15,821</text:p>
          </table:table-cell>
          <table:table-cell office:value-type="float" office:value="45345" table:style-name="ce11">
            <text:p>45,345</text:p>
          </table:table-cell>
          <table:table-cell office:value-type="float" office:value="23057" table:style-name="ce11">
            <text:p>23,057</text:p>
          </table:table-cell>
          <table:table-cell office:value-type="float" office:value="22288" table:style-name="ce10">
            <text:p>22,2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4656" table:style-name="ce53">
            <text:p>24,656</text:p>
          </table:table-cell>
          <table:table-cell office:value-type="float" office:value="70760" table:style-name="ce11">
            <text:p>70,760</text:p>
          </table:table-cell>
          <table:table-cell office:value-type="float" office:value="35862" table:style-name="ce11">
            <text:p>35,862</text:p>
          </table:table-cell>
          <table:table-cell office:value-type="float" office:value="34898" table:style-name="ce10">
            <text:p>34,8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571" table:style-name="ce53">
            <text:p>14,571</text:p>
          </table:table-cell>
          <table:table-cell office:value-type="float" office:value="46639" table:style-name="ce11">
            <text:p>46,639</text:p>
          </table:table-cell>
          <table:table-cell office:value-type="float" office:value="23620" table:style-name="ce11">
            <text:p>23,620</text:p>
          </table:table-cell>
          <table:table-cell office:value-type="float" office:value="23019" table:style-name="ce10">
            <text:p>23,0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296" table:style-name="ce53">
            <text:p>9,296</text:p>
          </table:table-cell>
          <table:table-cell office:value-type="float" office:value="29321" table:style-name="ce11">
            <text:p>29,321</text:p>
          </table:table-cell>
          <table:table-cell office:value-type="float" office:value="15325" table:style-name="ce11">
            <text:p>15,325</text:p>
          </table:table-cell>
          <table:table-cell office:value-type="float" office:value="13996" table:style-name="ce10">
            <text:p>13,9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5931" table:style-name="ce53">
            <text:p>15,931</text:p>
          </table:table-cell>
          <table:table-cell office:value-type="float" office:value="40805" table:style-name="ce11">
            <text:p>40,805</text:p>
          </table:table-cell>
          <table:table-cell office:value-type="float" office:value="21152" table:style-name="ce11">
            <text:p>21,152</text:p>
          </table:table-cell>
          <table:table-cell office:value-type="float" office:value="19653" table:style-name="ce10">
            <text:p>19,6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0949" table:style-name="ce53">
            <text:p>10,949</text:p>
          </table:table-cell>
          <table:table-cell office:value-type="float" office:value="32044" table:style-name="ce11">
            <text:p>32,044</text:p>
          </table:table-cell>
          <table:table-cell office:value-type="float" office:value="16895" table:style-name="ce11">
            <text:p>16,895</text:p>
          </table:table-cell>
          <table:table-cell office:value-type="float" office:value="15149" table:style-name="ce10">
            <text:p>15,1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706" table:style-name="ce53">
            <text:p>6,706</text:p>
          </table:table-cell>
          <table:table-cell office:value-type="float" office:value="19495" table:style-name="ce11">
            <text:p>19,495</text:p>
          </table:table-cell>
          <table:table-cell office:value-type="float" office:value="10464" table:style-name="ce11">
            <text:p>10,464</text:p>
          </table:table-cell>
          <table:table-cell office:value-type="float" office:value="9031" table:style-name="ce10">
            <text:p>9,0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296" table:style-name="ce53">
            <text:p>9,296</text:p>
          </table:table-cell>
          <table:table-cell office:value-type="float" office:value="29092" table:style-name="ce11">
            <text:p>29,092</text:p>
          </table:table-cell>
          <table:table-cell office:value-type="float" office:value="15292" table:style-name="ce11">
            <text:p>15,292</text:p>
          </table:table-cell>
          <table:table-cell office:value-type="float" office:value="13800" table:style-name="ce10">
            <text:p>13,8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5979" table:style-name="ce53">
            <text:p>5,979</text:p>
          </table:table-cell>
          <table:table-cell office:value-type="float" office:value="18568" table:style-name="ce11">
            <text:p>18,568</text:p>
          </table:table-cell>
          <table:table-cell office:value-type="float" office:value="9710" table:style-name="ce11">
            <text:p>9,710</text:p>
          </table:table-cell>
          <table:table-cell office:value-type="float" office:value="8858" table:style-name="ce10">
            <text:p>8,8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16" table:style-name="ce53">
            <text:p>8,916</text:p>
          </table:table-cell>
          <table:table-cell office:value-type="float" office:value="27617" table:style-name="ce11">
            <text:p>27,617</text:p>
          </table:table-cell>
          <table:table-cell office:value-type="float" office:value="14790" table:style-name="ce11">
            <text:p>14,790</text:p>
          </table:table-cell>
          <table:table-cell office:value-type="float" office:value="12827" table:style-name="ce10">
            <text:p>12,8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10" table:style-name="ce53">
            <text:p>8,510</text:p>
          </table:table-cell>
          <table:table-cell office:value-type="float" office:value="25183" table:style-name="ce11">
            <text:p>25,183</text:p>
          </table:table-cell>
          <table:table-cell office:value-type="float" office:value="13327" table:style-name="ce11">
            <text:p>13,327</text:p>
          </table:table-cell>
          <table:table-cell office:value-type="float" office:value="11856" table:style-name="ce10">
            <text:p>11,8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137" table:style-name="ce53">
            <text:p>14,137</text:p>
          </table:table-cell>
          <table:table-cell office:value-type="float" office:value="44833" table:style-name="ce11">
            <text:p>44,833</text:p>
          </table:table-cell>
          <table:table-cell office:value-type="float" office:value="22610" table:style-name="ce11">
            <text:p>22,610</text:p>
          </table:table-cell>
          <table:table-cell office:value-type="float" office:value="22223" table:style-name="ce10">
            <text:p>22,2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12" table:style-name="ce53">
            <text:p>5,712</text:p>
          </table:table-cell>
          <table:table-cell office:value-type="float" office:value="15182" table:style-name="ce11">
            <text:p>15,182</text:p>
          </table:table-cell>
          <table:table-cell office:value-type="float" office:value="8357" table:style-name="ce11">
            <text:p>8,357</text:p>
          </table:table-cell>
          <table:table-cell office:value-type="float" office:value="6825" table:style-name="ce10">
            <text:p>6,8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53" table:style-name="ce53">
            <text:p>4,453</text:p>
          </table:table-cell>
          <table:table-cell office:value-type="float" office:value="13231" table:style-name="ce11">
            <text:p>13,231</text:p>
          </table:table-cell>
          <table:table-cell office:value-type="float" office:value="7109" table:style-name="ce11">
            <text:p>7,109</text:p>
          </table:table-cell>
          <table:table-cell office:value-type="float" office:value="6122" table:style-name="ce10">
            <text:p>6,1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723" table:style-name="ce53">
            <text:p>8,723</text:p>
          </table:table-cell>
          <table:table-cell office:value-type="float" office:value="24273" table:style-name="ce11">
            <text:p>24,273</text:p>
          </table:table-cell>
          <table:table-cell office:value-type="float" office:value="13010" table:style-name="ce11">
            <text:p>13,010</text:p>
          </table:table-cell>
          <table:table-cell office:value-type="float" office:value="11263" table:style-name="ce10">
            <text:p>11,2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324" table:style-name="ce53">
            <text:p>9,324</text:p>
          </table:table-cell>
          <table:table-cell office:value-type="float" office:value="26461" table:style-name="ce11">
            <text:p>26,461</text:p>
          </table:table-cell>
          <table:table-cell office:value-type="float" office:value="14456" table:style-name="ce11">
            <text:p>14,456</text:p>
          </table:table-cell>
          <table:table-cell office:value-type="float" office:value="12005" table:style-name="ce10">
            <text:p>12,0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858" table:style-name="ce53">
            <text:p>8,858</text:p>
          </table:table-cell>
          <table:table-cell office:value-type="float" office:value="24275" table:style-name="ce11">
            <text:p>24,275</text:p>
          </table:table-cell>
          <table:table-cell office:value-type="float" office:value="13178" table:style-name="ce11">
            <text:p>13,178</text:p>
          </table:table-cell>
          <table:table-cell office:value-type="float" office:value="11097" table:style-name="ce10">
            <text:p>11,0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546" table:style-name="ce53">
            <text:p>9,546</text:p>
          </table:table-cell>
          <table:table-cell office:value-type="float" office:value="28152" table:style-name="ce11">
            <text:p>28,152</text:p>
          </table:table-cell>
          <table:table-cell office:value-type="float" office:value="14974" table:style-name="ce11">
            <text:p>14,974</text:p>
          </table:table-cell>
          <table:table-cell office:value-type="float" office:value="13178" table:style-name="ce10">
            <text:p>13,17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10073" table:style-name="ce54">
            <text:p>10,073</text:p>
          </table:table-cell>
          <table:table-cell office:value-type="float" office:value="26234" table:style-name="ce18">
            <text:p>26,234</text:p>
          </table:table-cell>
          <table:table-cell office:value-type="float" office:value="14367" table:style-name="ce18">
            <text:p>14,367</text:p>
          </table:table-cell>
          <table:table-cell office:value-type="float" office:value="11867" table:style-name="ce17">
            <text:p>11,867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嘉義縣</text:p>
          </table:table-cell>
          <table:table-cell office:value-type="float" office:value="182500" table:style-name="ce72">
            <text:p>182,500</text:p>
          </table:table-cell>
          <table:table-cell office:value-type="float" office:value="516531" table:style-name="ce80">
            <text:p>516,531</text:p>
          </table:table-cell>
          <table:table-cell office:value-type="float" office:value="268761" table:style-name="ce80">
            <text:p>268,761</text:p>
          </table:table-cell>
          <table:table-cell office:value-type="float" office:value="247770" table:style-name="ce74">
            <text:p>247,7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2604" table:style-name="ce53">
            <text:p>12,604</text:p>
          </table:table-cell>
          <table:table-cell office:value-type="float" office:value="37474" table:style-name="ce11">
            <text:p>37,474</text:p>
          </table:table-cell>
          <table:table-cell office:value-type="float" office:value="19252" table:style-name="ce11">
            <text:p>19,252</text:p>
          </table:table-cell>
          <table:table-cell office:value-type="float" office:value="18222" table:style-name="ce10">
            <text:p>18,2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624" table:style-name="ce53">
            <text:p>15,624</text:p>
          </table:table-cell>
          <table:table-cell office:value-type="float" office:value="42688" table:style-name="ce11">
            <text:p>42,688</text:p>
          </table:table-cell>
          <table:table-cell office:value-type="float" office:value="21614" table:style-name="ce11">
            <text:p>21,614</text:p>
          </table:table-cell>
          <table:table-cell office:value-type="float" office:value="21074" table:style-name="ce10">
            <text:p>21,0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999" table:style-name="ce53">
            <text:p>9,999</text:p>
          </table:table-cell>
          <table:table-cell office:value-type="float" office:value="27575" table:style-name="ce11">
            <text:p>27,575</text:p>
          </table:table-cell>
          <table:table-cell office:value-type="float" office:value="14097" table:style-name="ce11">
            <text:p>14,097</text:p>
          </table:table-cell>
          <table:table-cell office:value-type="float" office:value="13478" table:style-name="ce10">
            <text:p>13,4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372" table:style-name="ce53">
            <text:p>11,372</text:p>
          </table:table-cell>
          <table:table-cell office:value-type="float" office:value="31469" table:style-name="ce11">
            <text:p>31,469</text:p>
          </table:table-cell>
          <table:table-cell office:value-type="float" office:value="16106" table:style-name="ce11">
            <text:p>16,106</text:p>
          </table:table-cell>
          <table:table-cell office:value-type="float" office:value="15363" table:style-name="ce10">
            <text:p>15,3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4640" table:style-name="ce53">
            <text:p>24,640</text:p>
          </table:table-cell>
          <table:table-cell office:value-type="float" office:value="71859" table:style-name="ce11">
            <text:p>71,859</text:p>
          </table:table-cell>
          <table:table-cell office:value-type="float" office:value="36791" table:style-name="ce11">
            <text:p>36,791</text:p>
          </table:table-cell>
          <table:table-cell office:value-type="float" office:value="35068" table:style-name="ce10">
            <text:p>35,0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372" table:style-name="ce53">
            <text:p>5,372</text:p>
          </table:table-cell>
          <table:table-cell office:value-type="float" office:value="14997" table:style-name="ce11">
            <text:p>14,997</text:p>
          </table:table-cell>
          <table:table-cell office:value-type="float" office:value="8004" table:style-name="ce11">
            <text:p>8,004</text:p>
          </table:table-cell>
          <table:table-cell office:value-type="float" office:value="6993" table:style-name="ce10">
            <text:p>6,9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663" table:style-name="ce53">
            <text:p>10,663</text:p>
          </table:table-cell>
          <table:table-cell office:value-type="float" office:value="32536" table:style-name="ce11">
            <text:p>32,536</text:p>
          </table:table-cell>
          <table:table-cell office:value-type="float" office:value="17133" table:style-name="ce11">
            <text:p>17,133</text:p>
          </table:table-cell>
          <table:table-cell office:value-type="float" office:value="15403" table:style-name="ce10">
            <text:p>15,4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953" table:style-name="ce53">
            <text:p>8,953</text:p>
          </table:table-cell>
          <table:table-cell office:value-type="float" office:value="23888" table:style-name="ce11">
            <text:p>23,888</text:p>
          </table:table-cell>
          <table:table-cell office:value-type="float" office:value="12710" table:style-name="ce11">
            <text:p>12,710</text:p>
          </table:table-cell>
          <table:table-cell office:value-type="float" office:value="11178" table:style-name="ce10">
            <text:p>11,1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308" table:style-name="ce53">
            <text:p>9,308</text:p>
          </table:table-cell>
          <table:table-cell office:value-type="float" office:value="25412" table:style-name="ce11">
            <text:p>25,412</text:p>
          </table:table-cell>
          <table:table-cell office:value-type="float" office:value="13477" table:style-name="ce11">
            <text:p>13,477</text:p>
          </table:table-cell>
          <table:table-cell office:value-type="float" office:value="11935" table:style-name="ce10">
            <text:p>11,9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492" table:style-name="ce53">
            <text:p>7,492</text:p>
          </table:table-cell>
          <table:table-cell office:value-type="float" office:value="18917" table:style-name="ce11">
            <text:p>18,917</text:p>
          </table:table-cell>
          <table:table-cell office:value-type="float" office:value="9835" table:style-name="ce11">
            <text:p>9,835</text:p>
          </table:table-cell>
          <table:table-cell office:value-type="float" office:value="9082" table:style-name="ce10">
            <text:p>9,0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802" table:style-name="ce53">
            <text:p>5,802</text:p>
          </table:table-cell>
          <table:table-cell office:value-type="float" office:value="15904" table:style-name="ce11">
            <text:p>15,904</text:p>
          </table:table-cell>
          <table:table-cell office:value-type="float" office:value="8540" table:style-name="ce11">
            <text:p>8,540</text:p>
          </table:table-cell>
          <table:table-cell office:value-type="float" office:value="7364" table:style-name="ce10">
            <text:p>7,3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000" table:style-name="ce53">
            <text:p>18,000</text:p>
          </table:table-cell>
          <table:table-cell office:value-type="float" office:value="50197" table:style-name="ce11">
            <text:p>50,197</text:p>
          </table:table-cell>
          <table:table-cell office:value-type="float" office:value="25885" table:style-name="ce11">
            <text:p>25,885</text:p>
          </table:table-cell>
          <table:table-cell office:value-type="float" office:value="24312" table:style-name="ce10">
            <text:p>24,3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5969" table:style-name="ce53">
            <text:p>15,969</text:p>
          </table:table-cell>
          <table:table-cell office:value-type="float" office:value="45472" table:style-name="ce11">
            <text:p>45,472</text:p>
          </table:table-cell>
          <table:table-cell office:value-type="float" office:value="23633" table:style-name="ce11">
            <text:p>23,633</text:p>
          </table:table-cell>
          <table:table-cell office:value-type="float" office:value="21839" table:style-name="ce10">
            <text:p>21,8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36" table:style-name="ce53">
            <text:p>11,736</text:p>
          </table:table-cell>
          <table:table-cell office:value-type="float" office:value="36313" table:style-name="ce11">
            <text:p>36,313</text:p>
          </table:table-cell>
          <table:table-cell office:value-type="float" office:value="19391" table:style-name="ce11">
            <text:p>19,391</text:p>
          </table:table-cell>
          <table:table-cell office:value-type="float" office:value="16922" table:style-name="ce10">
            <text:p>16,9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74" table:style-name="ce53">
            <text:p>6,774</text:p>
          </table:table-cell>
          <table:table-cell office:value-type="float" office:value="19824" table:style-name="ce11">
            <text:p>19,824</text:p>
          </table:table-cell>
          <table:table-cell office:value-type="float" office:value="10552" table:style-name="ce11">
            <text:p>10,552</text:p>
          </table:table-cell>
          <table:table-cell office:value-type="float" office:value="9272" table:style-name="ce10">
            <text:p>9,2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97" table:style-name="ce53">
            <text:p>4,297</text:p>
          </table:table-cell>
          <table:table-cell office:value-type="float" office:value="11741" table:style-name="ce11">
            <text:p>11,741</text:p>
          </table:table-cell>
          <table:table-cell office:value-type="float" office:value="6346" table:style-name="ce11">
            <text:p>6,346</text:p>
          </table:table-cell>
          <table:table-cell office:value-type="float" office:value="5395" table:style-name="ce10">
            <text:p>5,3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9" table:style-name="ce53">
            <text:p>1,939</text:p>
          </table:table-cell>
          <table:table-cell office:value-type="float" office:value="4590" table:style-name="ce11">
            <text:p>4,590</text:p>
          </table:table-cell>
          <table:table-cell office:value-type="float" office:value="2386" table:style-name="ce11">
            <text:p>2,386</text:p>
          </table:table-cell>
          <table:table-cell office:value-type="float" office:value="2204" table:style-name="ce10">
            <text:p>2,20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阿里山鄉</text:p>
          </table:table-cell>
          <table:table-cell office:value-type="float" office:value="1956" table:style-name="ce54">
            <text:p>1,956</text:p>
          </table:table-cell>
          <table:table-cell office:value-type="float" office:value="5675" table:style-name="ce18">
            <text:p>5,675</text:p>
          </table:table-cell>
          <table:table-cell office:value-type="float" office:value="3009" table:style-name="ce18">
            <text:p>3,009</text:p>
          </table:table-cell>
          <table:table-cell office:value-type="float" office:value="2666" table:style-name="ce17">
            <text:p>2,666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屏東縣</text:p>
          </table:table-cell>
          <table:table-cell office:value-type="float" office:value="285583" table:style-name="ce72">
            <text:p>285,583</text:p>
          </table:table-cell>
          <table:table-cell office:value-type="float" office:value="837048" table:style-name="ce80">
            <text:p>837,048</text:p>
          </table:table-cell>
          <table:table-cell office:value-type="float" office:value="428461" table:style-name="ce80">
            <text:p>428,461</text:p>
          </table:table-cell>
          <table:table-cell office:value-type="float" office:value="408587" table:style-name="ce74">
            <text:p>408,5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3912" table:style-name="ce53">
            <text:p>73,912</text:p>
          </table:table-cell>
          <table:table-cell office:value-type="float" office:value="201830" table:style-name="ce11">
            <text:p>201,830</text:p>
          </table:table-cell>
          <table:table-cell office:value-type="float" office:value="100050" table:style-name="ce11">
            <text:p>100,050</text:p>
          </table:table-cell>
          <table:table-cell office:value-type="float" office:value="101780" table:style-name="ce10">
            <text:p>101,7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368" table:style-name="ce53">
            <text:p>19,368</text:p>
          </table:table-cell>
          <table:table-cell office:value-type="float" office:value="54841" table:style-name="ce11">
            <text:p>54,841</text:p>
          </table:table-cell>
          <table:table-cell office:value-type="float" office:value="27441" table:style-name="ce11">
            <text:p>27,441</text:p>
          </table:table-cell>
          <table:table-cell office:value-type="float" office:value="27400" table:style-name="ce10">
            <text:p>27,4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596" table:style-name="ce53">
            <text:p>16,596</text:p>
          </table:table-cell>
          <table:table-cell office:value-type="float" office:value="48193" table:style-name="ce11">
            <text:p>48,193</text:p>
          </table:table-cell>
          <table:table-cell office:value-type="float" office:value="24366" table:style-name="ce11">
            <text:p>24,366</text:p>
          </table:table-cell>
          <table:table-cell office:value-type="float" office:value="23827" table:style-name="ce10">
            <text:p>23,8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461" table:style-name="ce53">
            <text:p>11,461</text:p>
          </table:table-cell>
          <table:table-cell office:value-type="float" office:value="30761" table:style-name="ce11">
            <text:p>30,761</text:p>
          </table:table-cell>
          <table:table-cell office:value-type="float" office:value="15748" table:style-name="ce11">
            <text:p>15,748</text:p>
          </table:table-cell>
          <table:table-cell office:value-type="float" office:value="15013" table:style-name="ce10">
            <text:p>15,0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4875" table:style-name="ce53">
            <text:p>14,875</text:p>
          </table:table-cell>
          <table:table-cell office:value-type="float" office:value="51325" table:style-name="ce11">
            <text:p>51,325</text:p>
          </table:table-cell>
          <table:table-cell office:value-type="float" office:value="26564" table:style-name="ce11">
            <text:p>26,564</text:p>
          </table:table-cell>
          <table:table-cell office:value-type="float" office:value="24761" table:style-name="ce10">
            <text:p>24,7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075" table:style-name="ce53">
            <text:p>10,075</text:p>
          </table:table-cell>
          <table:table-cell office:value-type="float" office:value="30186" table:style-name="ce11">
            <text:p>30,186</text:p>
          </table:table-cell>
          <table:table-cell office:value-type="float" office:value="15721" table:style-name="ce11">
            <text:p>15,721</text:p>
          </table:table-cell>
          <table:table-cell office:value-type="float" office:value="14465" table:style-name="ce10">
            <text:p>14,4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780" table:style-name="ce53">
            <text:p>3,780</text:p>
          </table:table-cell>
          <table:table-cell office:value-type="float" office:value="11163" table:style-name="ce11">
            <text:p>11,163</text:p>
          </table:table-cell>
          <table:table-cell office:value-type="float" office:value="5797" table:style-name="ce11">
            <text:p>5,797</text:p>
          </table:table-cell>
          <table:table-cell office:value-type="float" office:value="5366" table:style-name="ce10">
            <text:p>5,3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6928" table:style-name="ce53">
            <text:p>6,928</text:p>
          </table:table-cell>
          <table:table-cell office:value-type="float" office:value="22067" table:style-name="ce11">
            <text:p>22,067</text:p>
          </table:table-cell>
          <table:table-cell office:value-type="float" office:value="11413" table:style-name="ce11">
            <text:p>11,413</text:p>
          </table:table-cell>
          <table:table-cell office:value-type="float" office:value="10654" table:style-name="ce10">
            <text:p>10,6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188" table:style-name="ce53">
            <text:p>8,188</text:p>
          </table:table-cell>
          <table:table-cell office:value-type="float" office:value="27087" table:style-name="ce11">
            <text:p>27,087</text:p>
          </table:table-cell>
          <table:table-cell office:value-type="float" office:value="13771" table:style-name="ce11">
            <text:p>13,771</text:p>
          </table:table-cell>
          <table:table-cell office:value-type="float" office:value="13316" table:style-name="ce10">
            <text:p>13,3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54" table:style-name="ce53">
            <text:p>7,854</text:p>
          </table:table-cell>
          <table:table-cell office:value-type="float" office:value="26225" table:style-name="ce11">
            <text:p>26,225</text:p>
          </table:table-cell>
          <table:table-cell office:value-type="float" office:value="13631" table:style-name="ce11">
            <text:p>13,631</text:p>
          </table:table-cell>
          <table:table-cell office:value-type="float" office:value="12594" table:style-name="ce10">
            <text:p>12,5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327" table:style-name="ce53">
            <text:p>9,327</text:p>
          </table:table-cell>
          <table:table-cell office:value-type="float" office:value="24898" table:style-name="ce11">
            <text:p>24,898</text:p>
          </table:table-cell>
          <table:table-cell office:value-type="float" office:value="13246" table:style-name="ce11">
            <text:p>13,246</text:p>
          </table:table-cell>
          <table:table-cell office:value-type="float" office:value="11652" table:style-name="ce10">
            <text:p>11,6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00" table:style-name="ce53">
            <text:p>6,500</text:p>
          </table:table-cell>
          <table:table-cell office:value-type="float" office:value="20649" table:style-name="ce11">
            <text:p>20,649</text:p>
          </table:table-cell>
          <table:table-cell office:value-type="float" office:value="10797" table:style-name="ce11">
            <text:p>10,797</text:p>
          </table:table-cell>
          <table:table-cell office:value-type="float" office:value="9852" table:style-name="ce10">
            <text:p>9,8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558" table:style-name="ce53">
            <text:p>18,558</text:p>
          </table:table-cell>
          <table:table-cell office:value-type="float" office:value="55261" table:style-name="ce11">
            <text:p>55,261</text:p>
          </table:table-cell>
          <table:table-cell office:value-type="float" office:value="28582" table:style-name="ce11">
            <text:p>28,582</text:p>
          </table:table-cell>
          <table:table-cell office:value-type="float" office:value="26679" table:style-name="ce10">
            <text:p>26,6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56" table:style-name="ce53">
            <text:p>5,656</text:p>
          </table:table-cell>
          <table:table-cell office:value-type="float" office:value="17423" table:style-name="ce11">
            <text:p>17,423</text:p>
          </table:table-cell>
          <table:table-cell office:value-type="float" office:value="9228" table:style-name="ce11">
            <text:p>9,228</text:p>
          </table:table-cell>
          <table:table-cell office:value-type="float" office:value="8195" table:style-name="ce10">
            <text:p>8,1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31" table:style-name="ce53">
            <text:p>3,431</text:p>
          </table:table-cell>
          <table:table-cell office:value-type="float" office:value="9966" table:style-name="ce11">
            <text:p>9,966</text:p>
          </table:table-cell>
          <table:table-cell office:value-type="float" office:value="5299" table:style-name="ce11">
            <text:p>5,299</text:p>
          </table:table-cell>
          <table:table-cell office:value-type="float" office:value="4667" table:style-name="ce10">
            <text:p>4,6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26" table:style-name="ce53">
            <text:p>8,526</text:p>
          </table:table-cell>
          <table:table-cell office:value-type="float" office:value="24880" table:style-name="ce11">
            <text:p>24,880</text:p>
          </table:table-cell>
          <table:table-cell office:value-type="float" office:value="13052" table:style-name="ce11">
            <text:p>13,052</text:p>
          </table:table-cell>
          <table:table-cell office:value-type="float" office:value="11828" table:style-name="ce10">
            <text:p>11,8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772" table:style-name="ce53">
            <text:p>11,772</text:p>
          </table:table-cell>
          <table:table-cell office:value-type="float" office:value="35785" table:style-name="ce11">
            <text:p>35,785</text:p>
          </table:table-cell>
          <table:table-cell office:value-type="float" office:value="18540" table:style-name="ce11">
            <text:p>18,540</text:p>
          </table:table-cell>
          <table:table-cell office:value-type="float" office:value="17245" table:style-name="ce10">
            <text:p>17,2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469" table:style-name="ce53">
            <text:p>4,469</text:p>
          </table:table-cell>
          <table:table-cell office:value-type="float" office:value="15898" table:style-name="ce11">
            <text:p>15,898</text:p>
          </table:table-cell>
          <table:table-cell office:value-type="float" office:value="8072" table:style-name="ce11">
            <text:p>8,072</text:p>
          </table:table-cell>
          <table:table-cell office:value-type="float" office:value="7826" table:style-name="ce10">
            <text:p>7,8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800" table:style-name="ce53">
            <text:p>6,800</text:p>
          </table:table-cell>
          <table:table-cell office:value-type="float" office:value="18431" table:style-name="ce11">
            <text:p>18,431</text:p>
          </table:table-cell>
          <table:table-cell office:value-type="float" office:value="9449" table:style-name="ce11">
            <text:p>9,449</text:p>
          </table:table-cell>
          <table:table-cell office:value-type="float" office:value="8982" table:style-name="ce10">
            <text:p>8,9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16" table:style-name="ce53">
            <text:p>3,716</text:p>
          </table:table-cell>
          <table:table-cell office:value-type="float" office:value="10847" table:style-name="ce11">
            <text:p>10,847</text:p>
          </table:table-cell>
          <table:table-cell office:value-type="float" office:value="5558" table:style-name="ce11">
            <text:p>5,558</text:p>
          </table:table-cell>
          <table:table-cell office:value-type="float" office:value="5289" table:style-name="ce10">
            <text:p>5,2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82" table:style-name="ce53">
            <text:p>6,982</text:p>
          </table:table-cell>
          <table:table-cell office:value-type="float" office:value="19721" table:style-name="ce11">
            <text:p>19,721</text:p>
          </table:table-cell>
          <table:table-cell office:value-type="float" office:value="10250" table:style-name="ce11">
            <text:p>10,250</text:p>
          </table:table-cell>
          <table:table-cell office:value-type="float" office:value="9471" table:style-name="ce10">
            <text:p>9,4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427" table:style-name="ce53">
            <text:p>4,427</text:p>
          </table:table-cell>
          <table:table-cell office:value-type="float" office:value="12427" table:style-name="ce11">
            <text:p>12,427</text:p>
          </table:table-cell>
          <table:table-cell office:value-type="float" office:value="6843" table:style-name="ce11">
            <text:p>6,843</text:p>
          </table:table-cell>
          <table:table-cell office:value-type="float" office:value="5584" table:style-name="ce10">
            <text:p>5,5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82" table:style-name="ce53">
            <text:p>3,482</text:p>
          </table:table-cell>
          <table:table-cell office:value-type="float" office:value="8820" table:style-name="ce11">
            <text:p>8,820</text:p>
          </table:table-cell>
          <table:table-cell office:value-type="float" office:value="4747" table:style-name="ce11">
            <text:p>4,747</text:p>
          </table:table-cell>
          <table:table-cell office:value-type="float" office:value="4073" table:style-name="ce10">
            <text:p>4,0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22" table:style-name="ce53">
            <text:p>3,022</text:p>
          </table:table-cell>
          <table:table-cell office:value-type="float" office:value="7884" table:style-name="ce11">
            <text:p>7,884</text:p>
          </table:table-cell>
          <table:table-cell office:value-type="float" office:value="4313" table:style-name="ce11">
            <text:p>4,313</text:p>
          </table:table-cell>
          <table:table-cell office:value-type="float" office:value="3571" table:style-name="ce10">
            <text:p>3,5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119" table:style-name="ce53">
            <text:p>2,119</text:p>
          </table:table-cell>
          <table:table-cell office:value-type="float" office:value="5528" table:style-name="ce11">
            <text:p>5,528</text:p>
          </table:table-cell>
          <table:table-cell office:value-type="float" office:value="2940" table:style-name="ce11">
            <text:p>2,940</text:p>
          </table:table-cell>
          <table:table-cell office:value-type="float" office:value="2588" table:style-name="ce10">
            <text:p>2,5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三地門鄉</text:p>
          </table:table-cell>
          <table:table-cell office:value-type="float" office:value="2304" table:style-name="ce53">
            <text:p>2,304</text:p>
          </table:table-cell>
          <table:table-cell office:value-type="float" office:value="7664" table:style-name="ce11">
            <text:p>7,664</text:p>
          </table:table-cell>
          <table:table-cell office:value-type="float" office:value="3862" table:style-name="ce11">
            <text:p>3,862</text:p>
          </table:table-cell>
          <table:table-cell office:value-type="float" office:value="3802" table:style-name="ce10">
            <text:p>3,8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霧臺鄉</text:p>
          </table:table-cell>
          <table:table-cell office:value-type="float" office:value="1054" table:style-name="ce53">
            <text:p>1,054</text:p>
          </table:table-cell>
          <table:table-cell office:value-type="float" office:value="3283" table:style-name="ce11">
            <text:p>3,283</text:p>
          </table:table-cell>
          <table:table-cell office:value-type="float" office:value="1686" table:style-name="ce11">
            <text:p>1,686</text:p>
          </table:table-cell>
          <table:table-cell office:value-type="float" office:value="1597" table:style-name="ce10">
            <text:p>1,5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瑪家鄉</text:p>
          </table:table-cell>
          <table:table-cell office:value-type="float" office:value="2044" table:style-name="ce53">
            <text:p>2,044</text:p>
          </table:table-cell>
          <table:table-cell office:value-type="float" office:value="6762" table:style-name="ce11">
            <text:p>6,762</text:p>
          </table:table-cell>
          <table:table-cell office:value-type="float" office:value="3453" table:style-name="ce11">
            <text:p>3,453</text:p>
          </table:table-cell>
          <table:table-cell office:value-type="float" office:value="3309" table:style-name="ce10">
            <text:p>3,30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泰武鄉</text:p>
          </table:table-cell>
          <table:table-cell office:value-type="float" office:value="1328" table:style-name="ce53">
            <text:p>1,328</text:p>
          </table:table-cell>
          <table:table-cell office:value-type="float" office:value="5247" table:style-name="ce11">
            <text:p>5,247</text:p>
          </table:table-cell>
          <table:table-cell office:value-type="float" office:value="2755" table:style-name="ce11">
            <text:p>2,755</text:p>
          </table:table-cell>
          <table:table-cell office:value-type="float" office:value="2492" table:style-name="ce10">
            <text:p>2,4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來義鄉</text:p>
          </table:table-cell>
          <table:table-cell office:value-type="float" office:value="2235" table:style-name="ce53">
            <text:p>2,235</text:p>
          </table:table-cell>
          <table:table-cell office:value-type="float" office:value="7499" table:style-name="ce11">
            <text:p>7,499</text:p>
          </table:table-cell>
          <table:table-cell office:value-type="float" office:value="3818" table:style-name="ce11">
            <text:p>3,818</text:p>
          </table:table-cell>
          <table:table-cell office:value-type="float" office:value="3681" table:style-name="ce10">
            <text:p>3,6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春日鄉</text:p>
          </table:table-cell>
          <table:table-cell office:value-type="float" office:value="1365" table:style-name="ce53">
            <text:p>1,365</text:p>
          </table:table-cell>
          <table:table-cell office:value-type="float" office:value="4828" table:style-name="ce11">
            <text:p>4,828</text:p>
          </table:table-cell>
          <table:table-cell office:value-type="float" office:value="2490" table:style-name="ce11">
            <text:p>2,490</text:p>
          </table:table-cell>
          <table:table-cell office:value-type="float" office:value="2338" table:style-name="ce10">
            <text:p>2,3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獅子鄉</text:p>
          </table:table-cell>
          <table:table-cell office:value-type="float" office:value="1538" table:style-name="ce53">
            <text:p>1,538</text:p>
          </table:table-cell>
          <table:table-cell office:value-type="float" office:value="4820" table:style-name="ce11">
            <text:p>4,820</text:p>
          </table:table-cell>
          <table:table-cell office:value-type="float" office:value="2493" table:style-name="ce11">
            <text:p>2,493</text:p>
          </table:table-cell>
          <table:table-cell office:value-type="float" office:value="2327" table:style-name="ce10">
            <text:p>2,32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牡丹鄉</text:p>
          </table:table-cell>
          <table:table-cell office:value-type="float" office:value="1891" table:style-name="ce54">
            <text:p>1,891</text:p>
          </table:table-cell>
          <table:table-cell office:value-type="float" office:value="4849" table:style-name="ce18">
            <text:p>4,849</text:p>
          </table:table-cell>
          <table:table-cell office:value-type="float" office:value="2486" table:style-name="ce18">
            <text:p>2,486</text:p>
          </table:table-cell>
          <table:table-cell office:value-type="float" office:value="2363" table:style-name="ce17">
            <text:p>2,363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5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9">
            <text:p>臺東縣</text:p>
          </table:table-cell>
          <table:table-cell office:value-type="float" office:value="82531" table:style-name="ce72">
            <text:p>82,531</text:p>
          </table:table-cell>
          <table:table-cell office:value-type="float" office:value="221199" table:style-name="ce80">
            <text:p>221,199</text:p>
          </table:table-cell>
          <table:table-cell office:value-type="float" office:value="114445" table:style-name="ce80">
            <text:p>114,445</text:p>
          </table:table-cell>
          <table:table-cell office:value-type="float" office:value="106754" table:style-name="ce74">
            <text:p>106,7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39458" table:style-name="ce53">
            <text:p>39,458</text:p>
          </table:table-cell>
          <table:table-cell office:value-type="float" office:value="106468" table:style-name="ce11">
            <text:p>106,468</text:p>
          </table:table-cell>
          <table:table-cell office:value-type="float" office:value="53424" table:style-name="ce11">
            <text:p>53,424</text:p>
          </table:table-cell>
          <table:table-cell office:value-type="float" office:value="53044" table:style-name="ce10">
            <text:p>53,0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414" table:style-name="ce53">
            <text:p>5,414</text:p>
          </table:table-cell>
          <table:table-cell office:value-type="float" office:value="14484" table:style-name="ce11">
            <text:p>14,484</text:p>
          </table:table-cell>
          <table:table-cell office:value-type="float" office:value="7660" table:style-name="ce11">
            <text:p>7,660</text:p>
          </table:table-cell>
          <table:table-cell office:value-type="float" office:value="6824" table:style-name="ce10">
            <text:p>6,8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07" table:style-name="ce53">
            <text:p>3,207</text:p>
          </table:table-cell>
          <table:table-cell office:value-type="float" office:value="8847" table:style-name="ce11">
            <text:p>8,847</text:p>
          </table:table-cell>
          <table:table-cell office:value-type="float" office:value="4636" table:style-name="ce11">
            <text:p>4,636</text:p>
          </table:table-cell>
          <table:table-cell office:value-type="float" office:value="4211" table:style-name="ce10">
            <text:p>4,2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681" table:style-name="ce53">
            <text:p>6,681</text:p>
          </table:table-cell>
          <table:table-cell office:value-type="float" office:value="17457" table:style-name="ce11">
            <text:p>17,457</text:p>
          </table:table-cell>
          <table:table-cell office:value-type="float" office:value="9236" table:style-name="ce11">
            <text:p>9,236</text:p>
          </table:table-cell>
          <table:table-cell office:value-type="float" office:value="8221" table:style-name="ce10">
            <text:p>8,2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511" table:style-name="ce53">
            <text:p>2,511</text:p>
          </table:table-cell>
          <table:table-cell office:value-type="float" office:value="6225" table:style-name="ce11">
            <text:p>6,225</text:p>
          </table:table-cell>
          <table:table-cell office:value-type="float" office:value="3249" table:style-name="ce11">
            <text:p>3,249</text:p>
          </table:table-cell>
          <table:table-cell office:value-type="float" office:value="2976" table:style-name="ce10">
            <text:p>2,9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659" table:style-name="ce53">
            <text:p>4,659</text:p>
          </table:table-cell>
          <table:table-cell office:value-type="float" office:value="11328" table:style-name="ce11">
            <text:p>11,328</text:p>
          </table:table-cell>
          <table:table-cell office:value-type="float" office:value="6033" table:style-name="ce11">
            <text:p>6,033</text:p>
          </table:table-cell>
          <table:table-cell office:value-type="float" office:value="5295" table:style-name="ce10">
            <text:p>5,2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76" table:style-name="ce53">
            <text:p>3,776</text:p>
          </table:table-cell>
          <table:table-cell office:value-type="float" office:value="8734" table:style-name="ce11">
            <text:p>8,734</text:p>
          </table:table-cell>
          <table:table-cell office:value-type="float" office:value="4816" table:style-name="ce11">
            <text:p>4,816</text:p>
          </table:table-cell>
          <table:table-cell office:value-type="float" office:value="3918" table:style-name="ce10">
            <text:p>3,9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16" table:style-name="ce53">
            <text:p>2,916</text:p>
          </table:table-cell>
          <table:table-cell office:value-type="float" office:value="7431" table:style-name="ce11">
            <text:p>7,431</text:p>
          </table:table-cell>
          <table:table-cell office:value-type="float" office:value="4210" table:style-name="ce11">
            <text:p>4,210</text:p>
          </table:table-cell>
          <table:table-cell office:value-type="float" office:value="3221" table:style-name="ce10">
            <text:p>3,2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61" table:style-name="ce53">
            <text:p>3,061</text:p>
          </table:table-cell>
          <table:table-cell office:value-type="float" office:value="8044" table:style-name="ce11">
            <text:p>8,044</text:p>
          </table:table-cell>
          <table:table-cell office:value-type="float" office:value="4297" table:style-name="ce11">
            <text:p>4,297</text:p>
          </table:table-cell>
          <table:table-cell office:value-type="float" office:value="3747" table:style-name="ce10">
            <text:p>3,7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228" table:style-name="ce53">
            <text:p>3,228</text:p>
          </table:table-cell>
          <table:table-cell office:value-type="float" office:value="8403" table:style-name="ce11">
            <text:p>8,403</text:p>
          </table:table-cell>
          <table:table-cell office:value-type="float" office:value="4390" table:style-name="ce11">
            <text:p>4,390</text:p>
          </table:table-cell>
          <table:table-cell office:value-type="float" office:value="4013" table:style-name="ce10">
            <text:p>4,0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04" table:style-name="ce53">
            <text:p>1,104</text:p>
          </table:table-cell>
          <table:table-cell office:value-type="float" office:value="3733" table:style-name="ce11">
            <text:p>3,733</text:p>
          </table:table-cell>
          <table:table-cell office:value-type="float" office:value="1948" table:style-name="ce11">
            <text:p>1,948</text:p>
          </table:table-cell>
          <table:table-cell office:value-type="float" office:value="1785" table:style-name="ce10">
            <text:p>1,7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延平鄉</text:p>
          </table:table-cell>
          <table:table-cell office:value-type="float" office:value="1060" table:style-name="ce53">
            <text:p>1,060</text:p>
          </table:table-cell>
          <table:table-cell office:value-type="float" office:value="3523" table:style-name="ce11">
            <text:p>3,523</text:p>
          </table:table-cell>
          <table:table-cell office:value-type="float" office:value="1896" table:style-name="ce11">
            <text:p>1,896</text:p>
          </table:table-cell>
          <table:table-cell office:value-type="float" office:value="1627" table:style-name="ce10">
            <text:p>1,6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海端鄉</text:p>
          </table:table-cell>
          <table:table-cell office:value-type="float" office:value="1091" table:style-name="ce53">
            <text:p>1,091</text:p>
          </table:table-cell>
          <table:table-cell office:value-type="float" office:value="4286" table:style-name="ce11">
            <text:p>4,286</text:p>
          </table:table-cell>
          <table:table-cell office:value-type="float" office:value="2288" table:style-name="ce11">
            <text:p>2,288</text:p>
          </table:table-cell>
          <table:table-cell office:value-type="float" office:value="1998" table:style-name="ce10">
            <text:p>1,9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達仁鄉</text:p>
          </table:table-cell>
          <table:table-cell office:value-type="float" office:value="1447" table:style-name="ce53">
            <text:p>1,447</text:p>
          </table:table-cell>
          <table:table-cell office:value-type="float" office:value="3560" table:style-name="ce11">
            <text:p>3,560</text:p>
          </table:table-cell>
          <table:table-cell office:value-type="float" office:value="1940" table:style-name="ce11">
            <text:p>1,940</text:p>
          </table:table-cell>
          <table:table-cell office:value-type="float" office:value="1620" table:style-name="ce10">
            <text:p>1,6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金峰鄉</text:p>
          </table:table-cell>
          <table:table-cell office:value-type="float" office:value="1113" table:style-name="ce53">
            <text:p>1,113</text:p>
          </table:table-cell>
          <table:table-cell office:value-type="float" office:value="3596" table:style-name="ce11">
            <text:p>3,596</text:p>
          </table:table-cell>
          <table:table-cell office:value-type="float" office:value="1853" table:style-name="ce11">
            <text:p>1,853</text:p>
          </table:table-cell>
          <table:table-cell office:value-type="float" office:value="1743" table:style-name="ce10">
            <text:p>1,74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蘭嶼鄉</text:p>
          </table:table-cell>
          <table:table-cell office:value-type="float" office:value="1805" table:style-name="ce54">
            <text:p>1,805</text:p>
          </table:table-cell>
          <table:table-cell office:value-type="float" office:value="5080" table:style-name="ce18">
            <text:p>5,080</text:p>
          </table:table-cell>
          <table:table-cell office:value-type="float" office:value="2569" table:style-name="ce18">
            <text:p>2,569</text:p>
          </table:table-cell>
          <table:table-cell office:value-type="float" office:value="2511" table:style-name="ce17">
            <text:p>2,511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花蓮縣</text:p>
          </table:table-cell>
          <table:table-cell office:value-type="float" office:value="125167" table:style-name="ce72">
            <text:p>125,167</text:p>
          </table:table-cell>
          <table:table-cell office:value-type="float" office:value="331223" table:style-name="ce80">
            <text:p>331,223</text:p>
          </table:table-cell>
          <table:table-cell office:value-type="float" office:value="168636" table:style-name="ce80">
            <text:p>168,636</text:p>
          </table:table-cell>
          <table:table-cell office:value-type="float" office:value="162587" table:style-name="ce74">
            <text:p>162,5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452" table:style-name="ce53">
            <text:p>41,452</text:p>
          </table:table-cell>
          <table:table-cell office:value-type="float" office:value="105235" table:style-name="ce11">
            <text:p>105,235</text:p>
          </table:table-cell>
          <table:table-cell office:value-type="float" office:value="50905" table:style-name="ce11">
            <text:p>50,905</text:p>
          </table:table-cell>
          <table:table-cell office:value-type="float" office:value="54330" table:style-name="ce10">
            <text:p>54,3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403" table:style-name="ce53">
            <text:p>4,403</text:p>
          </table:table-cell>
          <table:table-cell office:value-type="float" office:value="11036" table:style-name="ce11">
            <text:p>11,036</text:p>
          </table:table-cell>
          <table:table-cell office:value-type="float" office:value="5753" table:style-name="ce11">
            <text:p>5,753</text:p>
          </table:table-cell>
          <table:table-cell office:value-type="float" office:value="5283" table:style-name="ce10">
            <text:p>5,2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91" table:style-name="ce53">
            <text:p>8,891</text:p>
          </table:table-cell>
          <table:table-cell office:value-type="float" office:value="24789" table:style-name="ce11">
            <text:p>24,789</text:p>
          </table:table-cell>
          <table:table-cell office:value-type="float" office:value="13232" table:style-name="ce11">
            <text:p>13,232</text:p>
          </table:table-cell>
          <table:table-cell office:value-type="float" office:value="11557" table:style-name="ce10">
            <text:p>11,5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666" table:style-name="ce53">
            <text:p>7,666</text:p>
          </table:table-cell>
          <table:table-cell office:value-type="float" office:value="20252" table:style-name="ce11">
            <text:p>20,252</text:p>
          </table:table-cell>
          <table:table-cell office:value-type="float" office:value="10432" table:style-name="ce11">
            <text:p>10,432</text:p>
          </table:table-cell>
          <table:table-cell office:value-type="float" office:value="9820" table:style-name="ce10">
            <text:p>9,8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1664" table:style-name="ce53">
            <text:p>31,664</text:p>
          </table:table-cell>
          <table:table-cell office:value-type="float" office:value="83572" table:style-name="ce11">
            <text:p>83,572</text:p>
          </table:table-cell>
          <table:table-cell office:value-type="float" office:value="42253" table:style-name="ce11">
            <text:p>42,253</text:p>
          </table:table-cell>
          <table:table-cell office:value-type="float" office:value="41319" table:style-name="ce10">
            <text:p>41,3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077" table:style-name="ce53">
            <text:p>7,077</text:p>
          </table:table-cell>
          <table:table-cell office:value-type="float" office:value="18118" table:style-name="ce11">
            <text:p>18,118</text:p>
          </table:table-cell>
          <table:table-cell office:value-type="float" office:value="9651" table:style-name="ce11">
            <text:p>9,651</text:p>
          </table:table-cell>
          <table:table-cell office:value-type="float" office:value="8467" table:style-name="ce10">
            <text:p>8,4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28" table:style-name="ce53">
            <text:p>5,028</text:p>
          </table:table-cell>
          <table:table-cell office:value-type="float" office:value="13086" table:style-name="ce11">
            <text:p>13,086</text:p>
          </table:table-cell>
          <table:table-cell office:value-type="float" office:value="6961" table:style-name="ce11">
            <text:p>6,961</text:p>
          </table:table-cell>
          <table:table-cell office:value-type="float" office:value="6125" table:style-name="ce10">
            <text:p>6,1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21" table:style-name="ce53">
            <text:p>1,721</text:p>
          </table:table-cell>
          <table:table-cell office:value-type="float" office:value="4461" table:style-name="ce11">
            <text:p>4,461</text:p>
          </table:table-cell>
          <table:table-cell office:value-type="float" office:value="2485" table:style-name="ce11">
            <text:p>2,485</text:p>
          </table:table-cell>
          <table:table-cell office:value-type="float" office:value="1976" table:style-name="ce10">
            <text:p>1,9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17" table:style-name="ce53">
            <text:p>4,717</text:p>
          </table:table-cell>
          <table:table-cell office:value-type="float" office:value="11799" table:style-name="ce11">
            <text:p>11,799</text:p>
          </table:table-cell>
          <table:table-cell office:value-type="float" office:value="6369" table:style-name="ce11">
            <text:p>6,369</text:p>
          </table:table-cell>
          <table:table-cell office:value-type="float" office:value="5430" table:style-name="ce10">
            <text:p>5,4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05" table:style-name="ce53">
            <text:p>4,005</text:p>
          </table:table-cell>
          <table:table-cell office:value-type="float" office:value="10583" table:style-name="ce11">
            <text:p>10,583</text:p>
          </table:table-cell>
          <table:table-cell office:value-type="float" office:value="5754" table:style-name="ce11">
            <text:p>5,754</text:p>
          </table:table-cell>
          <table:table-cell office:value-type="float" office:value="4829" table:style-name="ce10">
            <text:p>4,82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秀林鄉</text:p>
          </table:table-cell>
          <table:table-cell office:value-type="float" office:value="4773" table:style-name="ce53">
            <text:p>4,773</text:p>
          </table:table-cell>
          <table:table-cell office:value-type="float" office:value="15806" table:style-name="ce11">
            <text:p>15,806</text:p>
          </table:table-cell>
          <table:table-cell office:value-type="float" office:value="8143" table:style-name="ce11">
            <text:p>8,143</text:p>
          </table:table-cell>
          <table:table-cell office:value-type="float" office:value="7663" table:style-name="ce10">
            <text:p>7,66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萬榮鄉</text:p>
          </table:table-cell>
          <table:table-cell office:value-type="float" office:value="2086" table:style-name="ce53">
            <text:p>2,086</text:p>
          </table:table-cell>
          <table:table-cell office:value-type="float" office:value="6444" table:style-name="ce11">
            <text:p>6,444</text:p>
          </table:table-cell>
          <table:table-cell office:value-type="float" office:value="3397" table:style-name="ce11">
            <text:p>3,397</text:p>
          </table:table-cell>
          <table:table-cell office:value-type="float" office:value="3047" table:style-name="ce10">
            <text:p>3,04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卓溪鄉</text:p>
          </table:table-cell>
          <table:table-cell office:value-type="float" office:value="1684" table:style-name="ce54">
            <text:p>1,684</text:p>
          </table:table-cell>
          <table:table-cell office:value-type="float" office:value="6042" table:style-name="ce18">
            <text:p>6,042</text:p>
          </table:table-cell>
          <table:table-cell office:value-type="float" office:value="3301" table:style-name="ce18">
            <text:p>3,301</text:p>
          </table:table-cell>
          <table:table-cell office:value-type="float" office:value="2741" table:style-name="ce17">
            <text:p>2,741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7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澎湖縣</text:p>
          </table:table-cell>
          <table:table-cell office:value-type="float" office:value="39040" table:style-name="ce72">
            <text:p>39,040</text:p>
          </table:table-cell>
          <table:table-cell office:value-type="float" office:value="102880" table:style-name="ce80">
            <text:p>102,880</text:p>
          </table:table-cell>
          <table:table-cell office:value-type="float" office:value="52960" table:style-name="ce80">
            <text:p>52,960</text:p>
          </table:table-cell>
          <table:table-cell office:value-type="float" office:value="49920" table:style-name="ce74">
            <text:p>49,9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3856" table:style-name="ce53">
            <text:p>23,856</text:p>
          </table:table-cell>
          <table:table-cell office:value-type="float" office:value="61446" table:style-name="ce11">
            <text:p>61,446</text:p>
          </table:table-cell>
          <table:table-cell office:value-type="float" office:value="31232" table:style-name="ce11">
            <text:p>31,232</text:p>
          </table:table-cell>
          <table:table-cell office:value-type="float" office:value="30214" table:style-name="ce10">
            <text:p>30,2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475" table:style-name="ce53">
            <text:p>5,475</text:p>
          </table:table-cell>
          <table:table-cell office:value-type="float" office:value="14404" table:style-name="ce11">
            <text:p>14,404</text:p>
          </table:table-cell>
          <table:table-cell office:value-type="float" office:value="7595" table:style-name="ce11">
            <text:p>7,595</text:p>
          </table:table-cell>
          <table:table-cell office:value-type="float" office:value="6809" table:style-name="ce10">
            <text:p>6,8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375" table:style-name="ce53">
            <text:p>3,375</text:p>
          </table:table-cell>
          <table:table-cell office:value-type="float" office:value="9757" table:style-name="ce11">
            <text:p>9,757</text:p>
          </table:table-cell>
          <table:table-cell office:value-type="float" office:value="5106" table:style-name="ce11">
            <text:p>5,106</text:p>
          </table:table-cell>
          <table:table-cell office:value-type="float" office:value="4651" table:style-name="ce10">
            <text:p>4,6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2963" table:style-name="ce53">
            <text:p>2,963</text:p>
          </table:table-cell>
          <table:table-cell office:value-type="float" office:value="8396" table:style-name="ce11">
            <text:p>8,396</text:p>
          </table:table-cell>
          <table:table-cell office:value-type="float" office:value="4330" table:style-name="ce11">
            <text:p>4,330</text:p>
          </table:table-cell>
          <table:table-cell office:value-type="float" office:value="4066" table:style-name="ce10">
            <text:p>4,0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14" table:style-name="ce53">
            <text:p>2,014</text:p>
          </table:table-cell>
          <table:table-cell office:value-type="float" office:value="5142" table:style-name="ce11">
            <text:p>5,142</text:p>
          </table:table-cell>
          <table:table-cell office:value-type="float" office:value="2753" table:style-name="ce11">
            <text:p>2,753</text:p>
          </table:table-cell>
          <table:table-cell office:value-type="float" office:value="2389" table:style-name="ce10">
            <text:p>2,38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57" table:style-name="ce54">
            <text:p>1,357</text:p>
          </table:table-cell>
          <table:table-cell office:value-type="float" office:value="3735" table:style-name="ce18">
            <text:p>3,735</text:p>
          </table:table-cell>
          <table:table-cell office:value-type="float" office:value="1944" table:style-name="ce18">
            <text:p>1,944</text:p>
          </table:table-cell>
          <table:table-cell office:value-type="float" office:value="1791" table:style-name="ce17">
            <text:p>1,79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4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基隆市</text:p>
          </table:table-cell>
          <table:table-cell office:value-type="float" office:value="151636" table:style-name="ce72">
            <text:p>151,636</text:p>
          </table:table-cell>
          <table:table-cell office:value-type="float" office:value="372019" table:style-name="ce80">
            <text:p>372,019</text:p>
          </table:table-cell>
          <table:table-cell office:value-type="float" office:value="186560" table:style-name="ce80">
            <text:p>186,560</text:p>
          </table:table-cell>
          <table:table-cell office:value-type="float" office:value="185459" table:style-name="ce74">
            <text:p>185,459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正區</text:p>
          </table:table-cell>
          <table:table-cell office:value-type="float" office:value="22530" table:style-name="ce53">
            <text:p>22,530</text:p>
          </table:table-cell>
          <table:table-cell office:value-type="float" office:value="52526" table:style-name="ce11">
            <text:p>52,526</text:p>
          </table:table-cell>
          <table:table-cell office:value-type="float" office:value="26844" table:style-name="ce11">
            <text:p>26,844</text:p>
          </table:table-cell>
          <table:table-cell office:value-type="float" office:value="25682" table:style-name="ce10">
            <text:p>25,682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七堵區</text:p>
          </table:table-cell>
          <table:table-cell office:value-type="float" office:value="21205" table:style-name="ce53">
            <text:p>21,205</text:p>
          </table:table-cell>
          <table:table-cell office:value-type="float" office:value="54058" table:style-name="ce11">
            <text:p>54,058</text:p>
          </table:table-cell>
          <table:table-cell office:value-type="float" office:value="27251" table:style-name="ce11">
            <text:p>27,251</text:p>
          </table:table-cell>
          <table:table-cell office:value-type="float" office:value="26807" table:style-name="ce10">
            <text:p>26,807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暖暖區</text:p>
          </table:table-cell>
          <table:table-cell office:value-type="float" office:value="15494" table:style-name="ce53">
            <text:p>15,494</text:p>
          </table:table-cell>
          <table:table-cell office:value-type="float" office:value="38382" table:style-name="ce11">
            <text:p>38,382</text:p>
          </table:table-cell>
          <table:table-cell office:value-type="float" office:value="19314" table:style-name="ce11">
            <text:p>19,314</text:p>
          </table:table-cell>
          <table:table-cell office:value-type="float" office:value="19068" table:style-name="ce10">
            <text:p>19,068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仁愛區</text:p>
          </table:table-cell>
          <table:table-cell office:value-type="float" office:value="19290" table:style-name="ce53">
            <text:p>19,290</text:p>
          </table:table-cell>
          <table:table-cell office:value-type="float" office:value="45142" table:style-name="ce11">
            <text:p>45,142</text:p>
          </table:table-cell>
          <table:table-cell office:value-type="float" office:value="22302" table:style-name="ce11">
            <text:p>22,302</text:p>
          </table:table-cell>
          <table:table-cell office:value-type="float" office:value="22840" table:style-name="ce10">
            <text:p>22,840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山區</text:p>
          </table:table-cell>
          <table:table-cell office:value-type="float" office:value="19224" table:style-name="ce53">
            <text:p>19,224</text:p>
          </table:table-cell>
          <table:table-cell office:value-type="float" office:value="48194" table:style-name="ce11">
            <text:p>48,194</text:p>
          </table:table-cell>
          <table:table-cell office:value-type="float" office:value="24475" table:style-name="ce11">
            <text:p>24,475</text:p>
          </table:table-cell>
          <table:table-cell office:value-type="float" office:value="23719" table:style-name="ce10">
            <text:p>23,719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安樂區</text:p>
          </table:table-cell>
          <table:table-cell office:value-type="float" office:value="32829" table:style-name="ce53">
            <text:p>32,829</text:p>
          </table:table-cell>
          <table:table-cell office:value-type="float" office:value="81824" table:style-name="ce11">
            <text:p>81,824</text:p>
          </table:table-cell>
          <table:table-cell office:value-type="float" office:value="40571" table:style-name="ce11">
            <text:p>40,571</text:p>
          </table:table-cell>
          <table:table-cell office:value-type="float" office:value="41253" table:style-name="ce10">
            <text:p>41,25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信義區</text:p>
          </table:table-cell>
          <table:table-cell office:value-type="float" office:value="21064" table:style-name="ce54">
            <text:p>21,064</text:p>
          </table:table-cell>
          <table:table-cell office:value-type="float" office:value="51893" table:style-name="ce18">
            <text:p>51,893</text:p>
          </table:table-cell>
          <table:table-cell office:value-type="float" office:value="25803" table:style-name="ce18">
            <text:p>25,803</text:p>
          </table:table-cell>
          <table:table-cell office:value-type="float" office:value="26090" table:style-name="ce17">
            <text:p>26,090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新竹市</text:p>
          </table:table-cell>
          <table:table-cell office:value-type="float" office:value="159587" table:style-name="ce72">
            <text:p>159,587</text:p>
          </table:table-cell>
          <table:table-cell office:value-type="float" office:value="436220" table:style-name="ce80">
            <text:p>436,220</text:p>
          </table:table-cell>
          <table:table-cell office:value-type="float" office:value="215770" table:style-name="ce80">
            <text:p>215,770</text:p>
          </table:table-cell>
          <table:table-cell office:value-type="float" office:value="220450" table:style-name="ce74">
            <text:p>220,4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7352" table:style-name="ce53">
            <text:p>77,352</text:p>
          </table:table-cell>
          <table:table-cell office:value-type="float" office:value="209123" table:style-name="ce11">
            <text:p>209,123</text:p>
          </table:table-cell>
          <table:table-cell office:value-type="float" office:value="103079" table:style-name="ce11">
            <text:p>103,079</text:p>
          </table:table-cell>
          <table:table-cell office:value-type="float" office:value="106044" table:style-name="ce10">
            <text:p>106,0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5577" table:style-name="ce53">
            <text:p>55,577</text:p>
          </table:table-cell>
          <table:table-cell office:value-type="float" office:value="149761" table:style-name="ce11">
            <text:p>149,761</text:p>
          </table:table-cell>
          <table:table-cell office:value-type="float" office:value="73320" table:style-name="ce11">
            <text:p>73,320</text:p>
          </table:table-cell>
          <table:table-cell office:value-type="float" office:value="76441" table:style-name="ce10">
            <text:p>76,44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6658" table:style-name="ce54">
            <text:p>26,658</text:p>
          </table:table-cell>
          <table:table-cell office:value-type="float" office:value="77336" table:style-name="ce18">
            <text:p>77,336</text:p>
          </table:table-cell>
          <table:table-cell office:value-type="float" office:value="39371" table:style-name="ce18">
            <text:p>39,371</text:p>
          </table:table-cell>
          <table:table-cell office:value-type="float" office:value="37965" table:style-name="ce17">
            <text:p>37,965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嘉義市</text:p>
          </table:table-cell>
          <table:table-cell office:value-type="float" office:value="98851" table:style-name="ce72">
            <text:p>98,851</text:p>
          </table:table-cell>
          <table:table-cell office:value-type="float" office:value="269890" table:style-name="ce80">
            <text:p>269,890</text:p>
          </table:table-cell>
          <table:table-cell office:value-type="float" office:value="131488" table:style-name="ce80">
            <text:p>131,488</text:p>
          </table:table-cell>
          <table:table-cell office:value-type="float" office:value="138402" table:style-name="ce74">
            <text:p>138,4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379" table:style-name="ce53">
            <text:p>45,379</text:p>
          </table:table-cell>
          <table:table-cell office:value-type="float" office:value="122571" table:style-name="ce11">
            <text:p>122,571</text:p>
          </table:table-cell>
          <table:table-cell office:value-type="float" office:value="59251" table:style-name="ce11">
            <text:p>59,251</text:p>
          </table:table-cell>
          <table:table-cell office:value-type="float" office:value="63320" table:style-name="ce10">
            <text:p>63,32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3472" table:style-name="ce54">
            <text:p>53,472</text:p>
          </table:table-cell>
          <table:table-cell office:value-type="float" office:value="147319" table:style-name="ce18">
            <text:p>147,319</text:p>
          </table:table-cell>
          <table:table-cell office:value-type="float" office:value="72237" table:style-name="ce18">
            <text:p>72,237</text:p>
          </table:table-cell>
          <table:table-cell office:value-type="float" office:value="75082" table:style-name="ce17">
            <text:p>75,082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金門縣</text:p>
          </table:table-cell>
          <table:table-cell office:value-type="float" office:value="39106" table:style-name="ce72">
            <text:p>39,106</text:p>
          </table:table-cell>
          <table:table-cell office:value-type="float" office:value="134419" table:style-name="ce80">
            <text:p>134,419</text:p>
          </table:table-cell>
          <table:table-cell office:value-type="float" office:value="67225" table:style-name="ce80">
            <text:p>67,225</text:p>
          </table:table-cell>
          <table:table-cell office:value-type="float" office:value="67194" table:style-name="ce74">
            <text:p>67,1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2728" table:style-name="ce53">
            <text:p>12,728</text:p>
          </table:table-cell>
          <table:table-cell office:value-type="float" office:value="42607" table:style-name="ce11">
            <text:p>42,607</text:p>
          </table:table-cell>
          <table:table-cell office:value-type="float" office:value="21292" table:style-name="ce11">
            <text:p>21,292</text:p>
          </table:table-cell>
          <table:table-cell office:value-type="float" office:value="21315" table:style-name="ce10">
            <text:p>21,3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8696" table:style-name="ce53">
            <text:p>8,696</text:p>
          </table:table-cell>
          <table:table-cell office:value-type="float" office:value="28681" table:style-name="ce11">
            <text:p>28,681</text:p>
          </table:table-cell>
          <table:table-cell office:value-type="float" office:value="14453" table:style-name="ce11">
            <text:p>14,453</text:p>
          </table:table-cell>
          <table:table-cell office:value-type="float" office:value="14228" table:style-name="ce10">
            <text:p>14,2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226" table:style-name="ce53">
            <text:p>6,226</text:p>
          </table:table-cell>
          <table:table-cell office:value-type="float" office:value="20226" table:style-name="ce11">
            <text:p>20,226</text:p>
          </table:table-cell>
          <table:table-cell office:value-type="float" office:value="10000" table:style-name="ce11">
            <text:p>10,000</text:p>
          </table:table-cell>
          <table:table-cell office:value-type="float" office:value="10226" table:style-name="ce10">
            <text:p>10,2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8218" table:style-name="ce53">
            <text:p>8,218</text:p>
          </table:table-cell>
          <table:table-cell office:value-type="float" office:value="29723" table:style-name="ce11">
            <text:p>29,723</text:p>
          </table:table-cell>
          <table:table-cell office:value-type="float" office:value="14980" table:style-name="ce11">
            <text:p>14,980</text:p>
          </table:table-cell>
          <table:table-cell office:value-type="float" office:value="14743" table:style-name="ce10">
            <text:p>14,7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05" table:style-name="ce53">
            <text:p>3,105</text:p>
          </table:table-cell>
          <table:table-cell office:value-type="float" office:value="12521" table:style-name="ce11">
            <text:p>12,521</text:p>
          </table:table-cell>
          <table:table-cell office:value-type="float" office:value="6172" table:style-name="ce11">
            <text:p>6,172</text:p>
          </table:table-cell>
          <table:table-cell office:value-type="float" office:value="6349" table:style-name="ce10">
            <text:p>6,34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3" table:style-name="ce54">
            <text:p>133</text:p>
          </table:table-cell>
          <table:table-cell office:value-type="float" office:value="661" table:style-name="ce18">
            <text:p>661</text:p>
          </table:table-cell>
          <table:table-cell office:value-type="float" office:value="328" table:style-name="ce18">
            <text:p>328</text:p>
          </table:table-cell>
          <table:table-cell office:value-type="float" office:value="333" table:style-name="ce17">
            <text:p>333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9<text:span text:style-name="T2">月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連江縣</text:p>
          </table:table-cell>
          <table:table-cell office:value-type="float" office:value="2643" table:style-name="ce72">
            <text:p>2,643</text:p>
          </table:table-cell>
          <table:table-cell office:value-type="float" office:value="12586" table:style-name="ce80">
            <text:p>12,586</text:p>
          </table:table-cell>
          <table:table-cell office:value-type="float" office:value="7191" table:style-name="ce80">
            <text:p>7,191</text:p>
          </table:table-cell>
          <table:table-cell office:value-type="float" office:value="5395" table:style-name="ce74">
            <text:p>5,3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514" table:style-name="ce53">
            <text:p>1,514</text:p>
          </table:table-cell>
          <table:table-cell office:value-type="float" office:value="7395" table:style-name="ce11">
            <text:p>7,395</text:p>
          </table:table-cell>
          <table:table-cell office:value-type="float" office:value="4178" table:style-name="ce11">
            <text:p>4,178</text:p>
          </table:table-cell>
          <table:table-cell office:value-type="float" office:value="3217" table:style-name="ce10">
            <text:p>3,2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524" table:style-name="ce53">
            <text:p>524</text:p>
          </table:table-cell>
          <table:table-cell office:value-type="float" office:value="2340" table:style-name="ce11">
            <text:p>2,340</text:p>
          </table:table-cell>
          <table:table-cell office:value-type="float" office:value="1308" table:style-name="ce11">
            <text:p>1,308</text:p>
          </table:table-cell>
          <table:table-cell office:value-type="float" office:value="1032" table:style-name="ce10">
            <text:p>1,0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285" table:style-name="ce53">
            <text:p>285</text:p>
          </table:table-cell>
          <table:table-cell office:value-type="float" office:value="1562" table:style-name="ce11">
            <text:p>1,562</text:p>
          </table:table-cell>
          <table:table-cell office:value-type="float" office:value="934" table:style-name="ce11">
            <text:p>934</text:p>
          </table:table-cell>
          <table:table-cell office:value-type="float" office:value="628" table:style-name="ce10">
            <text:p>62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20" table:style-name="ce54">
            <text:p>320</text:p>
          </table:table-cell>
          <table:table-cell office:value-type="float" office:value="1289" table:style-name="ce18">
            <text:p>1,289</text:p>
          </table:table-cell>
          <table:table-cell office:value-type="float" office:value="771" table:style-name="ce18">
            <text:p>771</text:p>
          </table:table-cell>
          <table:table-cell office:value-type="float" office:value="518" table:style-name="ce17">
            <text:p>518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1998-03-06T04:37:15Z</meta:creation-date>
    <dc:date>2016-10-05T05:36:23Z</dc:date>
    <meta:print-date>2016-06-01T09:05:34Z</meta:print-date>
  </office:meta>
</office:document-meta>
</file>